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5" style:family="paragraph" style:parent-style-name="Standard">
      <style:paragraph-properties style:line-height-at-least="0.503cm"/>
      <style:text-properties fo:color="#d4d4d4" fo:background-color="#1f1f1f"/>
    </style:style>
    <style:style style:name="P6" style:family="paragraph" style:parent-style-name="Standard">
      <style:paragraph-properties fo:margin-top="0cm" fo:margin-bottom="0.499cm" style:line-height-at-least="0.503cm"/>
      <style:text-properties fo:color="#cccccc" style:font-name="Consolas" fo:font-size="10.5pt" fo:font-weight="normal" fo:background-color="#1f1f1f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10.5pt" fo:font-weight="normal"/>
    </style:style>
    <style:style style:name="T3" style:family="text">
      <style:text-properties fo:color="#808080" style:font-name="Consolas" fo:font-size="10.5pt" fo:font-weight="normal" fo:background-color="#1f1f1f"/>
    </style:style>
    <style:style style:name="T4" style:family="text">
      <style:text-properties fo:color="#569cd6"/>
    </style:style>
    <style:style style:name="T5" style:family="text">
      <style:text-properties fo:color="#569cd6" style:font-name="Consolas" fo:font-size="10.5pt" fo:font-weight="normal"/>
    </style:style>
    <style:style style:name="T6" style:family="text">
      <style:text-properties fo:color="#569cd6" style:font-name="Consolas" fo:font-size="10.5pt" fo:font-weight="normal" fo:background-color="#1f1f1f"/>
    </style:style>
    <style:style style:name="T7" style:family="text">
      <style:text-properties fo:color="#cccccc" style:font-name="Consolas" fo:font-size="10.5pt" fo:font-weight="normal" fo:background-color="#1f1f1f"/>
    </style:style>
    <style:style style:name="T8" style:family="text">
      <style:text-properties fo:color="#9cdcfe"/>
    </style:style>
    <style:style style:name="T9" style:family="text">
      <style:text-properties fo:color="#9cdcfe" style:font-name="Consolas" fo:font-size="10.5pt" fo:font-weight="normal"/>
    </style:style>
    <style:style style:name="T10" style:family="text">
      <style:text-properties fo:color="#9cdcfe" style:font-name="Consolas" fo:font-size="10.5pt" fo:font-weight="normal" fo:background-color="#1f1f1f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font-size="10.5pt" fo:font-weight="normal"/>
    </style:style>
    <style:style style:name="T13" style:family="text">
      <style:text-properties fo:color="#ce9178" style:font-name="Consolas" fo:font-size="10.5pt" fo:font-weight="normal" fo:background-color="#1f1f1f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fo:color="#d4d4d4"/>
    </style:style>
    <style:style style:name="T16" style:family="text">
      <style:text-properties fo:color="#d4d4d4" style:font-name="Consolas" fo:font-size="10.5pt" fo:font-weight="normal"/>
    </style:style>
    <style:style style:name="T17" style:family="text">
      <style:text-properties fo:color="#d4d4d4" style:font-name="Consolas" fo:font-size="10.5pt" fo:font-weight="normal" fo:background-color="#1f1f1f"/>
    </style:style>
    <style:style style:name="T18" style:family="text">
      <style:text-properties fo:color="#d7ba7d"/>
    </style:style>
    <style:style style:name="T19" style:family="text">
      <style:text-properties fo:color="#d7ba7d" style:font-name="Consolas" fo:font-size="10.5pt" fo:font-weight="normal"/>
    </style:style>
    <style:style style:name="T20" style:family="text">
      <style:text-properties fo:color="#d7ba7d" style:font-name="Consolas" fo:font-size="10.5pt" fo:font-weight="normal" fo:background-color="#1f1f1f"/>
    </style:style>
    <style:style style:name="T21" style:family="text">
      <style:text-properties fo:color="#dcdcaa"/>
    </style:style>
    <style:style style:name="T22" style:family="text">
      <style:text-properties fo:color="#dcdcaa" style:font-name="Consolas" fo:font-size="10.5pt" fo:font-weight="normal"/>
    </style:style>
    <style:style style:name="T23" style:family="text">
      <style:text-properties fo:color="#b5cea8" style:font-name="Consolas" fo:font-size="10.5pt" fo:font-weight="normal"/>
    </style:style>
    <style:style style:name="T24" style:family="text">
      <style:text-properties fo:color="#6a9955" style:font-name="Consolas" fo:font-size="10.5pt" fo:font-weight="normal"/>
    </style:style>
    <style:style style:name="T25" style:family="text">
      <style:text-properties fo:color="#c586c0"/>
    </style:style>
    <style:style style:name="T26" style:family="text">
      <style:text-properties fo:color="#c586c0" style:font-name="Consolas" fo:font-size="10.5pt" fo:font-weight="normal"/>
    </style:style>
    <style:style style:name="T27" style:family="text">
      <style:text-properties fo:color="#4fc1ff" style:font-name="Consolas" fo:font-size="10.5pt" fo:font-weight="normal"/>
    </style:style>
    <style:style style:name="T28" style:family="text">
      <style:text-properties fo:color="#4fc1ff" style:font-name="Consolas" fo:font-size="10.5pt" fo:font-weight="normal" fo:background-color="#1f1f1f"/>
    </style:style>
    <style:style style:name="T29" style:family="text">
      <style:text-properties fo:color="#4ec9b0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uflistung der Ordnerpfade für Volume Matize</text:p>
      <text:p text:style-name="Standard">Volumeseriennummer : D480-DB4E</text:p>
      <text:p text:style-name="Standard">D:.</text:p>
      <text:p text:style-name="Standard">| <text:s text:c="2"/>.gitattributes</text:p>
      <text:p text:style-name="Standard">| <text:s text:c="2"/>.gitignore</text:p>
      <text:p text:style-name="Standard">| <text:s text:c="2"/>index.html</text:p>
      <text:p text:style-name="Standard">| <text:s text:c="2"/>LICENSE</text:p>
      <text:p text:style-name="Standard">| <text:s text:c="2"/>README.md</text:p>
      <text:p text:style-name="Standard">| <text:s text:c="2"/>start-iris-tarot.bat</text:p>
      <text:p text:style-name="Standard">| <text:s text:c="2"/>style.css</text:p>
      <text:p text:style-name="Standard">|</text:p>
      <text:p text:style-name="Standard">+---images</text:p>
      <text:p text:style-name="Standard">| <text:s text:c="2"/>| <text:s text:c="2"/>Iris-Banner.png</text:p>
      <text:p text:style-name="Standard">| <text:s text:c="2"/>| <text:s text:c="2"/>Lege-Tuch.png</text:p>
      <text:p text:style-name="Standard">| <text:s text:c="2"/>|</text:p>
      <text:p text:style-name="Standard">| <text:s text:c="2"/>+---Buttons</text:p>
      <text:p text:style-name="Standard">| <text:s text:c="2"/>| <text:s text:c="6"/>jetzt bestellen.png</text:p>
      <text:p text:style-name="Standard">| <text:s text:c="2"/>| <text:s text:c="6"/>mehr-erfahren.png</text:p>
      <text:p text:style-name="Standard">| <text:s text:c="2"/>|</text:p>
      <text:p text:style-name="Standard">| <text:s text:c="2"/>+---Gallerie</text:p>
      <text:p text:style-name="Standard">| <text:s text:c="2"/>| <text:s text:c="6"/>Deckbox+Legetuch.png</text:p>
      <text:p text:style-name="Standard">| <text:s text:c="2"/>| <text:s text:c="6"/>Deckbox-geschlossen.png</text:p>
      <text:p text:style-name="Standard">| <text:s text:c="2"/>| <text:s text:c="6"/>Deckbox-offen.png</text:p>
      <text:p text:style-name="Standard">| <text:s text:c="2"/>| <text:s text:c="6"/>Gesamtes-Set 1.png</text:p>
      <text:p text:style-name="Standard">| <text:s text:c="2"/>| <text:s text:c="6"/>Legetuch+Booklet(offen).png</text:p>
      <text:p text:style-name="Standard">| <text:s text:c="2"/>|</text:p>
      <text:p text:style-name="Standard">| <text:s text:c="2"/>+---Karten</text:p>
      <text:p text:style-name="Standard">| <text:s text:c="2"/>| <text:s text:c="6"/>Karte1.png</text:p>
      <text:p text:style-name="Standard">| <text:s text:c="2"/>| <text:s text:c="6"/>Karte10.png</text:p>
      <text:p text:style-name="Standard">| <text:s text:c="2"/>| <text:s text:c="6"/>Karte2.png</text:p>
      <text:p text:style-name="Standard">| <text:s text:c="2"/>| <text:s text:c="6"/>Karte3.png</text:p>
      <text:p text:style-name="Standard">| <text:s text:c="2"/>| <text:s text:c="6"/>Karte4.png</text:p>
      <text:p text:style-name="Standard">| <text:s text:c="2"/>| <text:s text:c="6"/>Karte5.png</text:p>
      <text:p text:style-name="Standard">| <text:s text:c="2"/>| <text:s text:c="6"/>Karte6.png</text:p>
      <text:p text:style-name="Standard">| <text:s text:c="2"/>| <text:s text:c="6"/>Karte7.png</text:p>
      <text:p text:style-name="Standard">| <text:s text:c="2"/>| <text:s text:c="6"/>Karte8.png</text:p>
      <text:p text:style-name="Standard">| <text:s text:c="2"/>| <text:s text:c="6"/>Karte9.png</text:p>
      <text:p text:style-name="Standard">| <text:s text:c="2"/>|</text:p>
      <text:p text:style-name="Standard">| <text:s text:c="2"/>\---Künstler</text:p>
      <text:p text:style-name="Standard">| <text:s text:c="10"/>Lyrik - Branding.png</text:p>
      <text:p text:style-name="Standard">| <text:s text:c="10"/>Matize-Schriftzug.png</text:p>
      <text:p text:style-name="Standard">| <text:s text:c="10"/>Ordnerstruktur.txt</text:p>
      <text:p text:style-name="Standard">|</text:p>
      <text:p text:style-name="Standard">+---js</text:p>
      <text:p text:style-name="Standard">| <text:s text:c="6"/>main.js</text:p>
      <text:p text:style-name="Standard">|</text:p>
      <text:p text:style-name="Standard">+---modules</text:p>
      <text:p text:style-name="Standard">| <text:s text:c="6"/>artist.html</text:p>
      <text:p text:style-name="Standard">| <text:s text:c="6"/>cards.html</text:p>
      <text:p text:style-name="Standard">| <text:s text:c="6"/>footer.html</text:p>
      <text:p text:style-name="Standard">| <text:s text:c="6"/>hero.html</text:p>
      <text:p text:style-name="Standard"><text:soft-page-break/>| <text:s text:c="6"/>intro.html</text:p>
      <text:p text:style-name="Standard">| <text:s text:c="6"/>order.html</text:p>
      <text:p text:style-name="Standard">|</text:p>
      <text:p text:style-name="Standard">\---Work-Flow</text:p>
      <text:p text:style-name="Standard"><text:s text:c="8"/>1.png</text:p>
      <text:p text:style-name="Standard"><text:s text:c="8"/>2.png</text:p>
      <text:p text:style-name="Standard"><text:s text:c="8"/>3.png</text:p>
      <text:p text:style-name="Standard"><text:s text:c="8"/>4.png</text:p>
      <text:p text:style-name="Standard"><text:s text:c="8"/>Beispiel.jpg</text:p>
      <text:p text:style-name="Standard"><text:s text:c="8"/>bestellen.png</text:p>
      <text:p text:style-name="Standard"><text:s text:c="8"/>Code.pdf</text:p>
      <text:p text:style-name="Standard"><text:s text:c="8"/>Codes.odt</text:p>
      <text:p text:style-name="Standard"><text:s text:c="8"/>karten.png</text:p>
      <text:p text:style-name="Standard"><text:s text:c="8"/>Screenshot 2025-10-30 230902.png</text:p>
      <text:p text:style-name="Standard"><text:s text:c="8"/>Screenshot 2025-10-31 003111.png</text:p>
      <text:p text:style-name="Standard"><text:s text:c="8"/>Seite Banner.p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:\Matize\Hobby Projekte\Iris-Tarot\Iris-Tarot-Website\index.html<text:line-break/><text:line-break/><text:span text:style-name="T3">&lt;!</text:span><text:span text:style-name="T6">DOCTYPE</text:span><text:span text:style-name="T7"> </text:span><text:span text:style-name="T10">html</text:span><text:span text:style-name="T3">&gt;</text:span></text:p>
      <text:p text:style-name="P1"><text:span text:style-name="T1">&lt;</text:span><text:span text:style-name="T4">html</text:span> <text:span text:style-name="T8">lang</text:span>=<text:span text:style-name="T11">"de"</text:span><text:span text:style-name="T1">&gt;</text:span></text:p>
      <text:p text:style-name="P3"/>
      <text:p text:style-name="P1"><text:span text:style-name="T1">&lt;</text:span><text:span text:style-name="T4">head</text:span><text:span text:style-name="T1">&gt;</text:span></text:p>
      <text:p text:style-name="P2">    <text:span text:style-name="T2">&lt;</text:span><text:span text:style-name="T5">meta</text:span><text:span text:style-name="T14"> </text:span><text:span text:style-name="T9">charset</text:span><text:span text:style-name="T14">=</text:span><text:span text:style-name="T12">"UTF-8"</text:span><text:span text:style-name="T14"> </text:span><text:span text:style-name="T2">/&gt;</text:span></text:p>
      <text:p text:style-name="P2">    <text:span text:style-name="T2">&lt;</text:span><text:span text:style-name="T5">meta</text:span><text:span text:style-name="T14"> </text:span><text:span text:style-name="T9">name</text:span><text:span text:style-name="T14">=</text:span><text:span text:style-name="T12">"viewport"</text:span><text:span text:style-name="T14"> </text:span><text:span text:style-name="T9">content</text:span><text:span text:style-name="T14">=</text:span><text:span text:style-name="T12">"width=device-width, initial-scale=1"</text:span><text:span text:style-name="T14"> </text:span><text:span text:style-name="T2">/&gt;</text:span></text:p>
      <text:p text:style-name="P2">    <text:span text:style-name="T2">&lt;</text:span><text:span text:style-name="T5">title</text:span><text:span text:style-name="T2">&gt;</text:span><text:span text:style-name="T14">Iris Tarot – Das Auge der Heilung</text:span><text:span text:style-name="T2">&lt;/</text:span><text:span text:style-name="T5">title</text:span><text:span text:style-name="T2">&gt;</text:span></text:p>
      <text:p text:style-name="P2">    <text:span text:style-name="T2">&lt;</text:span><text:span text:style-name="T5">link</text:span><text:span text:style-name="T14"> </text:span><text:span text:style-name="T9">rel</text:span><text:span text:style-name="T14">=</text:span><text:span text:style-name="T12">"stylesheet"</text:span><text:span text:style-name="T14"> </text:span><text:span text:style-name="T9">href</text:span><text:span text:style-name="T14">=</text:span><text:span text:style-name="T12">"./style.css"</text:span><text:span text:style-name="T14"> </text:span><text:span text:style-name="T2">/&gt;</text:span></text:p>
      <text:p text:style-name="P2">    <text:span text:style-name="T2">&lt;</text:span><text:span text:style-name="T5">link</text:span></text:p>
      <text:p text:style-name="P2">        <text:span text:style-name="T9">href</text:span><text:span text:style-name="T14">=</text:span><text:span text:style-name="T12">"https://fonts.googleapis.com/css2?family=Playfair+Display:wght@400;500&amp;family=Inter:wght@400;500&amp;display=swap"</text:span></text:p>
      <text:p text:style-name="P2">        <text:span text:style-name="T9">rel</text:span><text:span text:style-name="T14">=</text:span><text:span text:style-name="T12">"stylesheet"</text:span><text:span text:style-name="T14"> </text:span><text:span text:style-name="T2">/&gt;</text:span></text:p>
      <text:p text:style-name="P1"><text:span text:style-name="T1">&lt;/</text:span><text:span text:style-name="T4">head</text:span><text:span text:style-name="T1">&gt;</text:span></text:p>
      <text:p text:style-name="P3"/>
      <text:p text:style-name="P1"><text:span text:style-name="T1">&lt;</text:span><text:span text:style-name="T4">body</text:span><text:span text:style-name="T1">&gt;</text:span></text:p>
      <text:p text:style-name="P2">    <text:span text:style-name="T2">&lt;</text:span><text:span text:style-name="T5">div</text:span><text:span text:style-name="T14"> </text:span><text:span text:style-name="T9">id</text:span><text:span text:style-name="T14">=</text:span><text:span text:style-name="T12">"app"</text:span><text:span text:style-name="T2">&gt;&lt;/</text:span><text:span text:style-name="T5">div</text:span><text:span text:style-name="T2">&gt;</text:span></text:p>
      <text:p text:style-name="P2">    <text:span text:style-name="T2">&lt;</text:span><text:span text:style-name="T5">script</text:span><text:span text:style-name="T16"> </text:span><text:span text:style-name="T9">src</text:span><text:span text:style-name="T16">=</text:span><text:span text:style-name="T12">"./js/main.js"</text:span><text:span text:style-name="T16"> </text:span><text:span text:style-name="T9">defer</text:span><text:span text:style-name="T2">&gt;&lt;/</text:span><text:span text:style-name="T5">script</text:span><text:span text:style-name="T2">&gt;</text:span></text:p>
      <text:p text:style-name="P1"><text:span text:style-name="T1">&lt;/</text:span><text:span text:style-name="T4">body</text:span><text:span text:style-name="T1">&gt;</text:span></text:p>
      <text:p text:style-name="P3"/>
      <text:p text:style-name="P1"><text:span text:style-name="T1">&lt;/</text:span><text:span text:style-name="T4">html</text:span><text:span text:style-name="T1">&gt;</text:span></text:p>
      <text:p text:style-name="Standard"><text:line-break/></text:p>
      <text:p text:style-name="Standard"/>
      <text:p text:style-name="Standard">D:\Matize\Hobby Projekte\Iris-Tarot\Iris-Tarot-Website\style.css<text:line-break/><text:line-break/><text:span text:style-name="T20">:root</text:span><text:span text:style-name="T7"> {</text:span></text:p>
      <text:p text:style-name="P2">    <text:span text:style-name="T9">--bg-main</text:span><text:span text:style-name="T14">: </text:span><text:span text:style-name="T12">#050506</text:span><text:span text:style-name="T14">;</text:span></text:p>
      <text:p text:style-name="P2">    <text:span text:style-name="T9">--bg-alt</text:span><text:span text:style-name="T14">: </text:span><text:span text:style-name="T12">#0d0d11</text:span><text:span text:style-name="T14">;</text:span></text:p>
      <text:p text:style-name="P2">    <text:span text:style-name="T9">--gold</text:span><text:span text:style-name="T14">: </text:span><text:span text:style-name="T12">#c2a05a</text:span><text:span text:style-name="T14">;</text:span></text:p>
      <text:p text:style-name="P2">    <text:span text:style-name="T9">--text</text:span><text:span text:style-name="T14">: </text:span><text:span text:style-name="T12">#f0e9d8</text:span><text:span text:style-name="T14">;</text:span></text:p>
      <text:p text:style-name="P2">    <text:span text:style-name="T9">--dim</text:span><text:span text:style-name="T14">: </text:span><text:span text:style-name="T12">#9c9075</text:span><text:span text:style-name="T14">;</text:span></text:p>
      <text:p text:style-name="P2">    <text:span text:style-name="T9">--border-gold</text:span><text:span text:style-name="T14">: </text:span><text:span text:style-name="T22">rgba</text:span><text:span text:style-name="T14">(</text:span><text:span text:style-name="T23">194</text:span><text:span text:style-name="T14">, </text:span><text:span text:style-name="T23">160</text:span><text:span text:style-name="T14">, </text:span><text:span text:style-name="T23">90</text:span><text:span text:style-name="T14">, </text:span><text:span text:style-name="T23">.5</text:span><text:span text:style-name="T14">);</text:span></text:p>
      <text:p text:style-name="P2">    <text:span text:style-name="T9">--font-head</text:span><text:span text:style-name="T14">: </text:span><text:span text:style-name="T12">"Playfair Display"</text:span><text:span text:style-name="T14">, </text:span><text:span text:style-name="T12">Georgia</text:span><text:span text:style-name="T14">, </text:span><text:span text:style-name="T12">serif</text:span><text:span text:style-name="T14">;</text:span></text:p>
      <text:p text:style-name="P2">    <text:span text:style-name="T9">--font-body</text:span><text:span text:style-name="T14">: </text:span><text:span text:style-name="T12">"Inter"</text:span><text:span text:style-name="T14">, </text:span><text:span text:style-name="T12">system-ui</text:span><text:span text:style-name="T14">, </text:span><text:span text:style-name="T12">sans-serif</text:span><text:span text:style-name="T14">;</text:span></text:p>
      <text:p text:style-name="P2">    <text:span text:style-name="T9">--radius-lg</text:span><text:span text:style-name="T14">: </text:span><text:span text:style-name="T23">1.25rem</text:span><text:span text:style-name="T14">;</text:span></text:p>
      <text:p text:style-name="P2">    <text:span text:style-name="T9">--radius-md</text:span><text:span text:style-name="T14">: </text:span><text:span text:style-name="T23">.75rem</text:span><text:span text:style-name="T14">;</text:span></text:p>
      <text:p text:style-name="P1">}</text:p>
      <text:p text:style-name="P3"/>
      <text:p text:style-name="P4">/* Reset */</text:p>
      <text:p text:style-name="P1"><text:span text:style-name="T4">*</text:span> {</text:p>
      <text:p text:style-name="P2">    <text:span text:style-name="T9">margin</text:span><text:span text:style-name="T14">: </text:span><text:span text:style-name="T23">0</text:span><text:span text:style-name="T14">;</text:span></text:p>
      <text:p text:style-name="P2">    <text:span text:style-name="T9">padding</text:span><text:span text:style-name="T14">: </text:span><text:span text:style-name="T23">0</text:span><text:span text:style-name="T14">;</text:span></text:p>
      <text:p text:style-name="P2">    <text:span text:style-name="T9">box-sizing</text:span><text:span text:style-name="T14">: </text:span><text:span text:style-name="T12">border-box</text:span><text:span text:style-name="T14">;</text:span></text:p>
      <text:p text:style-name="P1">}</text:p>
      <text:p text:style-name="P3"/>
      <text:p text:style-name="P1"><text:span text:style-name="T18">body</text:span> {</text:p>
      <text:p text:style-name="P2">    <text:span text:style-name="T9">background</text:span><text:span text:style-name="T14">: </text:span><text:span text:style-name="T22">var</text:span><text:span text:style-name="T14">(</text:span><text:span text:style-name="T9">--bg-main</text:span><text:span text:style-name="T14">);</text:span></text:p>
      <text:p text:style-name="P2">    <text:span text:style-name="T9">color</text:span><text:span text:style-name="T14">: </text:span><text:span text:style-name="T22">var</text:span><text:span text:style-name="T14">(</text:span><text:span text:style-name="T9">--text</text:span><text:span text:style-name="T14">);</text:span></text:p>
      <text:p text:style-name="P2">    <text:span text:style-name="T9">font-family</text:span><text:span text:style-name="T14">: </text:span><text:span text:style-name="T22">var</text:span><text:span text:style-name="T14">(</text:span><text:span text:style-name="T9">--font-body</text:span><text:span text:style-name="T14">);</text:span></text:p>
      <text:p text:style-name="P2"><text:soft-page-break/>    <text:span text:style-name="T9">line-height</text:span><text:span text:style-name="T14">: </text:span><text:span text:style-name="T23">1.6</text:span><text:span text:style-name="T14">;</text:span></text:p>
      <text:p text:style-name="P1">}</text:p>
      <text:p text:style-name="P3"/>
      <text:p text:style-name="P4">/* ===== HERO ===== */</text:p>
      <text:p text:style-name="P1"><text:span text:style-name="T18">.hero</text:span> {</text:p>
      <text:p text:style-name="P2">    <text:span text:style-name="T9">position</text:span><text:span text:style-name="T14">: </text:span><text:span text:style-name="T12">relative</text:span><text:span text:style-name="T14">;</text:span></text:p>
      <text:p text:style-name="P2">    <text:span text:style-name="T9">width</text:span><text:span text:style-name="T14">: </text:span><text:span text:style-name="T23">100%</text:span><text:span text:style-name="T14">;</text:span></text:p>
      <text:p text:style-name="P2">    <text:span text:style-name="T9">min-height</text:span><text:span text:style-name="T14">: </text:span><text:span text:style-name="T23">90vh</text:span><text:span text:style-name="T14">;</text:span></text:p>
      <text:p text:style-name="P2">    <text:span text:style-name="T9">display</text:span><text:span text:style-name="T14">: </text:span><text:span text:style-name="T12">flex</text:span><text:span text:style-name="T14">;</text:span></text:p>
      <text:p text:style-name="P2">    <text:span text:style-name="T9">align-items</text:span><text:span text:style-name="T14">: </text:span><text:span text:style-name="T12">center</text:span><text:span text:style-name="T14">;</text:span></text:p>
      <text:p text:style-name="P2">    <text:span text:style-name="T9">justify-content</text:span><text:span text:style-name="T14">: </text:span><text:span text:style-name="T12">center</text:span><text:span text:style-name="T14">;</text:span></text:p>
      <text:p text:style-name="P2">    <text:span text:style-name="T9">overflow</text:span><text:span text:style-name="T14">: </text:span><text:span text:style-name="T12">hidden</text:span><text:span text:style-name="T14">;</text:span></text:p>
      <text:p text:style-name="P2">    <text:span text:style-name="T9">border-bottom</text:span><text:span text:style-name="T14">: </text:span><text:span text:style-name="T23">1px</text:span><text:span text:style-name="T14"> </text:span><text:span text:style-name="T12">solid</text:span><text:span text:style-name="T14"> </text:span><text:span text:style-name="T22">var</text:span><text:span text:style-name="T14">(</text:span><text:span text:style-name="T9">--border-gold</text:span><text:span text:style-name="T14">);</text:span></text:p>
      <text:p text:style-name="P2">    <text:span text:style-name="T9">background-color</text:span><text:span text:style-name="T14">: </text:span><text:span text:style-name="T12">#000</text:span><text:span text:style-name="T14">;</text:span></text:p>
      <text:p text:style-name="P2">    <text:span text:style-name="T9">padding</text:span><text:span text:style-name="T14">: </text:span><text:span text:style-name="T23">0</text:span><text:span text:style-name="T14">;</text:span></text:p>
      <text:p text:style-name="P1">}</text:p>
      <text:p text:style-name="P3"/>
      <text:p text:style-name="P1"><text:span text:style-name="T18">.hero-bg</text:span> {</text:p>
      <text:p text:style-name="P2">    <text:span text:style-name="T9">position</text:span><text:span text:style-name="T14">: </text:span><text:span text:style-name="T12">absolute</text:span><text:span text:style-name="T14">;</text:span></text:p>
      <text:p text:style-name="P2">    <text:span text:style-name="T9">inset</text:span><text:span text:style-name="T14">: </text:span><text:span text:style-name="T23">0</text:span><text:span text:style-name="T14">;</text:span></text:p>
      <text:p text:style-name="P2">    <text:span text:style-name="T9">display</text:span><text:span text:style-name="T14">: </text:span><text:span text:style-name="T12">flex</text:span><text:span text:style-name="T14">;</text:span></text:p>
      <text:p text:style-name="P2">    <text:span text:style-name="T9">align-items</text:span><text:span text:style-name="T14">: </text:span><text:span text:style-name="T12">center</text:span><text:span text:style-name="T14">;</text:span></text:p>
      <text:p text:style-name="P2">    <text:span text:style-name="T9">justify-content</text:span><text:span text:style-name="T14">: </text:span><text:span text:style-name="T12">center</text:span><text:span text:style-name="T14">;</text:span></text:p>
      <text:p text:style-name="P2">    <text:span text:style-name="T9">overflow</text:span><text:span text:style-name="T14">: </text:span><text:span text:style-name="T12">hidden</text:span><text:span text:style-name="T14">;</text:span></text:p>
      <text:p text:style-name="P1">}</text:p>
      <text:p text:style-name="P3"/>
      <text:p text:style-name="P1"><text:span text:style-name="T18">.hero-img</text:span> {</text:p>
      <text:p text:style-name="P2">    <text:span text:style-name="T9">width</text:span><text:span text:style-name="T14">: </text:span><text:span text:style-name="T23">100%</text:span><text:span text:style-name="T14">;</text:span></text:p>
      <text:p text:style-name="P2">    <text:span text:style-name="T9">height</text:span><text:span text:style-name="T14">: </text:span><text:span text:style-name="T23">100%</text:span><text:span text:style-name="T14">;</text:span></text:p>
      <text:p text:style-name="P2">    <text:span text:style-name="T9">object-fit</text:span><text:span text:style-name="T14">: </text:span><text:span text:style-name="T12">contain</text:span><text:span text:style-name="T14">;</text:span></text:p>
      <text:p text:style-name="P2">    <text:span text:style-name="T9">object-position</text:span><text:span text:style-name="T14">: </text:span><text:span text:style-name="T12">center</text:span><text:span text:style-name="T14"> </text:span><text:span text:style-name="T23">54%</text:span><text:span text:style-name="T14">;</text:span></text:p>
      <text:p text:style-name="P2">    <text:span text:style-name="T24">/* Feintuning: Iris leicht nach unten versetzt */</text:span></text:p>
      <text:p text:style-name="P2">    <text:span text:style-name="T9">opacity</text:span><text:span text:style-name="T14">: </text:span><text:span text:style-name="T23">0</text:span><text:span text:style-name="T14">;</text:span></text:p>
      <text:p text:style-name="P2">    <text:span text:style-name="T9">transform</text:span><text:span text:style-name="T14">: </text:span><text:span text:style-name="T22">scale</text:span><text:span text:style-name="T14">(</text:span><text:span text:style-name="T23">1.02</text:span><text:span text:style-name="T14">);</text:span></text:p>
      <text:p text:style-name="P2">    <text:span text:style-name="T9">animation</text:span><text:span text:style-name="T14">: heroFade </text:span><text:span text:style-name="T23">1s</text:span><text:span text:style-name="T14"> </text:span><text:span text:style-name="T12">ease-out</text:span><text:span text:style-name="T14"> </text:span><text:span text:style-name="T12">forwards</text:span><text:span text:style-name="T14">;</text:span></text:p>
      <text:p text:style-name="P1">}</text:p>
      <text:p text:style-name="P3"/>
      <text:p text:style-name="P1"><text:span text:style-name="T25">@keyframes</text:span> <text:span text:style-name="T8">heroFade</text:span> {</text:p>
      <text:p text:style-name="P2">    <text:span text:style-name="T14">to {</text:span></text:p>
      <text:p text:style-name="P2">        <text:span text:style-name="T9">opacity</text:span><text:span text:style-name="T14">: </text:span><text:span text:style-name="T23">1</text:span><text:span text:style-name="T14">;</text:span></text:p>
      <text:p text:style-name="P2">        <text:span text:style-name="T9">transform</text:span><text:span text:style-name="T14">: </text:span><text:span text:style-name="T22">scale</text:span><text:span text:style-name="T14">(</text:span><text:span text:style-name="T23">1</text:span><text:span text:style-name="T14">);</text:span></text:p>
      <text:p text:style-name="P2">    <text:span text:style-name="T14">}</text:span></text:p>
      <text:p text:style-name="P1">}</text:p>
      <text:p text:style-name="P3"/>
      <text:p text:style-name="P1"><text:span text:style-name="T18">.hero-overlay</text:span> {</text:p>
      <text:p text:style-name="P2">    <text:span text:style-name="T9">position</text:span><text:span text:style-name="T14">: </text:span><text:span text:style-name="T12">absolute</text:span><text:span text:style-name="T14">;</text:span></text:p>
      <text:p text:style-name="P2">    <text:span text:style-name="T9">inset</text:span><text:span text:style-name="T14">: </text:span><text:span text:style-name="T23">0</text:span><text:span text:style-name="T14">;</text:span></text:p>
      <text:p text:style-name="P2">    <text:span text:style-name="T9">background</text:span><text:span text:style-name="T14">: </text:span><text:span text:style-name="T22">radial-gradient</text:span><text:span text:style-name="T14">(</text:span><text:span text:style-name="T12">circle</text:span><text:span text:style-name="T14"> </text:span><text:span text:style-name="T16">at</text:span><text:span text:style-name="T14"> </text:span><text:span text:style-name="T23">50%</text:span><text:span text:style-name="T14"> </text:span><text:span text:style-name="T23">50%</text:span><text:span text:style-name="T14">, </text:span><text:span text:style-name="T22">rgba</text:span><text:span text:style-name="T14">(</text:span><text:span text:style-name="T23">0</text:span><text:span text:style-name="T14">, </text:span><text:span text:style-name="T23">0</text:span><text:span text:style-name="T14">, </text:span><text:span text:style-name="T23">0</text:span><text:span text:style-name="T14">, </text:span><text:span text:style-name="T23">0.15</text:span><text:span text:style-name="T14">) </text:span><text:span text:style-name="T23">0%</text:span><text:span text:style-name="T14">, </text:span><text:span text:style-name="T22">rgba</text:span><text:span text:style-name="T14">(</text:span><text:span text:style-name="T23">0</text:span><text:span text:style-name="T14">, </text:span><text:span text:style-name="T23">0</text:span><text:span text:style-name="T14">, </text:span><text:span text:style-name="T23">0</text:span><text:span text:style-name="T14">, </text:span><text:span text:style-name="T23">0.6</text:span><text:span text:style-name="T14">) </text:span><text:span text:style-name="T23">70%</text:span><text:span text:style-name="T14">, </text:span><text:span text:style-name="T22">rgba</text:span><text:span text:style-name="T14">(</text:span><text:span text:style-name="T23">0</text:span><text:span text:style-name="T14">, </text:span><text:span text:style-name="T23">0</text:span><text:span text:style-name="T14">, </text:span><text:span text:style-name="T23">0</text:span><text:span text:style-name="T14">, </text:span><text:span text:style-name="T23">0.9</text:span><text:span text:style-name="T14">) </text:span><text:span text:style-name="T23">100%</text:span><text:span text:style-name="T14">);</text:span></text:p>
      <text:p text:style-name="P2">    <text:span text:style-name="T9">pointer-events</text:span><text:span text:style-name="T14">: </text:span><text:span text:style-name="T12">none</text:span><text:span text:style-name="T14">;</text:span></text:p>
      <text:p text:style-name="P1">}</text:p>
      <text:p text:style-name="P3"><text:soft-page-break/></text:p>
      <text:p text:style-name="P4">/* TITELBLOCK */</text:p>
      <text:p text:style-name="P1"><text:span text:style-name="T18">.hero-inner</text:span> {</text:p>
      <text:p text:style-name="P2">    <text:span text:style-name="T9">position</text:span><text:span text:style-name="T14">: </text:span><text:span text:style-name="T12">absolute</text:span><text:span text:style-name="T14">;</text:span></text:p>
      <text:p text:style-name="P2">    <text:span text:style-name="T9">top</text:span><text:span text:style-name="T14">: </text:span><text:span text:style-name="T23">50%</text:span><text:span text:style-name="T14">;</text:span></text:p>
      <text:p text:style-name="P2">    <text:span text:style-name="T9">left</text:span><text:span text:style-name="T14">: </text:span><text:span text:style-name="T23">50%</text:span><text:span text:style-name="T14">;</text:span></text:p>
      <text:p text:style-name="P2">    <text:span text:style-name="T9">transform</text:span><text:span text:style-name="T14">: </text:span><text:span text:style-name="T22">translate</text:span><text:span text:style-name="T14">(</text:span><text:span text:style-name="T23">-50%</text:span><text:span text:style-name="T14">, </text:span><text:span text:style-name="T23">-50%</text:span><text:span text:style-name="T14">);</text:span></text:p>
      <text:p text:style-name="P2">    <text:span text:style-name="T9">z-index</text:span><text:span text:style-name="T14">: </text:span><text:span text:style-name="T23">3</text:span><text:span text:style-name="T14">;</text:span></text:p>
      <text:p text:style-name="P2">    <text:span text:style-name="T9">text-align</text:span><text:span text:style-name="T14">: </text:span><text:span text:style-name="T12">center</text:span><text:span text:style-name="T14">;</text:span></text:p>
      <text:p text:style-name="P2">    <text:span text:style-name="T9">padding</text:span><text:span text:style-name="T14">: </text:span><text:span text:style-name="T23">1.2rem</text:span><text:span text:style-name="T14"> </text:span><text:span text:style-name="T23">2rem</text:span><text:span text:style-name="T14">;</text:span></text:p>
      <text:p text:style-name="Standard"><text:line-break/></text:p>
      <text:p text:style-name="Standard"/>
      <text:p text:style-name="Standard">D:\Matize\Hobby Projekte\Iris-Tarot\Iris-Tarot-Website\modules\intro.html<text:line-break/><text:line-break/><text:span text:style-name="T3">&lt;</text:span><text:span text:style-name="T6">section</text:span><text:span text:style-name="T7"> </text:span><text:span text:style-name="T10">class</text:span><text:span text:style-name="T7">=</text:span><text:span text:style-name="T13">"intro-section"</text:span><text:span text:style-name="T3">&gt;</text:span></text:p>
      <text:p text:style-name="P2">    <text:span text:style-name="T2">&lt;</text:span><text:span text:style-name="T5">style</text:span><text:span text:style-name="T2">&gt;</text:span></text:p>
      <text:p text:style-name="P2"><text:span text:style-name="T15">        </text:span><text:span text:style-name="T26">@import</text:span><text:span text:style-name="T16"> </text:span><text:span text:style-name="T22">url</text:span><text:span text:style-name="T16">(</text:span><text:span text:style-name="T12">'https://fonts.googleapis.com/css2?family=Great+Vibes&amp;display=swap'</text:span><text:span text:style-name="T16">);</text:span></text:p>
      <text:p text:style-name="P3"/>
      <text:p text:style-name="P2"><text:span text:style-name="T15">        </text:span><text:span text:style-name="T19">:root</text:span><text:span text:style-name="T16"> {</text:span></text:p>
      <text:p text:style-name="P2"><text:span text:style-name="T15">            </text:span><text:span text:style-name="T9">--bg-main</text:span><text:span text:style-name="T16">: </text:span><text:span text:style-name="T12">#14110f</text:span><text:span text:style-name="T16">;</text:span></text:p>
      <text:p text:style-name="P2"><text:span text:style-name="T15">            </text:span><text:span text:style-name="T9">--gold</text:span><text:span text:style-name="T16">: </text:span><text:span text:style-name="T12">#c2a05a</text:span><text:span text:style-name="T16">;</text:span></text:p>
      <text:p text:style-name="P2"><text:span text:style-name="T15">            </text:span><text:span text:style-name="T9">--border-gold</text:span><text:span text:style-name="T16">: </text:span><text:span text:style-name="T22">rgba</text:span><text:span text:style-name="T16">(</text:span><text:span text:style-name="T23">194</text:span><text:span text:style-name="T16">, </text:span><text:span text:style-name="T23">160</text:span><text:span text:style-name="T16">, </text:span><text:span text:style-name="T23">90</text:span><text:span text:style-name="T16">, </text:span><text:span text:style-name="T23">0.5</text:span><text:span text:style-name="T16">);</text:span></text:p>
      <text:p text:style-name="P2"><text:span text:style-name="T15">            </text:span><text:span text:style-name="T9">--radius-md</text:span><text:span text:style-name="T16">: </text:span><text:span text:style-name="T23">0.75rem</text:span><text:span text:style-name="T16">;</text:span></text:p>
      <text:p text:style-name="P2"><text:span text:style-name="T15">            </text:span><text:span text:style-name="T9">--radius-lg</text:span><text:span text:style-name="T16">: </text:span><text:span text:style-name="T23">1.25rem</text:span><text:span text:style-name="T16">;</text:span></text:p>
      <text:p text:style-name="P2"><text:span text:style-name="T15">            </text:span><text:span text:style-name="T9">--font-head</text:span><text:span text:style-name="T16">: </text:span><text:span text:style-name="T12">"Playfair Display"</text:span><text:span text:style-name="T16">, </text:span><text:span text:style-name="T12">Georgia</text:span><text:span text:style-name="T16">, </text:span><text:span text:style-name="T12">serif</text:span><text:span text:style-name="T16">;</text:span></text:p>
      <text:p text:style-name="P2"><text:span text:style-name="T15">            </text:span><text:span text:style-name="T9">--font-body</text:span><text:span text:style-name="T16">: </text:span><text:span text:style-name="T12">"Inter"</text:span><text:span text:style-name="T16">, </text:span><text:span text:style-name="T12">system-ui</text:span><text:span text:style-name="T16">, </text:span><text:span text:style-name="T12">sans-serif</text:span><text:span text:style-name="T16">;</text:span></text:p>
      <text:p text:style-name="P2"><text:span text:style-name="T15">            </text:span><text:span text:style-name="T9">--text</text:span><text:span text:style-name="T16">: </text:span><text:span text:style-name="T12">#f0e9d8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html</text:span><text:span text:style-name="T16">,</text:span></text:p>
      <text:p text:style-name="P2"><text:span text:style-name="T15">        </text:span><text:span text:style-name="T19">body</text:span><text:span text:style-name="T16"> {</text:span></text:p>
      <text:p text:style-name="P2"><text:span text:style-name="T15">            </text:span><text:span text:style-name="T9">background</text:span><text:span text:style-name="T16">: </text:span><text:span text:style-name="T22">var</text:span><text:span text:style-name="T16">(</text:span><text:span text:style-name="T9">--bg-main</text:span><text:span text:style-name="T16">);</text:span></text:p>
      <text:p text:style-name="P2"><text:span text:style-name="T15">            </text:span><text:span text:style-name="T9">color</text:span><text:span text:style-name="T16">: </text:span><text:span text:style-name="T22">var</text:span><text:span text:style-name="T16">(</text:span><text:span text:style-name="T9">--text</text:span><text:span text:style-name="T16">);</text:span></text:p>
      <text:p text:style-name="P2"><text:span text:style-name="T15">            </text:span><text:span text:style-name="T9">font-family</text:span><text:span text:style-name="T16">: </text:span><text:span text:style-name="T22">var</text:span><text:span text:style-name="T16">(</text:span><text:span text:style-name="T9">--font-body</text:span><text:span text:style-name="T16">);</text:span></text:p>
      <text:p text:style-name="P2"><text:span text:style-name="T15">            </text:span><text:span text:style-name="T9">margin</text:span><text:span text:style-name="T16">: </text:span><text:span text:style-name="T23">0</text:span><text:span text:style-name="T16">;</text:span></text:p>
      <text:p text:style-name="P2"><text:span text:style-name="T15">            </text:span><text:span text:style-name="T9">padding</text:span><text:span text:style-name="T16">: </text:span><text:span text:style-name="T23">0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intro-section</text:span><text:span text:style-name="T16"> {</text:span></text:p>
      <text:p text:style-name="P2"><text:span text:style-name="T15">            </text:span><text:span text:style-name="T9">background</text:span><text:span text:style-name="T16">: </text:span><text:span text:style-name="T22">var</text:span><text:span text:style-name="T16">(</text:span><text:span text:style-name="T9">--bg-main</text:span><text:span text:style-name="T16">);</text:span></text:p>
      <text:p text:style-name="P2"><text:span text:style-name="T15">            </text:span><text:span text:style-name="T9">padding</text:span><text:span text:style-name="T16">: </text:span><text:span text:style-name="T23">4rem</text:span><text:span text:style-name="T16"> </text:span><text:span text:style-name="T23">1rem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intro-frame</text:span><text:span text:style-name="T16"> {</text:span></text:p>
      <text:p text:style-name="P2"><text:span text:style-name="T15">            </text:span><text:span text:style-name="T9">display</text:span><text:span text:style-name="T16">: </text:span><text:span text:style-name="T12">flex</text:span><text:span text:style-name="T16">;</text:span></text:p>
      <text:p text:style-name="P2"><text:span text:style-name="T15">            </text:span><text:span text:style-name="T9">flex-wrap</text:span><text:span text:style-name="T16">: </text:span><text:span text:style-name="T12">wrap</text:span><text:span text:style-name="T16">;</text:span></text:p>
      <text:p text:style-name="P2"><text:span text:style-name="T15">            </text:span><text:span text:style-name="T9">gap</text:span><text:span text:style-name="T16">: </text:span><text:span text:style-name="T23">2rem</text:span><text:span text:style-name="T16">;</text:span></text:p>
      <text:p text:style-name="P2"><text:span text:style-name="T15">            </text:span><text:span text:style-name="T9">justify-content</text:span><text:span text:style-name="T16">: </text:span><text:span text:style-name="T12">center</text:span><text:span text:style-name="T16">;</text:span></text:p>
      <text:p text:style-name="P2"><text:span text:style-name="T15">            </text:span><text:span text:style-name="T9">align-items</text:span><text:span text:style-name="T16">: </text:span><text:span text:style-name="T12">flex-start</text:span><text:span text:style-name="T16">;</text:span></text:p>
      <text:p text:style-name="P2"><text:soft-page-break/><text:span text:style-name="T15">            </text:span><text:span text:style-name="T9">background</text:span><text:span text:style-name="T16">: </text:span><text:span text:style-name="T22">rgba</text:span><text:span text:style-name="T16">(</text:span><text:span text:style-name="T23">20</text:span><text:span text:style-name="T16">, </text:span><text:span text:style-name="T23">20</text:span><text:span text:style-name="T16">, </text:span><text:span text:style-name="T23">20</text:span><text:span text:style-name="T16">, </text:span><text:span text:style-name="T23">0.4</text:span><text:span text:style-name="T16">);</text:span></text:p>
      <text:p text:style-name="P2"><text:span text:style-name="T15">            </text:span><text:span text:style-name="T9">border</text:span><text:span text:style-name="T16">: </text:span><text:span text:style-name="T23">1px</text:span><text:span text:style-name="T16"> </text:span><text:span text:style-name="T12">solid</text:span><text:span text:style-name="T16"> </text:span><text:span text:style-name="T22">var</text:span><text:span text:style-name="T16">(</text:span><text:span text:style-name="T9">--border-gold</text:span><text:span text:style-name="T16">);</text:span></text:p>
      <text:p text:style-name="P2"><text:span text:style-name="T15">            </text:span><text:span text:style-name="T9">border-radius</text:span><text:span text:style-name="T16">: </text:span><text:span text:style-name="T22">var</text:span><text:span text:style-name="T16">(</text:span><text:span text:style-name="T9">--radius-lg</text:span><text:span text:style-name="T16">);</text:span></text:p>
      <text:p text:style-name="P2"><text:span text:style-name="T15">            </text:span><text:span text:style-name="T9">padding</text:span><text:span text:style-name="T16">: </text:span><text:span text:style-name="T23">2rem</text:span><text:span text:style-name="T16">;</text:span></text:p>
      <text:p text:style-name="P2"><text:span text:style-name="T15">            </text:span><text:span text:style-name="T9">max-width</text:span><text:span text:style-name="T16">: </text:span><text:span text:style-name="T23">1000px</text:span><text:span text:style-name="T16">;</text:span></text:p>
      <text:p text:style-name="P2"><text:span text:style-name="T15">            </text:span><text:span text:style-name="T9">margin</text:span><text:span text:style-name="T16">: </text:span><text:span text:style-name="T23">0</text:span><text:span text:style-name="T16"> </text:span><text:span text:style-name="T12">auto</text:span><text:span text:style-name="T16">;</text:span></text:p>
      <text:p text:style-name="P2"><text:span text:style-name="T15">            </text:span><text:span text:style-name="T9">position</text:span><text:span text:style-name="T16">: </text:span><text:span text:style-name="T12">relative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intro-left</text:span><text:span text:style-name="T16">,</text:span></text:p>
      <text:p text:style-name="P2"><text:span text:style-name="T15">        </text:span><text:span text:style-name="T19">.intro-right</text:span><text:span text:style-name="T16"> {</text:span></text:p>
      <text:p text:style-name="P2"><text:span text:style-name="T15">            </text:span><text:span text:style-name="T9">flex</text:span><text:span text:style-name="T16">: </text:span><text:span text:style-name="T23">1</text:span><text:span text:style-name="T16"> </text:span><text:span text:style-name="T23">1</text:span><text:span text:style-name="T16"> </text:span><text:span text:style-name="T23">300px</text:span><text:span text:style-name="T16">;</text:span></text:p>
      <text:p text:style-name="P2"><text:span text:style-name="T15">            </text:span><text:span text:style-name="T9">max-width</text:span><text:span text:style-name="T16">: </text:span><text:span text:style-name="T23">460px</text:span><text:span text:style-name="T16">;</text:span></text:p>
      <text:p text:style-name="P2"><text:span text:style-name="T15">            </text:span><text:span text:style-name="T9">position</text:span><text:span text:style-name="T16">: </text:span><text:span text:style-name="T12">relative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intro-title</text:span><text:span text:style-name="T16"> {</text:span></text:p>
      <text:p text:style-name="P2"><text:span text:style-name="T15">            </text:span><text:span text:style-name="T9">font-family</text:span><text:span text:style-name="T16">: </text:span><text:span text:style-name="T22">var</text:span><text:span text:style-name="T16">(</text:span><text:span text:style-name="T9">--font-head</text:span><text:span text:style-name="T16">);</text:span></text:p>
      <text:p text:style-name="P2"><text:span text:style-name="T15">            </text:span><text:span text:style-name="T9">font-size</text:span><text:span text:style-name="T16">: </text:span><text:span text:style-name="T23">1.8rem</text:span><text:span text:style-name="T16">;</text:span></text:p>
      <text:p text:style-name="P2"><text:span text:style-name="T15">            </text:span><text:span text:style-name="T9">color</text:span><text:span text:style-name="T16">: </text:span><text:span text:style-name="T12">#fff</text:span><text:span text:style-name="T16">;</text:span></text:p>
      <text:p text:style-name="P2"><text:span text:style-name="T15">            </text:span><text:span text:style-name="T9">margin-bottom</text:span><text:span text:style-name="T16">: </text:span><text:span text:style-name="T23">0.5rem</text:span><text:span text:style-name="T16">;</text:span></text:p>
      <text:p text:style-name="P2"><text:span text:style-name="T15">            </text:span><text:span text:style-name="T9">text-shadow</text:span><text:span text:style-name="T16">: </text:span><text:span text:style-name="T23">0</text:span><text:span text:style-name="T16"> </text:span><text:span text:style-name="T23">0</text:span><text:span text:style-name="T16"> </text:span><text:span text:style-name="T23">12px</text:span><text:span text:style-name="T16"> </text:span><text:span text:style-name="T22">rgba</text:span><text:span text:style-name="T16">(</text:span><text:span text:style-name="T23">194</text:span><text:span text:style-name="T16">, </text:span><text:span text:style-name="T23">160</text:span><text:span text:style-name="T16">, </text:span><text:span text:style-name="T23">90</text:span><text:span text:style-name="T16">, </text:span><text:span text:style-name="T23">0.4</text:span><text:span text:style-name="T16">)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intro-sub</text:span><text:span text:style-name="T16"> {</text:span></text:p>
      <text:p text:style-name="P2"><text:span text:style-name="T15">            </text:span><text:span text:style-name="T9">font-family</text:span><text:span text:style-name="T16">: </text:span><text:span text:style-name="T22">var</text:span><text:span text:style-name="T16">(</text:span><text:span text:style-name="T9">--font-head</text:span><text:span text:style-name="T16">);</text:span></text:p>
      <text:p text:style-name="P2"><text:span text:style-name="T15">            </text:span><text:span text:style-name="T9">font-size</text:span><text:span text:style-name="T16">: </text:span><text:span text:style-name="T23">1.2rem</text:span><text:span text:style-name="T16">;</text:span></text:p>
      <text:p text:style-name="P2"><text:span text:style-name="T15">            </text:span><text:span text:style-name="T9">color</text:span><text:span text:style-name="T16">: </text:span><text:span text:style-name="T22">var</text:span><text:span text:style-name="T16">(</text:span><text:span text:style-name="T9">--gold</text:span><text:span text:style-name="T16">);</text:span></text:p>
      <text:p text:style-name="P2"><text:span text:style-name="T15">            </text:span><text:span text:style-name="T9">margin-bottom</text:span><text:span text:style-name="T16">: </text:span><text:span text:style-name="T23">1rem</text:span><text:span text:style-name="T16">;</text:span></text:p>
      <text:p text:style-name="P2"><text:span text:style-name="T15">            </text:span><text:span text:style-name="T9">letter-spacing</text:span><text:span text:style-name="T16">: </text:span><text:span text:style-name="T23">0.03em</text:span><text:span text:style-name="T16">;</text:span></text:p>
      <text:p text:style-name="P2"><text:span text:style-name="T15">            </text:span><text:span text:style-name="T9">font-style</text:span><text:span text:style-name="T16">: </text:span><text:span text:style-name="T12">italic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intro-text</text:span><text:span text:style-name="T16"> {</text:span></text:p>
      <text:p text:style-name="P2"><text:span text:style-name="T15">            </text:span><text:span text:style-name="T9">font-family</text:span><text:span text:style-name="T16">: </text:span><text:span text:style-name="T22">var</text:span><text:span text:style-name="T16">(</text:span><text:span text:style-name="T9">--font-body</text:span><text:span text:style-name="T16">);</text:span></text:p>
      <text:p text:style-name="P2"><text:span text:style-name="T15">            </text:span><text:span text:style-name="T9">font-size</text:span><text:span text:style-name="T16">: </text:span><text:span text:style-name="T23">1rem</text:span><text:span text:style-name="T16">;</text:span></text:p>
      <text:p text:style-name="P2"><text:span text:style-name="T15">            </text:span><text:span text:style-name="T9">color</text:span><text:span text:style-name="T16">: </text:span><text:span text:style-name="T22">var</text:span><text:span text:style-name="T16">(</text:span><text:span text:style-name="T9">--text</text:span><text:span text:style-name="T16">);</text:span></text:p>
      <text:p text:style-name="P2"><text:span text:style-name="T15">            </text:span><text:span text:style-name="T9">line-height</text:span><text:span text:style-name="T16">: </text:span><text:span text:style-name="T23">1.7</text:span><text:span text:style-name="T16">;</text:span></text:p>
      <text:p text:style-name="P2"><text:span text:style-name="T15">            </text:span><text:span text:style-name="T9">margin-bottom</text:span><text:span text:style-name="T16">: </text:span><text:span text:style-name="T23">3.5rem</text:span><text:span text:style-name="T16">;</text:span></text:p>
      <text:p text:style-name="P2"><text:span text:style-name="T15">            </text:span><text:span text:style-name="T9">text-align</text:span><text:span text:style-name="T16">: </text:span><text:span text:style-name="T12">left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intro-button</text:span><text:span text:style-name="T16"> {</text:span></text:p>
      <text:p text:style-name="P2"><text:span text:style-name="T15">            </text:span><text:span text:style-name="T9">position</text:span><text:span text:style-name="T16">: </text:span><text:span text:style-name="T12">absolute</text:span><text:span text:style-name="T16">;</text:span></text:p>
      <text:p text:style-name="P2"><text:span text:style-name="T15">            </text:span><text:span text:style-name="T9">bottom</text:span><text:span text:style-name="T16">: </text:span><text:span text:style-name="T23">-2.8rem</text:span><text:span text:style-name="T16">;</text:span></text:p>
      <text:p text:style-name="P2"><text:span text:style-name="T15">            </text:span><text:span text:style-name="T9">right</text:span><text:span text:style-name="T16">: </text:span><text:span text:style-name="T23">0</text:span><text:span text:style-name="T16">;</text:span></text:p>
      <text:p text:style-name="P2"><text:span text:style-name="T15">            </text:span><text:span text:style-name="T9">width</text:span><text:span text:style-name="T16">: </text:span><text:span text:style-name="T23">110px</text:span><text:span text:style-name="T16">;</text:span></text:p>
      <text:p text:style-name="P2"><text:span text:style-name="T15">            </text:span><text:span text:style-name="T9">height</text:span><text:span text:style-name="T16">: </text:span><text:span text:style-name="T12">auto</text:span><text:span text:style-name="T16">;</text:span></text:p>
      <text:p text:style-name="P2"><text:span text:style-name="T15">            </text:span><text:span text:style-name="T9">opacity</text:span><text:span text:style-name="T16">: </text:span><text:span text:style-name="T23">0.85</text:span><text:span text:style-name="T16">;</text:span></text:p>
      <text:p text:style-name="P2"><text:span text:style-name="T15">            </text:span><text:span text:style-name="T9">transition</text:span><text:span text:style-name="T16">: opacity </text:span><text:span text:style-name="T23">0.2s</text:span><text:span text:style-name="T16"> </text:span><text:span text:style-name="T12">ease</text:span><text:span text:style-name="T16">;</text:span></text:p>
      <text:p text:style-name="P2"><text:span text:style-name="T15">            </text:span><text:span text:style-name="T9">cursor</text:span><text:span text:style-name="T16">: </text:span><text:span text:style-name="T12">pointer</text:span><text:span text:style-name="T16">;</text:span></text:p>
      <text:p text:style-name="P5"><text:soft-page-break/>        <text:span text:style-name="T14">}</text:span></text:p>
      <text:p text:style-name="P3"/>
      <text:p text:style-name="P2"><text:span text:style-name="T15">        </text:span><text:span text:style-name="T19">.intro-button:hover</text:span><text:span text:style-name="T16"> {</text:span></text:p>
      <text:p text:style-name="P2"><text:span text:style-name="T15">            </text:span><text:span text:style-name="T9">opacity</text:span><text:span text:style-name="T16">: </text:span><text:span text:style-name="T23">1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intro-expand</text:span><text:span text:style-name="T16"> {</text:span></text:p>
      <text:p text:style-name="P2"><text:span text:style-name="T15">            </text:span><text:span text:style-name="T9">display</text:span><text:span text:style-name="T16">: </text:span><text:span text:style-name="T12">none</text:span><text:span text:style-name="T16">;</text:span></text:p>
      <text:p text:style-name="P2"><text:span text:style-name="T15">            </text:span><text:span text:style-name="T9">margin</text:span><text:span text:style-name="T16">: </text:span><text:span text:style-name="T23">3rem</text:span><text:span text:style-name="T16"> </text:span><text:span text:style-name="T12">auto</text:span><text:span text:style-name="T16"> </text:span><text:span text:style-name="T23">0</text:span><text:span text:style-name="T16"> </text:span><text:span text:style-name="T12">auto</text:span><text:span text:style-name="T16">;</text:span></text:p>
      <text:p text:style-name="P2"><text:span text:style-name="T15">            </text:span><text:span text:style-name="T9">background</text:span><text:span text:style-name="T16">: </text:span><text:span text:style-name="T22">rgba</text:span><text:span text:style-name="T16">(</text:span><text:span text:style-name="T23">30</text:span><text:span text:style-name="T16">, </text:span><text:span text:style-name="T23">30</text:span><text:span text:style-name="T16">, </text:span><text:span text:style-name="T23">30</text:span><text:span text:style-name="T16">, </text:span><text:span text:style-name="T23">0.5</text:span><text:span text:style-name="T16">);</text:span></text:p>
      <text:p text:style-name="P2"><text:span text:style-name="T15">            </text:span><text:span text:style-name="T9">border</text:span><text:span text:style-name="T16">: </text:span><text:span text:style-name="T23">1px</text:span><text:span text:style-name="T16"> </text:span><text:span text:style-name="T12">solid</text:span><text:span text:style-name="T16"> </text:span><text:span text:style-name="T22">var</text:span><text:span text:style-name="T16">(</text:span><text:span text:style-name="T9">--border-gold</text:span><text:span text:style-name="T16">);</text:span></text:p>
      <text:p text:style-name="P2"><text:span text:style-name="T15">            </text:span><text:span text:style-name="T9">border-radius</text:span><text:span text:style-name="T16">: </text:span><text:span text:style-name="T22">var</text:span><text:span text:style-name="T16">(</text:span><text:span text:style-name="T9">--radius-lg</text:span><text:span text:style-name="T16">);</text:span></text:p>
      <text:p text:style-name="P2"><text:span text:style-name="T15">            </text:span><text:span text:style-name="T9">padding</text:span><text:span text:style-name="T16">: </text:span><text:span text:style-name="T23">2rem</text:span><text:span text:style-name="T16">;</text:span></text:p>
      <text:p text:style-name="P2"><text:span text:style-name="T15">            </text:span><text:span text:style-name="T9">max-width</text:span><text:span text:style-name="T16">: </text:span><text:span text:style-name="T23">800px</text:span><text:span text:style-name="T16">;</text:span></text:p>
      <text:p text:style-name="P2"><text:span text:style-name="T15">            </text:span><text:span text:style-name="T9">font-size</text:span><text:span text:style-name="T16">: </text:span><text:span text:style-name="T23">1rem</text:span><text:span text:style-name="T16">;</text:span></text:p>
      <text:p text:style-name="P2"><text:span text:style-name="T15">            </text:span><text:span text:style-name="T9">line-height</text:span><text:span text:style-name="T16">: </text:span><text:span text:style-name="T23">1.6</text:span><text:span text:style-name="T16">;</text:span></text:p>
      <text:p text:style-name="P2"><text:span text:style-name="T15">            </text:span><text:span text:style-name="T9">color</text:span><text:span text:style-name="T16">: </text:span><text:span text:style-name="T22">var</text:span><text:span text:style-name="T16">(</text:span><text:span text:style-name="T9">--text</text:span><text:span text:style-name="T16">);</text:span></text:p>
      <text:p text:style-name="P2"><text:span text:style-name="T15">            </text:span><text:span text:style-name="T9">animation</text:span><text:span text:style-name="T16">: fadeIn </text:span><text:span text:style-name="T23">0.6s</text:span><text:span text:style-name="T16"> </text:span><text:span text:style-name="T12">ease-out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intro-expand.open</text:span><text:span text:style-name="T16"> {</text:span></text:p>
      <text:p text:style-name="P2"><text:span text:style-name="T15">            </text:span><text:span text:style-name="T9">display</text:span><text:span text:style-name="T16">: </text:span><text:span text:style-name="T12">block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26">@keyframes</text:span><text:span text:style-name="T16"> </text:span><text:span text:style-name="T9">fadeIn</text:span><text:span text:style-name="T16"> {</text:span></text:p>
      <text:p text:style-name="P5">            <text:span text:style-name="T14">from {</text:span></text:p>
      <text:p text:style-name="P2"><text:span text:style-name="T15">                </text:span><text:span text:style-name="T9">opacity</text:span><text:span text:style-name="T16">: </text:span><text:span text:style-name="T23">0</text:span><text:span text:style-name="T16">;</text:span></text:p>
      <text:p text:style-name="P2"><text:span text:style-name="T15">                </text:span><text:span text:style-name="T9">transform</text:span><text:span text:style-name="T16">: </text:span><text:span text:style-name="T22">scale</text:span><text:span text:style-name="T16">(</text:span><text:span text:style-name="T23">0.98</text:span><text:span text:style-name="T16">);</text:span></text:p>
      <text:p text:style-name="P5">            <text:span text:style-name="T14">}</text:span></text:p>
      <text:p text:style-name="P3"/>
      <text:p text:style-name="P5">            <text:span text:style-name="T14">to {</text:span></text:p>
      <text:p text:style-name="P2"><text:span text:style-name="T15">                </text:span><text:span text:style-name="T9">opacity</text:span><text:span text:style-name="T16">: </text:span><text:span text:style-name="T23">1</text:span><text:span text:style-name="T16">;</text:span></text:p>
      <text:p text:style-name="P2"><text:span text:style-name="T15">                </text:span><text:span text:style-name="T9">transform</text:span><text:span text:style-name="T16">: </text:span><text:span text:style-name="T22">scale</text:span><text:span text:style-name="T16">(</text:span><text:span text:style-name="T23">1</text:span><text:span text:style-name="T16">);</text:span></text:p>
      <text:p text:style-name="P5">            <text:span text:style-name="T14">}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gallery-title</text:span><text:span text:style-name="T16"> {</text:span></text:p>
      <text:p text:style-name="P2"><text:span text:style-name="T15">            </text:span><text:span text:style-name="T9">font-family</text:span><text:span text:style-name="T16">: </text:span><text:span text:style-name="T12">'Great Vibes'</text:span><text:span text:style-name="T16">, cursive;</text:span></text:p>
      <text:p text:style-name="P2"><text:span text:style-name="T15">            </text:span><text:span text:style-name="T9">font-size</text:span><text:span text:style-name="T16">: </text:span><text:span text:style-name="T23">2rem</text:span><text:span text:style-name="T16">;</text:span></text:p>
      <text:p text:style-name="P2"><text:span text:style-name="T15">            </text:span><text:span text:style-name="T9">color</text:span><text:span text:style-name="T16">: </text:span><text:span text:style-name="T22">var</text:span><text:span text:style-name="T16">(</text:span><text:span text:style-name="T9">--gold</text:span><text:span text:style-name="T16">);</text:span></text:p>
      <text:p text:style-name="P2"><text:span text:style-name="T15">            </text:span><text:span text:style-name="T9">text-align</text:span><text:span text:style-name="T16">: </text:span><text:span text:style-name="T12">center</text:span><text:span text:style-name="T16">;</text:span></text:p>
      <text:p text:style-name="P2"><text:span text:style-name="T15">            </text:span><text:span text:style-name="T9">margin-bottom</text:span><text:span text:style-name="T16">: </text:span><text:span text:style-name="T23">1rem</text:span><text:span text:style-name="T16">;</text:span></text:p>
      <text:p text:style-name="P2"><text:span text:style-name="T15">            </text:span><text:span text:style-name="T9">letter-spacing</text:span><text:span text:style-name="T16">: </text:span><text:span text:style-name="T23">0.02em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gallery-cover</text:span><text:span text:style-name="T16"> {</text:span></text:p>
      <text:p text:style-name="P2"><text:span text:style-name="T15">            </text:span><text:span text:style-name="T9">width</text:span><text:span text:style-name="T16">: </text:span><text:span text:style-name="T23">100%</text:span><text:span text:style-name="T16">;</text:span></text:p>
      <text:p text:style-name="P2"><text:span text:style-name="T15">            </text:span><text:span text:style-name="T9">max-width</text:span><text:span text:style-name="T16">: </text:span><text:span text:style-name="T23">320px</text:span><text:span text:style-name="T16">;</text:span></text:p>
      <text:p text:style-name="P2"><text:span text:style-name="T15">            </text:span><text:span text:style-name="T9">height</text:span><text:span text:style-name="T16">: </text:span><text:span text:style-name="T12">auto</text:span><text:span text:style-name="T16">;</text:span></text:p>
      <text:p text:style-name="P2"><text:span text:style-name="T15">            </text:span><text:span text:style-name="T9">border-radius</text:span><text:span text:style-name="T16">: </text:span><text:span text:style-name="T22">var</text:span><text:span text:style-name="T16">(</text:span><text:span text:style-name="T9">--radius-md</text:span><text:span text:style-name="T16">);</text:span></text:p>
      <text:p text:style-name="P2"><text:span text:style-name="T15">            </text:span><text:span text:style-name="T9">box-shadow</text:span><text:span text:style-name="T16">: </text:span><text:span text:style-name="T23">0</text:span><text:span text:style-name="T16"> </text:span><text:span text:style-name="T23">0</text:span><text:span text:style-name="T16"> </text:span><text:span text:style-name="T23">20px</text:span><text:span text:style-name="T16"> </text:span><text:span text:style-name="T22">rgba</text:span><text:span text:style-name="T16">(</text:span><text:span text:style-name="T23">0</text:span><text:span text:style-name="T16">, </text:span><text:span text:style-name="T23">0</text:span><text:span text:style-name="T16">, </text:span><text:span text:style-name="T23">0</text:span><text:span text:style-name="T16">, </text:span><text:span text:style-name="T23">0.4</text:span><text:span text:style-name="T16">);</text:span></text:p>
      <text:p text:style-name="P2"><text:soft-page-break/><text:span text:style-name="T15">            </text:span><text:span text:style-name="T9">border</text:span><text:span text:style-name="T16">: </text:span><text:span text:style-name="T23">1px</text:span><text:span text:style-name="T16"> </text:span><text:span text:style-name="T12">solid</text:span><text:span text:style-name="T16"> </text:span><text:span text:style-name="T22">var</text:span><text:span text:style-name="T16">(</text:span><text:span text:style-name="T9">--border-gold</text:span><text:span text:style-name="T16">);</text:span></text:p>
      <text:p text:style-name="P2"><text:span text:style-name="T15">            </text:span><text:span text:style-name="T9">cursor</text:span><text:span text:style-name="T16">: </text:span><text:span text:style-name="T12">pointer</text:span><text:span text:style-name="T16">;</text:span></text:p>
      <text:p text:style-name="P2"><text:span text:style-name="T15">            </text:span><text:span text:style-name="T9">transition</text:span><text:span text:style-name="T16">: transform </text:span><text:span text:style-name="T23">0.3s</text:span><text:span text:style-name="T16"> </text:span><text:span text:style-name="T12">ease</text:span><text:span text:style-name="T16">;</text:span></text:p>
      <text:p text:style-name="P2"><text:span text:style-name="T15">            </text:span><text:span text:style-name="T9">display</text:span><text:span text:style-name="T16">: </text:span><text:span text:style-name="T12">block</text:span><text:span text:style-name="T16">;</text:span></text:p>
      <text:p text:style-name="P2"><text:span text:style-name="T15">            </text:span><text:span text:style-name="T9">margin</text:span><text:span text:style-name="T16">: </text:span><text:span text:style-name="T23">0</text:span><text:span text:style-name="T16"> </text:span><text:span text:style-name="T12">auto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gallery-cover:hover</text:span><text:span text:style-name="T16"> {</text:span></text:p>
      <text:p text:style-name="P2"><text:span text:style-name="T15">            </text:span><text:span text:style-name="T9">transform</text:span><text:span text:style-name="T16">: </text:span><text:span text:style-name="T22">scale</text:span><text:span text:style-name="T16">(</text:span><text:span text:style-name="T23">1.02</text:span><text:span text:style-name="T16">)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gallery-modal</text:span><text:span text:style-name="T16"> {</text:span></text:p>
      <text:p text:style-name="P2"><text:span text:style-name="T15">            </text:span><text:span text:style-name="T9">display</text:span><text:span text:style-name="T16">: </text:span><text:span text:style-name="T12">none</text:span><text:span text:style-name="T16">;</text:span></text:p>
      <text:p text:style-name="P2"><text:span text:style-name="T15">            </text:span><text:span text:style-name="T9">position</text:span><text:span text:style-name="T16">: </text:span><text:span text:style-name="T12">fixed</text:span><text:span text:style-name="T16">;</text:span></text:p>
      <text:p text:style-name="P2"><text:span text:style-name="T15">            </text:span><text:span text:style-name="T9">top</text:span><text:span text:style-name="T16">: </text:span><text:span text:style-name="T23">0</text:span><text:span text:style-name="T16">;</text:span></text:p>
      <text:p text:style-name="P2"><text:span text:style-name="T15">            </text:span><text:span text:style-name="T9">left</text:span><text:span text:style-name="T16">: </text:span><text:span text:style-name="T23">0</text:span><text:span text:style-name="T16">;</text:span></text:p>
      <text:p text:style-name="P2"><text:span text:style-name="T15">            </text:span><text:span text:style-name="T9">width</text:span><text:span text:style-name="T16">: </text:span><text:span text:style-name="T23">100vw</text:span><text:span text:style-name="T16">;</text:span></text:p>
      <text:p text:style-name="P2"><text:span text:style-name="T15">            </text:span><text:span text:style-name="T9">height</text:span><text:span text:style-name="T16">: </text:span><text:span text:style-name="T23">100vh</text:span><text:span text:style-name="T16">;</text:span></text:p>
      <text:p text:style-name="P2"><text:span text:style-name="T15">            </text:span><text:span text:style-name="T9">background</text:span><text:span text:style-name="T16">: </text:span><text:span text:style-name="T22">rgba</text:span><text:span text:style-name="T16">(</text:span><text:span text:style-name="T23">0</text:span><text:span text:style-name="T16">, </text:span><text:span text:style-name="T23">0</text:span><text:span text:style-name="T16">, </text:span><text:span text:style-name="T23">0</text:span><text:span text:style-name="T16">, </text:span><text:span text:style-name="T23">0.85</text:span><text:span text:style-name="T16">);</text:span></text:p>
      <text:p text:style-name="P2"><text:span text:style-name="T15">            </text:span><text:span text:style-name="T9">z-index</text:span><text:span text:style-name="T16">: </text:span><text:span text:style-name="T23">999</text:span><text:span text:style-name="T16">;</text:span></text:p>
      <text:p text:style-name="P2"><text:span text:style-name="T15">            </text:span><text:span text:style-name="T9">justify-content</text:span><text:span text:style-name="T16">: </text:span><text:span text:style-name="T12">center</text:span><text:span text:style-name="T16">;</text:span></text:p>
      <text:p text:style-name="P2"><text:span text:style-name="T15">            </text:span><text:span text:style-name="T9">align-items</text:span><text:span text:style-name="T16">: </text:span><text:span text:style-name="T12">center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gallery-modal.open</text:span><text:span text:style-name="T16"> {</text:span></text:p>
      <text:p text:style-name="P2"><text:span text:style-name="T15">            </text:span><text:span text:style-name="T9">display</text:span><text:span text:style-name="T16">: </text:span><text:span text:style-name="T12">flex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gallery-strip</text:span><text:span text:style-name="T16"> {</text:span></text:p>
      <text:p text:style-name="P2"><text:span text:style-name="T15">            </text:span><text:span text:style-name="T9">display</text:span><text:span text:style-name="T16">: </text:span><text:span text:style-name="T12">flex</text:span><text:span text:style-name="T16">;</text:span></text:p>
      <text:p text:style-name="P2"><text:span text:style-name="T15">            </text:span><text:span text:style-name="T9">gap</text:span><text:span text:style-name="T16">: </text:span><text:span text:style-name="T23">1rem</text:span><text:span text:style-name="T16">;</text:span></text:p>
      <text:p text:style-name="P2"><text:span text:style-name="T15">            </text:span><text:span text:style-name="T9">flex-wrap</text:span><text:span text:style-name="T16">: </text:span><text:span text:style-name="T12">wrap</text:span><text:span text:style-name="T16">;</text:span></text:p>
      <text:p text:style-name="P2"><text:span text:style-name="T15">            </text:span><text:span text:style-name="T9">justify-content</text:span><text:span text:style-name="T16">: </text:span><text:span text:style-name="T12">center</text:span><text:span text:style-name="T16">;</text:span></text:p>
      <text:p text:style-name="P2"><text:span text:style-name="T15">            </text:span><text:span text:style-name="T9">padding</text:span><text:span text:style-name="T16">: </text:span><text:span text:style-name="T23">2rem</text:span><text:span text:style-name="T16">;</text:span></text:p>
      <text:p text:style-name="P2"><text:span text:style-name="T15">            </text:span><text:span text:style-name="T9">background</text:span><text:span text:style-name="T16">: </text:span><text:span text:style-name="T22">rgba</text:span><text:span text:style-name="T16">(</text:span><text:span text:style-name="T23">30</text:span><text:span text:style-name="T16">, </text:span><text:span text:style-name="T23">30</text:span><text:span text:style-name="T16">, </text:span><text:span text:style-name="T23">30</text:span><text:span text:style-name="T16">, </text:span><text:span text:style-name="T23">0.6</text:span><text:span text:style-name="T16">);</text:span></text:p>
      <text:p text:style-name="P2"><text:span text:style-name="T15">            </text:span><text:span text:style-name="T9">border</text:span><text:span text:style-name="T16">: </text:span><text:span text:style-name="T23">1px</text:span><text:span text:style-name="T16"> </text:span><text:span text:style-name="T12">solid</text:span><text:span text:style-name="T16"> </text:span><text:span text:style-name="T22">var</text:span><text:span text:style-name="T16">(</text:span><text:span text:style-name="T9">--border-gold</text:span><text:span text:style-name="T16">);</text:span></text:p>
      <text:p text:style-name="P2"><text:span text:style-name="T15">            </text:span><text:span text:style-name="T9">border-radius</text:span><text:span text:style-name="T16">: </text:span><text:span text:style-name="T22">var</text:span><text:span text:style-name="T16">(</text:span><text:span text:style-name="T9">--radius-lg</text:span><text:span text:style-name="T16">);</text:span></text:p>
      <text:p text:style-name="P2"><text:span text:style-name="T15">            </text:span><text:span text:style-name="T9">max-width</text:span><text:span text:style-name="T16">: </text:span><text:span text:style-name="T23">90vw</text:span><text:span text:style-name="T16">;</text:span></text:p>
      <text:p text:style-name="P2"><text:span text:style-name="T15">            </text:span><text:span text:style-name="T9">max-height</text:span><text:span text:style-name="T16">: </text:span><text:span text:style-name="T23">80vh</text:span><text:span text:style-name="T16">;</text:span></text:p>
      <text:p text:style-name="P2"><text:span text:style-name="T15">            </text:span><text:span text:style-name="T9">overflow-y</text:span><text:span text:style-name="T16">: </text:span><text:span text:style-name="T12">auto</text:span><text:span text:style-name="T16">;</text:span></text:p>
      <text:p text:style-name="P2"><text:span text:style-name="T15">            </text:span><text:span text:style-name="T9">scroll-behavior</text:span><text:span text:style-name="T16">: </text:span><text:span text:style-name="T12">smooth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gallery-strip</text:span><text:span text:style-name="T16"> </text:span><text:span text:style-name="T19">img</text:span><text:span text:style-name="T16"> {</text:span></text:p>
      <text:p text:style-name="P2"><text:span text:style-name="T15">            </text:span><text:span text:style-name="T9">width</text:span><text:span text:style-name="T16">: </text:span><text:span text:style-name="T23">220px</text:span><text:span text:style-name="T16">;</text:span></text:p>
      <text:p text:style-name="P2"><text:span text:style-name="T15">            </text:span><text:span text:style-name="T9">height</text:span><text:span text:style-name="T16">: </text:span><text:span text:style-name="T12">auto</text:span><text:span text:style-name="T16">;</text:span></text:p>
      <text:p text:style-name="P2"><text:span text:style-name="T15">            </text:span><text:span text:style-name="T9">border-radius</text:span><text:span text:style-name="T16">: </text:span><text:span text:style-name="T22">var</text:span><text:span text:style-name="T16">(</text:span><text:span text:style-name="T9">--radius-md</text:span><text:span text:style-name="T16">);</text:span></text:p>
      <text:p text:style-name="P2"><text:span text:style-name="T15">            </text:span><text:span text:style-name="T9">border</text:span><text:span text:style-name="T16">: </text:span><text:span text:style-name="T23">1px</text:span><text:span text:style-name="T16"> </text:span><text:span text:style-name="T12">solid</text:span><text:span text:style-name="T16"> </text:span><text:span text:style-name="T22">var</text:span><text:span text:style-name="T16">(</text:span><text:span text:style-name="T9">--border-gold</text:span><text:span text:style-name="T16">);</text:span></text:p>
      <text:p text:style-name="P2"><text:span text:style-name="T15">            </text:span><text:span text:style-name="T9">box-shadow</text:span><text:span text:style-name="T16">: </text:span><text:span text:style-name="T23">0</text:span><text:span text:style-name="T16"> </text:span><text:span text:style-name="T23">0</text:span><text:span text:style-name="T16"> </text:span><text:span text:style-name="T23">12px</text:span><text:span text:style-name="T16"> </text:span><text:span text:style-name="T22">rgba</text:span><text:span text:style-name="T16">(</text:span><text:span text:style-name="T23">0</text:span><text:span text:style-name="T16">, </text:span><text:span text:style-name="T23">0</text:span><text:span text:style-name="T16">, </text:span><text:span text:style-name="T23">0</text:span><text:span text:style-name="T16">, </text:span><text:span text:style-name="T23">0.4</text:span><text:span text:style-name="T16">);</text:span></text:p>
      <text:p text:style-name="P2"><text:span text:style-name="T15">            </text:span><text:span text:style-name="T9">flex-shrink</text:span><text:span text:style-name="T16">: </text:span><text:span text:style-name="T23">0</text:span><text:span text:style-name="T16">;</text:span></text:p>
      <text:p text:style-name="P2"><text:span text:style-name="T15">            </text:span><text:span text:style-name="T9">transition</text:span><text:span text:style-name="T16">: transform </text:span><text:span text:style-name="T23">0.3s</text:span><text:span text:style-name="T16"> </text:span><text:span text:style-name="T12">ease</text:span><text:span text:style-name="T16">;</text:span></text:p>
      <text:p text:style-name="P2"><text:soft-page-break/><text:span text:style-name="T15">            </text:span><text:span text:style-name="T9">cursor</text:span><text:span text:style-name="T16">: </text:span><text:span text:style-name="T12">pointer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gallery-strip</text:span><text:span text:style-name="T16"> </text:span><text:span text:style-name="T19">img:hover</text:span><text:span text:style-name="T16"> {</text:span></text:p>
      <text:p text:style-name="P2"><text:span text:style-name="T15">            </text:span><text:span text:style-name="T9">transform</text:span><text:span text:style-name="T16">: </text:span><text:span text:style-name="T22">scale</text:span><text:span text:style-name="T16">(</text:span><text:span text:style-name="T23">1.05</text:span><text:span text:style-name="T16">)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gallery-close</text:span><text:span text:style-name="T16"> {</text:span></text:p>
      <text:p text:style-name="P2"><text:span text:style-name="T15">            </text:span><text:span text:style-name="T9">position</text:span><text:span text:style-name="T16">: </text:span><text:span text:style-name="T12">absolute</text:span><text:span text:style-name="T16">;</text:span></text:p>
      <text:p text:style-name="P2"><text:span text:style-name="T15">            </text:span><text:span text:style-name="T9">top</text:span><text:span text:style-name="T16">: </text:span><text:span text:style-name="T23">2rem</text:span><text:span text:style-name="T16">;</text:span></text:p>
      <text:p text:style-name="P2"><text:span text:style-name="T15">            </text:span><text:span text:style-name="T9">right</text:span><text:span text:style-name="T16">: </text:span><text:span text:style-name="T23">2rem</text:span><text:span text:style-name="T16">;</text:span></text:p>
      <text:p text:style-name="P2"><text:span text:style-name="T15">            </text:span><text:span text:style-name="T9">font-size</text:span><text:span text:style-name="T16">: </text:span><text:span text:style-name="T23">1.5rem</text:span><text:span text:style-name="T16">;</text:span></text:p>
      <text:p text:style-name="P2"><text:span text:style-name="T15">            </text:span><text:span text:style-name="T9">color</text:span><text:span text:style-name="T16">: </text:span><text:span text:style-name="T22">var</text:span><text:span text:style-name="T16">(</text:span><text:span text:style-name="T9">--gold</text:span><text:span text:style-name="T16">);</text:span></text:p>
      <text:p text:style-name="P2"><text:span text:style-name="T15">            </text:span><text:span text:style-name="T9">cursor</text:span><text:span text:style-name="T16">: </text:span><text:span text:style-name="T12">pointer</text:span><text:span text:style-name="T16">;</text:span></text:p>
      <text:p text:style-name="P2"><text:span text:style-name="T15">            </text:span><text:span text:style-name="T9">font-family</text:span><text:span text:style-name="T16">: </text:span><text:span text:style-name="T22">var</text:span><text:span text:style-name="T16">(</text:span><text:span text:style-name="T9">--font-head</text:span><text:span text:style-name="T16">);</text:span></text:p>
      <text:p text:style-name="P2"><text:span text:style-name="T15">            </text:span><text:span text:style-name="T9">background</text:span><text:span text:style-name="T16">: </text:span><text:span text:style-name="T12">none</text:span><text:span text:style-name="T16">;</text:span></text:p>
      <text:p text:style-name="P2"><text:span text:style-name="T15">            </text:span><text:span text:style-name="T9">border</text:span><text:span text:style-name="T16">: </text:span><text:span text:style-name="T12">none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26">@media</text:span><text:span text:style-name="T16"> (</text:span><text:span text:style-name="T9">max-width</text:span><text:span text:style-name="T16">: </text:span><text:span text:style-name="T23">768px</text:span><text:span text:style-name="T16">) {</text:span></text:p>
      <text:p text:style-name="P2"><text:span text:style-name="T15">            </text:span><text:span text:style-name="T19">.intro-frame</text:span><text:span text:style-name="T16"> {</text:span></text:p>
      <text:p text:style-name="P2"><text:span text:style-name="T15">                </text:span><text:span text:style-name="T9">flex-direction</text:span><text:span text:style-name="T16">: </text:span><text:span text:style-name="T12">column</text:span><text:span text:style-name="T16">;</text:span></text:p>
      <text:p text:style-name="P2"><text:span text:style-name="T15">                </text:span><text:span text:style-name="T9">text-align</text:span><text:span text:style-name="T16">: </text:span><text:span text:style-name="T12">center</text:span><text:span text:style-name="T16">;</text:span></text:p>
      <text:p text:style-name="P5">            <text:span text:style-name="T14">}</text:span></text:p>
      <text:p text:style-name="P3"/>
      <text:p text:style-name="P2"><text:span text:style-name="T15">            </text:span><text:span text:style-name="T19">.intro-left</text:span><text:span text:style-name="T16">,</text:span></text:p>
      <text:p text:style-name="P2"><text:span text:style-name="T15">            </text:span><text:span text:style-name="T19">.intro-right</text:span><text:span text:style-name="T16"> {</text:span></text:p>
      <text:p text:style-name="P2"><text:span text:style-name="T15">                </text:span><text:span text:style-name="T9">max-width</text:span><text:span text:style-name="T16">: </text:span><text:span text:style-name="T23">100%</text:span><text:span text:style-name="T16">;</text:span></text:p>
      <text:p text:style-name="P5">            <text:span text:style-name="T14">}</text:span></text:p>
      <text:p text:style-name="P3"/>
      <text:p text:style-name="P2"><text:span text:style-name="T15">            </text:span><text:span text:style-name="T19">.intro-text</text:span><text:span text:style-name="T16"> {</text:span></text:p>
      <text:p text:style-name="P2"><text:span text:style-name="T15">                </text:span><text:span text:style-name="T9">text-align</text:span><text:span text:style-name="T16">: </text:span><text:span text:style-name="T12">center</text:span><text:span text:style-name="T16">;</text:span></text:p>
      <text:p text:style-name="P5">            <text:span text:style-name="T14">}</text:span></text:p>
      <text:p text:style-name="P3"/>
      <text:p text:style-name="P2"><text:span text:style-name="T15">            </text:span><text:span text:style-name="T19">.intro-button</text:span><text:span text:style-name="T16"> {</text:span></text:p>
      <text:p text:style-name="P2"><text:span text:style-name="T15">                </text:span><text:span text:style-name="T9">position</text:span><text:span text:style-name="T16">: </text:span><text:span text:style-name="T12">static</text:span><text:span text:style-name="T16">;</text:span></text:p>
      <text:p text:style-name="P2"><text:span text:style-name="T15">                </text:span><text:span text:style-name="T9">margin</text:span><text:span text:style-name="T16">: </text:span><text:span text:style-name="T23">1rem</text:span><text:span text:style-name="T16"> </text:span><text:span text:style-name="T12">auto</text:span><text:span text:style-name="T16"> </text:span><text:span text:style-name="T23">0</text:span><text:span text:style-name="T16"> </text:span><text:span text:style-name="T12">auto</text:span><text:span text:style-name="T16">;</text:span></text:p>
      <text:p text:style-name="P2"><text:span text:style-name="T15">                </text:span><text:span text:style-name="T9">display</text:span><text:span text:style-name="T16">: </text:span><text:span text:style-name="T12">block</text:span><text:span text:style-name="T16">;</text:span></text:p>
      <text:p text:style-name="P5">            <text:span text:style-name="T14">}</text:span></text:p>
      <text:p text:style-name="P5">        <text:span text:style-name="T14">}</text:span></text:p>
      <text:p text:style-name="P2"><text:span text:style-name="T15">    </text:span><text:span text:style-name="T2">&lt;/</text:span><text:span text:style-name="T5">style</text:span><text:span text:style-name="T2">&gt;</text:span></text:p>
      <text:p text:style-name="P3"/>
      <text:p text:style-name="P2">    <text:span text:style-name="T2">&lt;</text:span><text:span text:style-name="T5">div</text:span><text:span text:style-name="T14"> </text:span><text:span text:style-name="T9">class</text:span><text:span text:style-name="T14">=</text:span><text:span text:style-name="T12">"intro-frame"</text:span><text:span text:style-name="T2">&gt;</text:span></text:p>
      <text:p text:style-name="P2">        <text:span text:style-name="T2">&lt;</text:span><text:span text:style-name="T5">div</text:span><text:span text:style-name="T14"> </text:span><text:span text:style-name="T9">class</text:span><text:span text:style-name="T14">=</text:span><text:span text:style-name="T12">"intro-left"</text:span><text:span text:style-name="T2">&gt;</text:span></text:p>
      <text:p text:style-name="P2">            <text:span text:style-name="T2">&lt;</text:span><text:span text:style-name="T5">h2</text:span><text:span text:style-name="T14"> </text:span><text:span text:style-name="T9">class</text:span><text:span text:style-name="T14">=</text:span><text:span text:style-name="T12">"intro-title"</text:span><text:span text:style-name="T2">&gt;</text:span><text:span text:style-name="T14">Iris Tarot</text:span><text:span text:style-name="T2">&lt;/</text:span><text:span text:style-name="T5">h2</text:span><text:span text:style-name="T2">&gt;</text:span></text:p>
      <text:p text:style-name="P2">            <text:span text:style-name="T2">&lt;</text:span><text:span text:style-name="T5">p</text:span><text:span text:style-name="T14"> </text:span><text:span text:style-name="T9">class</text:span><text:span text:style-name="T14">=</text:span><text:span text:style-name="T12">"intro-sub"</text:span><text:span text:style-name="T2">&gt;</text:span><text:span text:style-name="T14">Das Auge der Heilung</text:span><text:span text:style-name="T2">&lt;/</text:span><text:span text:style-name="T5">p</text:span><text:span text:style-name="T2">&gt;</text:span></text:p>
      <text:p text:style-name="P2">            <text:span text:style-name="T2">&lt;</text:span><text:span text:style-name="T5">p</text:span><text:span text:style-name="T14"> </text:span><text:span text:style-name="T9">class</text:span><text:span text:style-name="T14">=</text:span><text:span text:style-name="T12">"intro-text"</text:span><text:span text:style-name="T2">&gt;</text:span></text:p>
      <text:p text:style-name="P2">                <text:span text:style-name="T14">Das Iris Tarot ist mehr als ein Kartendeck – es ist ein Kunstwerk, geboren aus Intuition, Symbolik und</text:span></text:p>
      <text:p text:style-name="P2">                <text:span text:style-name="T14">tiefer herzlicher Hingabe.</text:span><text:span text:style-name="T2">&lt;</text:span><text:span text:style-name="T5">br</text:span><text:span text:style-name="T2">&gt;&lt;</text:span><text:span text:style-name="T5">br</text:span><text:span text:style-name="T2">&gt;</text:span></text:p>
      <text:p text:style-name="P2">                <text:span text:style-name="T14">Jede Karte wurde mit größter Präzision gestaltet, inspiriert von der </text:span><text:soft-page-break/><text:span text:style-name="T14">einzigartigen Schönheit der</text:span></text:p>
      <text:p text:style-name="P2">                <text:span text:style-name="T14">menschlichen Iris – jenem Tor zwischen Körper und Seele, Licht und Schatten.</text:span></text:p>
      <text:p text:style-name="P2">            <text:span text:style-name="T2">&lt;/</text:span><text:span text:style-name="T5">p</text:span><text:span text:style-name="T2">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Buttons/mehr-erfahren.png"</text:span><text:span text:style-name="T14"> </text:span><text:span text:style-name="T9">alt</text:span><text:span text:style-name="T14">=</text:span><text:span text:style-name="T12">"Mehr erfahren"</text:span><text:span text:style-name="T14"> </text:span><text:span text:style-name="T9">class</text:span><text:span text:style-name="T14">=</text:span><text:span text:style-name="T12">"intro-button"</text:span></text:p>
      <text:p text:style-name="P2">                <text:span text:style-name="T9">onclick</text:span><text:span text:style-name="T14">=</text:span><text:span text:style-name="T12">"</text:span><text:span text:style-name="T9">document</text:span><text:span text:style-name="T12">.</text:span><text:span text:style-name="T22">getElementById</text:span><text:span text:style-name="T12">('intro-expand').</text:span><text:span text:style-name="T9">classList</text:span><text:span text:style-name="T12">.</text:span><text:span text:style-name="T22">toggle</text:span><text:span text:style-name="T12">('open')"</text:span><text:span text:style-name="T14"> </text:span><text:span text:style-name="T2">/&gt;</text:span></text:p>
      <text:p text:style-name="P2">        <text:span text:style-name="T2">&lt;/</text:span><text:span text:style-name="T5">div</text:span><text:span text:style-name="T2">&gt;</text:span></text:p>
      <text:p text:style-name="P3"/>
      <text:p text:style-name="P2">        <text:span text:style-name="T2">&lt;</text:span><text:span text:style-name="T5">div</text:span><text:span text:style-name="T14"> </text:span><text:span text:style-name="T9">class</text:span><text:span text:style-name="T14">=</text:span><text:span text:style-name="T12">"intro-right"</text:span><text:span text:style-name="T2">&gt;</text:span></text:p>
      <text:p text:style-name="P2">            <text:span text:style-name="T2">&lt;</text:span><text:span text:style-name="T5">div</text:span><text:span text:style-name="T14"> </text:span><text:span text:style-name="T9">class</text:span><text:span text:style-name="T14">=</text:span><text:span text:style-name="T12">"gallery-title"</text:span><text:span text:style-name="T2">&gt;</text:span><text:span text:style-name="T14">Galerie</text:span><text:span text:style-name="T2">&lt;/</text:span><text:span text:style-name="T5">div</text:span><text:span text:style-name="T2">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Gallerie/Gesamtes-Set 1.png"</text:span><text:span text:style-name="T14"> </text:span><text:span text:style-name="T9">alt</text:span><text:span text:style-name="T14">=</text:span><text:span text:style-name="T12">"Galerie Cover"</text:span><text:span text:style-name="T14"> </text:span><text:span text:style-name="T9">class</text:span><text:span text:style-name="T14">=</text:span><text:span text:style-name="T12">"gallery-cover"</text:span></text:p>
      <text:p text:style-name="P2">                <text:span text:style-name="T9">onclick</text:span><text:span text:style-name="T14">=</text:span><text:span text:style-name="T12">"</text:span><text:span text:style-name="T9">document</text:span><text:span text:style-name="T12">.</text:span><text:span text:style-name="T22">getElementById</text:span><text:span text:style-name="T12">('gallery-modal').</text:span><text:span text:style-name="T9">classList</text:span><text:span text:style-name="T12">.</text:span><text:span text:style-name="T22">add</text:span><text:span text:style-name="T12">('open')"</text:span><text:span text:style-name="T14"> </text:span><text:span text:style-name="T2">/&gt;</text:span></text:p>
      <text:p text:style-name="P2">        <text:span text:style-name="T2">&lt;/</text:span><text:span text:style-name="T5">div</text:span><text:span text:style-name="T2">&gt;</text:span></text:p>
      <text:p text:style-name="P2">    <text:span text:style-name="T2">&lt;/</text:span><text:span text:style-name="T5">div</text:span><text:span text:style-name="T2">&gt;</text:span></text:p>
      <text:p text:style-name="P3"/>
      <text:p text:style-name="P2">    <text:span text:style-name="T2">&lt;</text:span><text:span text:style-name="T5">div</text:span><text:span text:style-name="T14"> </text:span><text:span text:style-name="T9">id</text:span><text:span text:style-name="T14">=</text:span><text:span text:style-name="T12">"intro-expand"</text:span><text:span text:style-name="T14"> </text:span><text:span text:style-name="T9">class</text:span><text:span text:style-name="T14">=</text:span><text:span text:style-name="T12">"intro-expand"</text:span><text:span text:style-name="T2">&gt;</text:span></text:p>
      <text:p text:style-name="P2">        <text:span text:style-name="T2">&lt;</text:span><text:span text:style-name="T5">p</text:span><text:span text:style-name="T2">&gt;</text:span></text:p>
      <text:p text:style-name="P2">            <text:span text:style-name="T14">Das Iris Tarot entstand aus einem tiefen Bedürfnis, die Verbindung zwischen innerer Wahrnehmung und äußerer</text:span></text:p>
      <text:p text:style-name="P2">            <text:span text:style-name="T14">Symbolik sichtbar zu machen. Die Iris – das Auge – ist nicht nur ein anatomisches Detail, sondern ein</text:span></text:p>
      <text:p text:style-name="P2">            <text:span text:style-name="T14">Spiegel der Seele. Jede Karte trägt die Essenz dieser Idee in sich: Licht und Schatten, Klarheit und Tiefe,</text:span></text:p>
      <text:p text:style-name="P2">            <text:span text:style-name="T14">Intuition und Struktur. Dieses Deck lädt dazu ein, sich selbst zu erkennen – nicht durch Dogma, sondern</text:span></text:p>
      <text:p text:style-name="P2">            <text:span text:style-name="T14">durch stille Betrachtung und achtsames Erleben.</text:span></text:p>
      <text:p text:style-name="P2">        <text:span text:style-name="T2">&lt;/</text:span><text:span text:style-name="T5">p</text:span><text:span text:style-name="T2">&gt;</text:span></text:p>
      <text:p text:style-name="P2">    <text:span text:style-name="T2">&lt;/</text:span><text:span text:style-name="T5">div</text:span><text:span text:style-name="T2">&gt;</text:span></text:p>
      <text:p text:style-name="P3"/>
      <text:p text:style-name="P2">    <text:span text:style-name="T2">&lt;</text:span><text:span text:style-name="T5">div</text:span><text:span text:style-name="T14"> </text:span><text:span text:style-name="T9">id</text:span><text:span text:style-name="T14">=</text:span><text:span text:style-name="T12">"gallery-modal"</text:span><text:span text:style-name="T14"> </text:span><text:span text:style-name="T9">class</text:span><text:span text:style-name="T14">=</text:span><text:span text:style-name="T12">"gallery-modal"</text:span><text:span text:style-name="T14"> </text:span><text:span text:style-name="T9">onclick</text:span><text:span text:style-name="T14">=</text:span><text:span text:style-name="T12">"</text:span><text:span text:style-name="T5">this</text:span><text:span text:style-name="T12">.</text:span><text:span text:style-name="T9">classList</text:span><text:span text:style-name="T12">.</text:span><text:span text:style-name="T22">remove</text:span><text:span text:style-name="T12">('open')"</text:span><text:span text:style-name="T2">&gt;</text:span></text:p>
      <text:p text:style-name="P2">        <text:span text:style-name="T2">&lt;</text:span><text:span text:style-name="T5">button</text:span><text:span text:style-name="T14"> </text:span><text:span text:style-name="T9">class</text:span><text:span text:style-name="T14">=</text:span><text:span text:style-name="T12">"gallery-close"</text:span></text:p>
      <text:p text:style-name="P2">            <text:span text:style-name="T9">onclick</text:span><text:span text:style-name="T14">=</text:span><text:span text:style-name="T12">"</text:span><text:span text:style-name="T9">document</text:span><text:span text:style-name="T12">.</text:span><text:span text:style-name="T22">getElementById</text:span><text:span text:style-name="T12">('gallery-modal').</text:span><text:span text:style-name="T9">classList</text:span><text:span text:style-name="T12">.</text:span><text:span text:style-name="T22">remove</text:span><text:span text:style-name="T12">('open'); </text:span><text:span text:style-name="T9">event</text:span><text:span text:style-name="T12">.</text:span><text:span text:style-name="T22">stopPropagation</text:span><text:span text:style-name="T12">()"</text:span><text:span text:style-name="T2">&gt;</text:span><text:span text:style-name="T14">×</text:span></text:p>
      <text:p text:style-name="P2">            <text:span text:style-name="T14">schließen</text:span><text:span text:style-name="T2">&lt;/</text:span><text:span text:style-name="T5">button</text:span><text:span text:style-name="T2">&gt;</text:span></text:p>
      <text:p text:style-name="P2">        <text:span text:style-name="T2">&lt;</text:span><text:span text:style-name="T5">div</text:span><text:span text:style-name="T14"> </text:span><text:span text:style-name="T9">class</text:span><text:span text:style-name="T14">=</text:span><text:span text:style-name="T12">"gallery-strip"</text:span><text:span text:style-name="T14"> </text:span><text:span text:style-name="T9">onclick</text:span><text:span text:style-name="T14">=</text:span><text:span text:style-name="T12">"</text:span><text:span text:style-name="T9">event</text:span><text:span text:style-name="T12">.</text:span><text:span text:style-name="T22">stopPropagation</text:span><text:span text:style-name="T12">()"</text:span><text:span text:style-name="T2">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Gallerie/Deckbox+Legetuch.png"</text:span><text:span text:style-name="T14"> </text:span><text:span text:style-name="T9">alt</text:span><text:span text:style-name="T14">=</text:span><text:span text:style-name="T12">"Deckbox mit Legetuch"</text:span><text:span text:style-name="T14"> </text:span><text:span text:style-name="T2">/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Gallerie/Deckbox-geschlossen.png"</text:span><text:span text:style-name="T14"> </text:span><text:span text:style-name="T9">alt</text:span><text:span text:style-name="T14">=</text:span><text:span text:style-name="T12">"Deckbox geschlossen"</text:span><text:span text:style-name="T14"> </text:span><text:span text:style-name="T2">/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Gallerie/Deckbox-offen.png"</text:span><text:span text:style-name="T14"> </text:span><text:span text:style-name="T9">alt</text:span><text:span text:style-name="T14">=</text:span><text:span text:style-name="T12">"Deckbox offen"</text:span><text:span text:style-name="T14"> </text:span><text:span text:style-name="T2">/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Gallerie/Gesamtes-Set 1.png"</text:span><text:span text:style-name="T14"> </text:span><text:span text:style-name="T9">alt</text:span><text:span text:style-name="T14">=</text:span><text:span text:style-name="T12">"Gesamtes Set 1"</text:span><text:span text:style-name="T14"> </text:span><text:span text:style-name="T2">/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Gallerie/Legetuch+Booklet(offen).png"</text:span><text:span text:style-name="T14"> </text:span><text:span text:style-name="T9">alt</text:span><text:span text:style-name="T14">=</text:span><text:span text:style-name="T12">"Legetuch mit Booklet (offen)"</text:span><text:span text:style-name="T14"> </text:span><text:span text:style-name="T2">/&gt;</text:span></text:p>
      <text:p text:style-name="P2">        <text:span text:style-name="T2">&lt;/</text:span><text:span text:style-name="T5">div</text:span><text:span text:style-name="T2">&gt;</text:span></text:p>
      <text:p text:style-name="P2">    <text:span text:style-name="T2">&lt;/</text:span><text:span text:style-name="T5">div</text:span><text:span text:style-name="T2">&gt;</text:span></text:p>
      <text:p text:style-name="Standard"><text:line-break/><text:line-break/>D:\Matize\Hobby Projekte\Iris-Tarot\Iris-Tarot-Website\js\main.js<text:line-break/><text:soft-page-break/><text:span text:style-name="T6">const</text:span><text:span text:style-name="T7"> </text:span><text:span text:style-name="T28">MODULES</text:span><text:span text:style-name="T7"> </text:span><text:span text:style-name="T17">=</text:span><text:span text:style-name="T7"> [</text:span></text:p>
      <text:p text:style-name="P2">    <text:span text:style-name="T12">"hero.html"</text:span><text:span text:style-name="T14">,</text:span></text:p>
      <text:p text:style-name="P2">    <text:span text:style-name="T12">"intro.html"</text:span><text:span text:style-name="T14">,</text:span></text:p>
      <text:p text:style-name="P2">    <text:span text:style-name="T12">"order.html"</text:span><text:span text:style-name="T14">,</text:span></text:p>
      <text:p text:style-name="P2">    <text:span text:style-name="T12">"cards.html"</text:span><text:span text:style-name="T14">,</text:span></text:p>
      <text:p text:style-name="P2">    <text:span text:style-name="T12">"artist.html"</text:span></text:p>
      <text:p text:style-name="P1">];</text:p>
      <text:p text:style-name="P6"><text:line-break/></text:p>
      <text:p text:style-name="P1"><text:span text:style-name="T4">async</text:span> <text:span text:style-name="T4">function</text:span> <text:span text:style-name="T21">loadModules</text:span>() {</text:p>
      <text:p text:style-name="P2">    <text:span text:style-name="T5">const</text:span><text:span text:style-name="T14"> </text:span><text:span text:style-name="T27">app</text:span><text:span text:style-name="T14"> </text:span><text:span text:style-name="T16">=</text:span><text:span text:style-name="T14"> </text:span><text:span text:style-name="T9">document</text:span><text:span text:style-name="T14">.</text:span><text:span text:style-name="T22">getElementById</text:span><text:span text:style-name="T14">(</text:span><text:span text:style-name="T12">"app"</text:span><text:span text:style-name="T14">);</text:span></text:p>
      <text:p text:style-name="P3"/>
      <text:p text:style-name="P2">    <text:span text:style-name="T26">for</text:span><text:span text:style-name="T14"> (</text:span><text:span text:style-name="T5">const</text:span><text:span text:style-name="T14"> </text:span><text:span text:style-name="T27">file</text:span><text:span text:style-name="T14"> </text:span><text:span text:style-name="T5">of</text:span><text:span text:style-name="T14"> </text:span><text:span text:style-name="T27">MODULES</text:span><text:span text:style-name="T14">) {</text:span></text:p>
      <text:p text:style-name="P2">        <text:span text:style-name="T26">try</text:span><text:span text:style-name="T14"> {</text:span></text:p>
      <text:p text:style-name="P2">            <text:span text:style-name="T5">const</text:span><text:span text:style-name="T14"> </text:span><text:span text:style-name="T27">res</text:span><text:span text:style-name="T14"> </text:span><text:span text:style-name="T16">=</text:span><text:span text:style-name="T14"> </text:span><text:span text:style-name="T26">await</text:span><text:span text:style-name="T14"> </text:span><text:span text:style-name="T22">fetch</text:span><text:span text:style-name="T14">(</text:span><text:span text:style-name="T12">`./modules/</text:span><text:span text:style-name="T5">${</text:span><text:span text:style-name="T27">file</text:span><text:span text:style-name="T5">}</text:span><text:span text:style-name="T12">?v=</text:span><text:span text:style-name="T5">${</text:span><text:span text:style-name="T29">Date</text:span><text:span text:style-name="T16">.</text:span><text:span text:style-name="T22">now</text:span><text:span text:style-name="T16">()</text:span><text:span text:style-name="T5">}</text:span><text:span text:style-name="T12">`</text:span><text:span text:style-name="T14">);</text:span></text:p>
      <text:p text:style-name="P2">            <text:span text:style-name="T26">if</text:span><text:span text:style-name="T14"> (</text:span><text:span text:style-name="T16">!</text:span><text:span text:style-name="T27">res</text:span><text:span text:style-name="T14">.</text:span><text:span text:style-name="T27">ok</text:span><text:span text:style-name="T14">) </text:span><text:span text:style-name="T26">throw</text:span><text:span text:style-name="T14"> </text:span><text:span text:style-name="T5">new</text:span><text:span text:style-name="T14"> </text:span><text:span text:style-name="T29">Error</text:span><text:span text:style-name="T14">(</text:span><text:span text:style-name="T12">`</text:span><text:span text:style-name="T5">${</text:span><text:span text:style-name="T27">file</text:span><text:span text:style-name="T5">}</text:span><text:span text:style-name="T12"> nicht gefunden`</text:span><text:span text:style-name="T14">);</text:span></text:p>
      <text:p text:style-name="P2">            <text:span text:style-name="T5">const</text:span><text:span text:style-name="T14"> </text:span><text:span text:style-name="T27">html</text:span><text:span text:style-name="T14"> </text:span><text:span text:style-name="T16">=</text:span><text:span text:style-name="T14"> </text:span><text:span text:style-name="T26">await</text:span><text:span text:style-name="T14"> </text:span><text:span text:style-name="T27">res</text:span><text:span text:style-name="T14">.</text:span><text:span text:style-name="T22">text</text:span><text:span text:style-name="T14">();</text:span></text:p>
      <text:p text:style-name="P2">            <text:span text:style-name="T5">const</text:span><text:span text:style-name="T14"> </text:span><text:span text:style-name="T27">wrap</text:span><text:span text:style-name="T14"> </text:span><text:span text:style-name="T16">=</text:span><text:span text:style-name="T14"> </text:span><text:span text:style-name="T9">document</text:span><text:span text:style-name="T14">.</text:span><text:span text:style-name="T22">createElement</text:span><text:span text:style-name="T14">(</text:span><text:span text:style-name="T12">"section"</text:span><text:span text:style-name="T14">);</text:span></text:p>
      <text:p text:style-name="P2">            <text:span text:style-name="T27">wrap</text:span><text:span text:style-name="T14">.</text:span><text:span text:style-name="T9">innerHTML</text:span><text:span text:style-name="T14"> </text:span><text:span text:style-name="T16">=</text:span><text:span text:style-name="T14"> </text:span><text:span text:style-name="T27">html</text:span><text:span text:style-name="T14">;</text:span></text:p>
      <text:p text:style-name="P2">            <text:span text:style-name="T27">app</text:span><text:span text:style-name="T14">.</text:span><text:span text:style-name="T22">appendChild</text:span><text:span text:style-name="T14">(</text:span><text:span text:style-name="T27">wrap</text:span><text:span text:style-name="T14">);</text:span></text:p>
      <text:p text:style-name="P2">        <text:span text:style-name="T14">} </text:span><text:span text:style-name="T26">catch</text:span><text:span text:style-name="T14"> (</text:span><text:span text:style-name="T9">err</text:span><text:span text:style-name="T14">) {</text:span></text:p>
      <text:p text:style-name="P2">            <text:span text:style-name="T9">console</text:span><text:span text:style-name="T14">.</text:span><text:span text:style-name="T22">error</text:span><text:span text:style-name="T14">(</text:span><text:span text:style-name="T9">err</text:span><text:span text:style-name="T14">);</text:span></text:p>
      <text:p text:style-name="P2">        <text:span text:style-name="T14">}</text:span></text:p>
      <text:p text:style-name="P2">    <text:span text:style-name="T14">}</text:span></text:p>
      <text:p text:style-name="P1">}</text:p>
      <text:p text:style-name="P3"/>
      <text:p text:style-name="P1"><text:span text:style-name="T8">document</text:span>.<text:span text:style-name="T21">addEventListener</text:span>(<text:span text:style-name="T11">"DOMContentLoaded"</text:span>, <text:span text:style-name="T21">loadModules</text:span>);</text:p>
      <text:p text:style-name="P1"/>
      <text:p text:style-name="Standard"><text:line-break/><text:line-break/><text:line-break/>D:\Matize\Hobby Projekte\Iris-Tarot\Iris-Tarot-Website\modules\order.html<text:line-break/><text:line-break/><text:span text:style-name="T3">&lt;!</text:span><text:span text:style-name="T6">DOCTYPE</text:span><text:span text:style-name="T7"> </text:span><text:span text:style-name="T10">html</text:span><text:span text:style-name="T3">&gt;</text:span></text:p>
      <text:p text:style-name="P1"><text:span text:style-name="T1">&lt;</text:span><text:span text:style-name="T4">html</text:span> <text:span text:style-name="T8">lang</text:span>=<text:span text:style-name="T11">"de"</text:span><text:span text:style-name="T1">&gt;</text:span></text:p>
      <text:p text:style-name="P3"/>
      <text:p text:style-name="P1"><text:span text:style-name="T1">&lt;</text:span><text:span text:style-name="T4">head</text:span><text:span text:style-name="T1">&gt;</text:span></text:p>
      <text:p text:style-name="P2">    <text:span text:style-name="T2">&lt;</text:span><text:span text:style-name="T5">meta</text:span><text:span text:style-name="T14"> </text:span><text:span text:style-name="T9">charset</text:span><text:span text:style-name="T14">=</text:span><text:span text:style-name="T12">"UTF-8"</text:span><text:span text:style-name="T14"> </text:span><text:span text:style-name="T2">/&gt;</text:span></text:p>
      <text:p text:style-name="P2">    <text:span text:style-name="T2">&lt;</text:span><text:span text:style-name="T5">meta</text:span><text:span text:style-name="T14"> </text:span><text:span text:style-name="T9">name</text:span><text:span text:style-name="T14">=</text:span><text:span text:style-name="T12">"viewport"</text:span><text:span text:style-name="T14"> </text:span><text:span text:style-name="T9">content</text:span><text:span text:style-name="T14">=</text:span><text:span text:style-name="T12">"width=device-width, initial-scale=1.0"</text:span><text:span text:style-name="T14"> </text:span><text:span text:style-name="T2">/&gt;</text:span></text:p>
      <text:p text:style-name="P2">    <text:span text:style-name="T2">&lt;</text:span><text:span text:style-name="T5">title</text:span><text:span text:style-name="T2">&gt;</text:span><text:span text:style-name="T14">Jetzt bestellen – Iris Tarot</text:span><text:span text:style-name="T2">&lt;/</text:span><text:span text:style-name="T5">title</text:span><text:span text:style-name="T2">&gt;</text:span></text:p>
      <text:p text:style-name="P2">    <text:span text:style-name="T2">&lt;</text:span><text:span text:style-name="T5">style</text:span><text:span text:style-name="T2">&gt;</text:span></text:p>
      <text:p text:style-name="P2"><text:span text:style-name="T15">        </text:span><text:span text:style-name="T19">:root</text:span><text:span text:style-name="T16"> {</text:span></text:p>
      <text:p text:style-name="P2"><text:span text:style-name="T15">            </text:span><text:span text:style-name="T9">--bg-main</text:span><text:span text:style-name="T16">: </text:span><text:span text:style-name="T12">#14110f</text:span><text:span text:style-name="T16">;</text:span></text:p>
      <text:p text:style-name="P2"><text:span text:style-name="T15">            </text:span><text:span text:style-name="T9">--gold</text:span><text:span text:style-name="T16">: </text:span><text:span text:style-name="T12">#c2a05a</text:span><text:span text:style-name="T16">;</text:span></text:p>
      <text:p text:style-name="P2"><text:span text:style-name="T15">            </text:span><text:span text:style-name="T9">--border-gold</text:span><text:span text:style-name="T16">: </text:span><text:span text:style-name="T22">rgba</text:span><text:span text:style-name="T16">(</text:span><text:span text:style-name="T23">194</text:span><text:span text:style-name="T16">, </text:span><text:span text:style-name="T23">160</text:span><text:span text:style-name="T16">, </text:span><text:span text:style-name="T23">90</text:span><text:span text:style-name="T16">, </text:span><text:span text:style-name="T23">0.5</text:span><text:span text:style-name="T16">);</text:span></text:p>
      <text:p text:style-name="P2"><text:span text:style-name="T15">            </text:span><text:span text:style-name="T9">--radius-md</text:span><text:span text:style-name="T16">: </text:span><text:span text:style-name="T23">0.75rem</text:span><text:span text:style-name="T16">;</text:span></text:p>
      <text:p text:style-name="P2"><text:span text:style-name="T15">            </text:span><text:span text:style-name="T9">--radius-lg</text:span><text:span text:style-name="T16">: </text:span><text:span text:style-name="T23">1.25rem</text:span><text:span text:style-name="T16">;</text:span></text:p>
      <text:p text:style-name="P2"><text:span text:style-name="T15">            </text:span><text:span text:style-name="T9">--font-head</text:span><text:span text:style-name="T16">: </text:span><text:span text:style-name="T12">"Playfair Display"</text:span><text:span text:style-name="T16">, </text:span><text:span text:style-name="T12">Georgia</text:span><text:span text:style-name="T16">, </text:span><text:span text:style-name="T12">serif</text:span><text:span text:style-name="T16">;</text:span></text:p>
      <text:p text:style-name="P2"><text:span text:style-name="T15">            </text:span><text:span text:style-name="T9">--font-body</text:span><text:span text:style-name="T16">: </text:span><text:span text:style-name="T12">"Inter"</text:span><text:span text:style-name="T16">, </text:span><text:span text:style-name="T12">system-ui</text:span><text:span text:style-name="T16">, </text:span><text:span text:style-name="T12">sans-serif</text:span><text:span text:style-name="T16">;</text:span></text:p>
      <text:p text:style-name="P2"><text:span text:style-name="T15">            </text:span><text:span text:style-name="T9">--text</text:span><text:span text:style-name="T16">: </text:span><text:span text:style-name="T12">#f0e9d8</text:span><text:span text:style-name="T16">;</text:span></text:p>
      <text:p text:style-name="P5"><text:soft-page-break/>        <text:span text:style-name="T14">}</text:span></text:p>
      <text:p text:style-name="P3"/>
      <text:p text:style-name="P2"><text:span text:style-name="T15">        </text:span><text:span text:style-name="T5">*</text:span><text:span text:style-name="T16"> {</text:span></text:p>
      <text:p text:style-name="P2"><text:span text:style-name="T15">            </text:span><text:span text:style-name="T9">margin</text:span><text:span text:style-name="T16">: </text:span><text:span text:style-name="T23">0</text:span><text:span text:style-name="T16">;</text:span></text:p>
      <text:p text:style-name="P2"><text:span text:style-name="T15">            </text:span><text:span text:style-name="T9">padding</text:span><text:span text:style-name="T16">: </text:span><text:span text:style-name="T23">0</text:span><text:span text:style-name="T16">;</text:span></text:p>
      <text:p text:style-name="P2"><text:span text:style-name="T15">            </text:span><text:span text:style-name="T9">box-sizing</text:span><text:span text:style-name="T16">: </text:span><text:span text:style-name="T12">border-box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html</text:span><text:span text:style-name="T16">,</text:span></text:p>
      <text:p text:style-name="P2"><text:span text:style-name="T15">        </text:span><text:span text:style-name="T19">body</text:span><text:span text:style-name="T16"> {</text:span></text:p>
      <text:p text:style-name="P2"><text:span text:style-name="T15">            </text:span><text:span text:style-name="T9">background</text:span><text:span text:style-name="T16">: </text:span><text:span text:style-name="T22">var</text:span><text:span text:style-name="T16">(</text:span><text:span text:style-name="T9">--bg-main</text:span><text:span text:style-name="T16">);</text:span></text:p>
      <text:p text:style-name="P2"><text:span text:style-name="T15">            </text:span><text:span text:style-name="T9">color</text:span><text:span text:style-name="T16">: </text:span><text:span text:style-name="T22">var</text:span><text:span text:style-name="T16">(</text:span><text:span text:style-name="T9">--text</text:span><text:span text:style-name="T16">);</text:span></text:p>
      <text:p text:style-name="P2"><text:span text:style-name="T15">            </text:span><text:span text:style-name="T9">font-family</text:span><text:span text:style-name="T16">: </text:span><text:span text:style-name="T22">var</text:span><text:span text:style-name="T16">(</text:span><text:span text:style-name="T9">--font-body</text:span><text:span text:style-name="T16">)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order-section</text:span><text:span text:style-name="T16"> {</text:span></text:p>
      <text:p text:style-name="P2"><text:span text:style-name="T15">            </text:span><text:span text:style-name="T9">background</text:span><text:span text:style-name="T16">: </text:span><text:span text:style-name="T22">var</text:span><text:span text:style-name="T16">(</text:span><text:span text:style-name="T9">--bg-main</text:span><text:span text:style-name="T16">);</text:span></text:p>
      <text:p text:style-name="P2"><text:span text:style-name="T15">            </text:span><text:span text:style-name="T9">padding</text:span><text:span text:style-name="T16">: </text:span><text:span text:style-name="T23">4rem</text:span><text:span text:style-name="T16"> </text:span><text:span text:style-name="T23">1rem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order-frame</text:span><text:span text:style-name="T16"> {</text:span></text:p>
      <text:p text:style-name="P2"><text:span text:style-name="T15">            </text:span><text:span text:style-name="T9">max-width</text:span><text:span text:style-name="T16">: </text:span><text:span text:style-name="T23">480px</text:span><text:span text:style-name="T16">;</text:span></text:p>
      <text:p text:style-name="P2"><text:span text:style-name="T15">            </text:span><text:span text:style-name="T9">margin</text:span><text:span text:style-name="T16">: </text:span><text:span text:style-name="T23">0</text:span><text:span text:style-name="T16"> </text:span><text:span text:style-name="T12">auto</text:span><text:span text:style-name="T16">;</text:span></text:p>
      <text:p text:style-name="P2"><text:span text:style-name="T15">            </text:span><text:span text:style-name="T9">padding</text:span><text:span text:style-name="T16">: </text:span><text:span text:style-name="T23">2rem</text:span><text:span text:style-name="T16">;</text:span></text:p>
      <text:p text:style-name="P2"><text:span text:style-name="T15">            </text:span><text:span text:style-name="T9">text-align</text:span><text:span text:style-name="T16">: </text:span><text:span text:style-name="T12">center</text:span><text:span text:style-name="T16">;</text:span></text:p>
      <text:p text:style-name="P2"><text:span text:style-name="T15">            </text:span><text:span text:style-name="T9">border-radius</text:span><text:span text:style-name="T16">: </text:span><text:span text:style-name="T22">var</text:span><text:span text:style-name="T16">(</text:span><text:span text:style-name="T9">--radius-lg</text:span><text:span text:style-name="T16">);</text:span></text:p>
      <text:p text:style-name="P2"><text:span text:style-name="T15">            </text:span><text:span text:style-name="T9">background</text:span><text:span text:style-name="T16">: </text:span><text:span text:style-name="T22">rgba</text:span><text:span text:style-name="T16">(</text:span><text:span text:style-name="T23">20</text:span><text:span text:style-name="T16">, </text:span><text:span text:style-name="T23">20</text:span><text:span text:style-name="T16">, </text:span><text:span text:style-name="T23">20</text:span><text:span text:style-name="T16">, </text:span><text:span text:style-name="T23">0.4</text:span><text:span text:style-name="T16">);</text:span></text:p>
      <text:p text:style-name="P2"><text:span text:style-name="T15">            </text:span><text:span text:style-name="T9">backdrop-filter</text:span><text:span text:style-name="T16">: </text:span><text:span text:style-name="T22">blur</text:span><text:span text:style-name="T16">(</text:span><text:span text:style-name="T23">10px</text:span><text:span text:style-name="T16">);</text:span></text:p>
      <text:p text:style-name="P2"><text:span text:style-name="T15">            </text:span><text:span text:style-name="T9">box-shadow</text:span><text:span text:style-name="T16">:</text:span></text:p>
      <text:p text:style-name="P2"><text:span text:style-name="T15">                </text:span><text:span text:style-name="T23">0</text:span><text:span text:style-name="T16"> </text:span><text:span text:style-name="T23">0</text:span><text:span text:style-name="T16"> </text:span><text:span text:style-name="T23">28px</text:span><text:span text:style-name="T16"> </text:span><text:span text:style-name="T22">rgba</text:span><text:span text:style-name="T16">(</text:span><text:span text:style-name="T23">0</text:span><text:span text:style-name="T16">, </text:span><text:span text:style-name="T23">0</text:span><text:span text:style-name="T16">, </text:span><text:span text:style-name="T23">0</text:span><text:span text:style-name="T16">, </text:span><text:span text:style-name="T23">0.5</text:span><text:span text:style-name="T16">),</text:span></text:p>
      <text:p text:style-name="P2"><text:span text:style-name="T15">                </text:span><text:span text:style-name="T23">0</text:span><text:span text:style-name="T16"> </text:span><text:span text:style-name="T23">0</text:span><text:span text:style-name="T16"> </text:span><text:span text:style-name="T23">48px</text:span><text:span text:style-name="T16"> </text:span><text:span text:style-name="T22">rgba</text:span><text:span text:style-name="T16">(</text:span><text:span text:style-name="T23">194</text:span><text:span text:style-name="T16">, </text:span><text:span text:style-name="T23">160</text:span><text:span text:style-name="T16">, </text:span><text:span text:style-name="T23">90</text:span><text:span text:style-name="T16">, </text:span><text:span text:style-name="T23">0.25</text:span><text:span text:style-name="T16">);</text:span></text:p>
      <text:p text:style-name="P2"><text:span text:style-name="T15">            </text:span><text:span text:style-name="T9">border</text:span><text:span text:style-name="T16">: </text:span><text:span text:style-name="T23">1px</text:span><text:span text:style-name="T16"> </text:span><text:span text:style-name="T12">solid</text:span><text:span text:style-name="T16"> </text:span><text:span text:style-name="T22">var</text:span><text:span text:style-name="T16">(</text:span><text:span text:style-name="T9">--border-gold</text:span><text:span text:style-name="T16">)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order-title</text:span><text:span text:style-name="T16"> {</text:span></text:p>
      <text:p text:style-name="P2"><text:span text:style-name="T15">            </text:span><text:span text:style-name="T9">font-family</text:span><text:span text:style-name="T16">: </text:span><text:span text:style-name="T22">var</text:span><text:span text:style-name="T16">(</text:span><text:span text:style-name="T9">--font-head</text:span><text:span text:style-name="T16">);</text:span></text:p>
      <text:p text:style-name="P2"><text:span text:style-name="T15">            </text:span><text:span text:style-name="T9">font-size</text:span><text:span text:style-name="T16">: </text:span><text:span text:style-name="T23">1.8rem</text:span><text:span text:style-name="T16">;</text:span></text:p>
      <text:p text:style-name="P2"><text:span text:style-name="T15">            </text:span><text:span text:style-name="T9">color</text:span><text:span text:style-name="T16">: </text:span><text:span text:style-name="T12">#fff</text:span><text:span text:style-name="T16">;</text:span></text:p>
      <text:p text:style-name="P2"><text:span text:style-name="T15">            </text:span><text:span text:style-name="T9">margin-bottom</text:span><text:span text:style-name="T16">: </text:span><text:span text:style-name="T23">1rem</text:span><text:span text:style-name="T16">;</text:span></text:p>
      <text:p text:style-name="P2"><text:span text:style-name="T15">            </text:span><text:span text:style-name="T9">text-shadow</text:span><text:span text:style-name="T16">: </text:span><text:span text:style-name="T23">0</text:span><text:span text:style-name="T16"> </text:span><text:span text:style-name="T23">0</text:span><text:span text:style-name="T16"> </text:span><text:span text:style-name="T23">12px</text:span><text:span text:style-name="T16"> </text:span><text:span text:style-name="T22">rgba</text:span><text:span text:style-name="T16">(</text:span><text:span text:style-name="T23">194</text:span><text:span text:style-name="T16">, </text:span><text:span text:style-name="T23">160</text:span><text:span text:style-name="T16">, </text:span><text:span text:style-name="T23">90</text:span><text:span text:style-name="T16">, </text:span><text:span text:style-name="T23">0.4</text:span><text:span text:style-name="T16">)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order-sub</text:span><text:span text:style-name="T16"> {</text:span></text:p>
      <text:p text:style-name="P2"><text:span text:style-name="T15">            </text:span><text:span text:style-name="T9">font-family</text:span><text:span text:style-name="T16">: </text:span><text:span text:style-name="T22">var</text:span><text:span text:style-name="T16">(</text:span><text:span text:style-name="T9">--font-head</text:span><text:span text:style-name="T16">);</text:span></text:p>
      <text:p text:style-name="P2"><text:span text:style-name="T15">            </text:span><text:span text:style-name="T9">font-size</text:span><text:span text:style-name="T16">: </text:span><text:span text:style-name="T23">1.2rem</text:span><text:span text:style-name="T16">;</text:span></text:p>
      <text:p text:style-name="P2"><text:span text:style-name="T15">            </text:span><text:span text:style-name="T9">color</text:span><text:span text:style-name="T16">: </text:span><text:span text:style-name="T22">var</text:span><text:span text:style-name="T16">(</text:span><text:span text:style-name="T9">--gold</text:span><text:span text:style-name="T16">);</text:span></text:p>
      <text:p text:style-name="P2"><text:span text:style-name="T15">            </text:span><text:span text:style-name="T9">margin-bottom</text:span><text:span text:style-name="T16">: </text:span><text:span text:style-name="T23">2rem</text:span><text:span text:style-name="T16">;</text:span></text:p>
      <text:p text:style-name="P2"><text:span text:style-name="T15">            </text:span><text:span text:style-name="T9">letter-spacing</text:span><text:span text:style-name="T16">: </text:span><text:span text:style-name="T23">0.03em</text:span><text:span text:style-name="T16">;</text:span></text:p>
      <text:p text:style-name="P2"><text:span text:style-name="T15">            </text:span><text:span text:style-name="T9">font-style</text:span><text:span text:style-name="T16">: </text:span><text:span text:style-name="T12">italic</text:span><text:span text:style-name="T16">;</text:span></text:p>
      <text:p text:style-name="P5">        <text:span text:style-name="T14">}</text:span></text:p>
      <text:p text:style-name="P3"/>
      <text:p text:style-name="P2"><text:soft-page-break/><text:span text:style-name="T15">        </text:span><text:span text:style-name="T19">.order-button</text:span><text:span text:style-name="T16"> {</text:span></text:p>
      <text:p text:style-name="P2"><text:span text:style-name="T15">            </text:span><text:span text:style-name="T9">display</text:span><text:span text:style-name="T16">: </text:span><text:span text:style-name="T12">inline-block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order-button</text:span><text:span text:style-name="T16"> </text:span><text:span text:style-name="T19">img</text:span><text:span text:style-name="T16"> {</text:span></text:p>
      <text:p text:style-name="P2"><text:span text:style-name="T15">            </text:span><text:span text:style-name="T9">width</text:span><text:span text:style-name="T16">: </text:span><text:span text:style-name="T23">160px</text:span><text:span text:style-name="T16">;</text:span></text:p>
      <text:p text:style-name="P2"><text:span text:style-name="T15">            </text:span><text:span text:style-name="T9">height</text:span><text:span text:style-name="T16">: </text:span><text:span text:style-name="T12">auto</text:span><text:span text:style-name="T16">;</text:span></text:p>
      <text:p text:style-name="P2"><text:span text:style-name="T15">            </text:span><text:span text:style-name="T9">border-radius</text:span><text:span text:style-name="T16">: </text:span><text:span text:style-name="T22">var</text:span><text:span text:style-name="T16">(</text:span><text:span text:style-name="T9">--radius-md</text:span><text:span text:style-name="T16">);</text:span></text:p>
      <text:p text:style-name="P2"><text:span text:style-name="T15">            </text:span><text:span text:style-name="T9">transition</text:span><text:span text:style-name="T16">: transform </text:span><text:span text:style-name="T23">0.2s</text:span><text:span text:style-name="T16"> </text:span><text:span text:style-name="T12">ease</text:span><text:span text:style-name="T16">;</text:span></text:p>
      <text:p text:style-name="P2"><text:span text:style-name="T15">            </text:span><text:span text:style-name="T9">cursor</text:span><text:span text:style-name="T16">: </text:span><text:span text:style-name="T12">pointer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order-button</text:span><text:span text:style-name="T16"> </text:span><text:span text:style-name="T19">img:hover</text:span><text:span text:style-name="T16"> {</text:span></text:p>
      <text:p text:style-name="P2"><text:span text:style-name="T15">            </text:span><text:span text:style-name="T9">transform</text:span><text:span text:style-name="T16">: </text:span><text:span text:style-name="T22">scale</text:span><text:span text:style-name="T16">(</text:span><text:span text:style-name="T23">1.04</text:span><text:span text:style-name="T16">);</text:span></text:p>
      <text:p text:style-name="P5">        <text:span text:style-name="T14">}</text:span></text:p>
      <text:p text:style-name="P2"><text:span text:style-name="T15">    </text:span><text:span text:style-name="T2">&lt;/</text:span><text:span text:style-name="T5">style</text:span><text:span text:style-name="T2">&gt;</text:span></text:p>
      <text:p text:style-name="P1"><text:span text:style-name="T1">&lt;/</text:span><text:span text:style-name="T4">head</text:span><text:span text:style-name="T1">&gt;</text:span></text:p>
      <text:p text:style-name="P3"/>
      <text:p text:style-name="P1"><text:span text:style-name="T1">&lt;</text:span><text:span text:style-name="T4">body</text:span><text:span text:style-name="T1">&gt;</text:span></text:p>
      <text:p text:style-name="P3"/>
      <text:p text:style-name="P2">    <text:span text:style-name="T2">&lt;</text:span><text:span text:style-name="T5">section</text:span><text:span text:style-name="T14"> </text:span><text:span text:style-name="T9">class</text:span><text:span text:style-name="T14">=</text:span><text:span text:style-name="T12">"order-section"</text:span><text:span text:style-name="T2">&gt;</text:span></text:p>
      <text:p text:style-name="P2">        <text:span text:style-name="T2">&lt;</text:span><text:span text:style-name="T5">div</text:span><text:span text:style-name="T14"> </text:span><text:span text:style-name="T9">class</text:span><text:span text:style-name="T14">=</text:span><text:span text:style-name="T12">"order-frame"</text:span><text:span text:style-name="T2">&gt;</text:span></text:p>
      <text:p text:style-name="P2">            <text:span text:style-name="T2">&lt;</text:span><text:span text:style-name="T5">h2</text:span><text:span text:style-name="T14"> </text:span><text:span text:style-name="T9">class</text:span><text:span text:style-name="T14">=</text:span><text:span text:style-name="T12">"order-title"</text:span><text:span text:style-name="T2">&gt;</text:span><text:span text:style-name="T14">Jetzt bestellen</text:span><text:span text:style-name="T2">&lt;/</text:span><text:span text:style-name="T5">h2</text:span><text:span text:style-name="T2">&gt;</text:span></text:p>
      <text:p text:style-name="P2">            <text:span text:style-name="T2">&lt;</text:span><text:span text:style-name="T5">p</text:span><text:span text:style-name="T14"> </text:span><text:span text:style-name="T9">class</text:span><text:span text:style-name="T14">=</text:span><text:span text:style-name="T12">"order-sub"</text:span><text:span text:style-name="T2">&gt;</text:span><text:span text:style-name="T14">Dein persönliches Iris Tarot</text:span><text:span text:style-name="T2">&lt;/</text:span><text:span text:style-name="T5">p</text:span><text:span text:style-name="T2">&gt;</text:span></text:p>
      <text:p text:style-name="P2">            <text:span text:style-name="T2">&lt;</text:span><text:span text:style-name="T5">a</text:span><text:span text:style-name="T14"> </text:span><text:span text:style-name="T9">href</text:span><text:span text:style-name="T14">=</text:span><text:span text:style-name="T12">"bestellseite.html"</text:span><text:span text:style-name="T14"> </text:span><text:span text:style-name="T9">class</text:span><text:span text:style-name="T14">=</text:span><text:span text:style-name="T12">"order-button"</text:span><text:span text:style-name="T2">&gt;</text:span></text:p>
      <text:p text:style-name="P2">    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Buttons/jetzt bestellen.png"</text:span><text:span text:style-name="T14"> </text:span><text:span text:style-name="T9">alt</text:span><text:span text:style-name="T14">=</text:span><text:span text:style-name="T12">"Jetzt bestellen"</text:span><text:span text:style-name="T14"> </text:span><text:span text:style-name="T2">/&gt;</text:span></text:p>
      <text:p text:style-name="P2">            <text:span text:style-name="T2">&lt;/</text:span><text:span text:style-name="T5">a</text:span><text:span text:style-name="T2">&gt;</text:span></text:p>
      <text:p text:style-name="P2">        <text:span text:style-name="T2">&lt;/</text:span><text:span text:style-name="T5">div</text:span><text:span text:style-name="T2">&gt;</text:span></text:p>
      <text:p text:style-name="P2">    <text:span text:style-name="T2">&lt;/</text:span><text:span text:style-name="T5">section</text:span><text:span text:style-name="T2">&gt;</text:span></text:p>
      <text:p text:style-name="P3"/>
      <text:p text:style-name="P1"><text:span text:style-name="T1">&lt;/</text:span><text:span text:style-name="T4">body</text:span><text:span text:style-name="T1">&gt;</text:span></text:p>
      <text:p text:style-name="P3"/>
      <text:p text:style-name="P1"><text:span text:style-name="T1">&lt;/</text:span><text:span text:style-name="T4">html</text:span><text:span text:style-name="T1">&gt;</text:span></text:p>
      <text:p text:style-name="Standard"><text:line-break/><text:line-break/>D:\Matize\Hobby Projekte\Iris-Tarot\Iris-Tarot-Website\modules\hero.html<text:line-break/><text:line-break/><text:span text:style-name="T3">&lt;</text:span><text:span text:style-name="T6">header</text:span><text:span text:style-name="T7"> </text:span><text:span text:style-name="T10">class</text:span><text:span text:style-name="T7">=</text:span><text:span text:style-name="T13">"hero"</text:span><text:span text:style-name="T3">&gt;</text:span></text:p>
      <text:p text:style-name="P2">    <text:span text:style-name="T2">&lt;</text:span><text:span text:style-name="T5">style</text:span><text:span text:style-name="T2">&gt;</text:span></text:p>
      <text:p text:style-name="P2"><text:span text:style-name="T15">        </text:span><text:span text:style-name="T19">:root</text:span><text:span text:style-name="T16"> {</text:span></text:p>
      <text:p text:style-name="P2"><text:span text:style-name="T15">            </text:span><text:span text:style-name="T9">--bg-main</text:span><text:span text:style-name="T16">: </text:span><text:span text:style-name="T12">#1e1613</text:span><text:span text:style-name="T16">;</text:span></text:p>
      <text:p text:style-name="P2"><text:span text:style-name="T15">            </text:span><text:span text:style-name="T9">--gold</text:span><text:span text:style-name="T16">: </text:span><text:span text:style-name="T12">#c2a05a</text:span><text:span text:style-name="T16">;</text:span></text:p>
      <text:p text:style-name="P2"><text:span text:style-name="T15">            </text:span><text:span text:style-name="T9">--border-gold</text:span><text:span text:style-name="T16">: </text:span><text:span text:style-name="T22">rgba</text:span><text:span text:style-name="T16">(</text:span><text:span text:style-name="T23">194</text:span><text:span text:style-name="T16">, </text:span><text:span text:style-name="T23">160</text:span><text:span text:style-name="T16">, </text:span><text:span text:style-name="T23">90</text:span><text:span text:style-name="T16">, </text:span><text:span text:style-name="T23">0.5</text:span><text:span text:style-name="T16">);</text:span></text:p>
      <text:p text:style-name="P2"><text:span text:style-name="T15">            </text:span><text:span text:style-name="T9">--radius-lg</text:span><text:span text:style-name="T16">: </text:span><text:span text:style-name="T23">1.25rem</text:span><text:span text:style-name="T16">;</text:span></text:p>
      <text:p text:style-name="P2"><text:span text:style-name="T15">            </text:span><text:span text:style-name="T9">--font-head</text:span><text:span text:style-name="T16">: </text:span><text:span text:style-name="T12">"Playfair Display"</text:span><text:span text:style-name="T16">, </text:span><text:span text:style-name="T12">Georgia</text:span><text:span text:style-name="T16">, </text:span><text:span text:style-name="T12">serif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html</text:span><text:span text:style-name="T16">,</text:span></text:p>
      <text:p text:style-name="P2"><text:span text:style-name="T15">        </text:span><text:span text:style-name="T19">body</text:span><text:span text:style-name="T16"> {</text:span></text:p>
      <text:p text:style-name="P2"><text:span text:style-name="T15">            </text:span><text:span text:style-name="T9">background</text:span><text:span text:style-name="T16">: </text:span><text:span text:style-name="T22">var</text:span><text:span text:style-name="T16">(</text:span><text:span text:style-name="T9">--bg-main</text:span><text:span text:style-name="T16">);</text:span></text:p>
      <text:p text:style-name="P2"><text:span text:style-name="T15">            </text:span><text:span text:style-name="T9">margin</text:span><text:span text:style-name="T16">: </text:span><text:span text:style-name="T23">0</text:span><text:span text:style-name="T16">;</text:span></text:p>
      <text:p text:style-name="P2"><text:soft-page-break/><text:span text:style-name="T15">            </text:span><text:span text:style-name="T9">padding</text:span><text:span text:style-name="T16">: </text:span><text:span text:style-name="T23">0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hero</text:span><text:span text:style-name="T16"> {</text:span></text:p>
      <text:p text:style-name="P2"><text:span text:style-name="T15">            </text:span><text:span text:style-name="T9">position</text:span><text:span text:style-name="T16">: </text:span><text:span text:style-name="T12">relative</text:span><text:span text:style-name="T16">;</text:span></text:p>
      <text:p text:style-name="P2"><text:span text:style-name="T15">            </text:span><text:span text:style-name="T9">width</text:span><text:span text:style-name="T16">: </text:span><text:span text:style-name="T23">100%</text:span><text:span text:style-name="T16">;</text:span></text:p>
      <text:p text:style-name="P2"><text:span text:style-name="T15">            </text:span><text:span text:style-name="T9">min-height</text:span><text:span text:style-name="T16">: </text:span><text:span text:style-name="T23">90vh</text:span><text:span text:style-name="T16">;</text:span></text:p>
      <text:p text:style-name="P2"><text:span text:style-name="T15">            </text:span><text:span text:style-name="T9">display</text:span><text:span text:style-name="T16">: </text:span><text:span text:style-name="T12">flex</text:span><text:span text:style-name="T16">;</text:span></text:p>
      <text:p text:style-name="P2"><text:span text:style-name="T15">            </text:span><text:span text:style-name="T9">align-items</text:span><text:span text:style-name="T16">: </text:span><text:span text:style-name="T12">center</text:span><text:span text:style-name="T16">;</text:span></text:p>
      <text:p text:style-name="P2"><text:span text:style-name="T15">            </text:span><text:span text:style-name="T9">justify-content</text:span><text:span text:style-name="T16">: </text:span><text:span text:style-name="T12">center</text:span><text:span text:style-name="T16">;</text:span></text:p>
      <text:p text:style-name="P2"><text:span text:style-name="T15">            </text:span><text:span text:style-name="T9">overflow</text:span><text:span text:style-name="T16">: </text:span><text:span text:style-name="T12">hidden</text:span><text:span text:style-name="T16">;</text:span></text:p>
      <text:p text:style-name="P2"><text:span text:style-name="T15">            </text:span><text:span text:style-name="T9">background</text:span><text:span text:style-name="T16">: </text:span><text:span text:style-name="T22">var</text:span><text:span text:style-name="T16">(</text:span><text:span text:style-name="T9">--bg-main</text:span><text:span text:style-name="T16">);</text:span></text:p>
      <text:p text:style-name="P2"><text:span text:style-name="T15">            </text:span><text:span text:style-name="T24">/* feste Farbe */</text:span></text:p>
      <text:p text:style-name="P2"><text:span text:style-name="T15">            </text:span><text:span text:style-name="T9">padding</text:span><text:span text:style-name="T16">: </text:span><text:span text:style-name="T23">0</text:span><text:span text:style-name="T16">;</text:span></text:p>
      <text:p text:style-name="P2"><text:span text:style-name="T15">            </text:span><text:span text:style-name="T9">margin-bottom</text:span><text:span text:style-name="T16">: </text:span><text:span text:style-name="T23">3rem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hero-bg</text:span><text:span text:style-name="T16"> {</text:span></text:p>
      <text:p text:style-name="P2"><text:span text:style-name="T15">            </text:span><text:span text:style-name="T9">position</text:span><text:span text:style-name="T16">: </text:span><text:span text:style-name="T12">absolute</text:span><text:span text:style-name="T16">;</text:span></text:p>
      <text:p text:style-name="P2"><text:span text:style-name="T15">            </text:span><text:span text:style-name="T9">inset</text:span><text:span text:style-name="T16">: </text:span><text:span text:style-name="T23">0</text:span><text:span text:style-name="T16">;</text:span></text:p>
      <text:p text:style-name="P2"><text:span text:style-name="T15">            </text:span><text:span text:style-name="T9">display</text:span><text:span text:style-name="T16">: </text:span><text:span text:style-name="T12">flex</text:span><text:span text:style-name="T16">;</text:span></text:p>
      <text:p text:style-name="P2"><text:span text:style-name="T15">            </text:span><text:span text:style-name="T9">align-items</text:span><text:span text:style-name="T16">: </text:span><text:span text:style-name="T12">center</text:span><text:span text:style-name="T16">;</text:span></text:p>
      <text:p text:style-name="P2"><text:span text:style-name="T15">            </text:span><text:span text:style-name="T9">justify-content</text:span><text:span text:style-name="T16">: </text:span><text:span text:style-name="T12">center</text:span><text:span text:style-name="T16">;</text:span></text:p>
      <text:p text:style-name="P2"><text:span text:style-name="T15">            </text:span><text:span text:style-name="T9">overflow</text:span><text:span text:style-name="T16">: </text:span><text:span text:style-name="T12">hidden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hero-img</text:span><text:span text:style-name="T16"> {</text:span></text:p>
      <text:p text:style-name="P2"><text:span text:style-name="T15">            </text:span><text:span text:style-name="T9">width</text:span><text:span text:style-name="T16">: </text:span><text:span text:style-name="T23">100%</text:span><text:span text:style-name="T16">;</text:span></text:p>
      <text:p text:style-name="P2"><text:span text:style-name="T15">            </text:span><text:span text:style-name="T9">height</text:span><text:span text:style-name="T16">: </text:span><text:span text:style-name="T23">100%</text:span><text:span text:style-name="T16">;</text:span></text:p>
      <text:p text:style-name="P2"><text:span text:style-name="T15">            </text:span><text:span text:style-name="T9">object-fit</text:span><text:span text:style-name="T16">: </text:span><text:span text:style-name="T12">contain</text:span><text:span text:style-name="T16">;</text:span></text:p>
      <text:p text:style-name="P2"><text:span text:style-name="T15">            </text:span><text:span text:style-name="T9">object-position</text:span><text:span text:style-name="T16">: </text:span><text:span text:style-name="T12">center</text:span><text:span text:style-name="T16"> </text:span><text:span text:style-name="T23">50%</text:span><text:span text:style-name="T16">;</text:span></text:p>
      <text:p text:style-name="P2"><text:span text:style-name="T15">            </text:span><text:span text:style-name="T9">opacity</text:span><text:span text:style-name="T16">: </text:span><text:span text:style-name="T23">0</text:span><text:span text:style-name="T16">;</text:span></text:p>
      <text:p text:style-name="P2"><text:span text:style-name="T15">            </text:span><text:span text:style-name="T9">transform</text:span><text:span text:style-name="T16">: </text:span><text:span text:style-name="T22">scale</text:span><text:span text:style-name="T16">(</text:span><text:span text:style-name="T23">1</text:span><text:span text:style-name="T16">);</text:span></text:p>
      <text:p text:style-name="P2"><text:span text:style-name="T15">            </text:span><text:span text:style-name="T9">animation</text:span><text:span text:style-name="T16">: heroFade </text:span><text:span text:style-name="T23">1s</text:span><text:span text:style-name="T16"> </text:span><text:span text:style-name="T12">ease-out</text:span><text:span text:style-name="T16"> </text:span><text:span text:style-name="T12">forwards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26">@keyframes</text:span><text:span text:style-name="T16"> </text:span><text:span text:style-name="T9">heroFade</text:span><text:span text:style-name="T16"> {</text:span></text:p>
      <text:p text:style-name="P5">            <text:span text:style-name="T14">to {</text:span></text:p>
      <text:p text:style-name="P2"><text:span text:style-name="T15">                </text:span><text:span text:style-name="T9">opacity</text:span><text:span text:style-name="T16">: </text:span><text:span text:style-name="T23">1</text:span><text:span text:style-name="T16">;</text:span></text:p>
      <text:p text:style-name="P2"><text:span text:style-name="T15">                </text:span><text:span text:style-name="T9">transform</text:span><text:span text:style-name="T16">: </text:span><text:span text:style-name="T22">scale</text:span><text:span text:style-name="T16">(</text:span><text:span text:style-name="T23">1</text:span><text:span text:style-name="T16">);</text:span></text:p>
      <text:p text:style-name="P5">            <text:span text:style-name="T14">}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hero-overlay</text:span><text:span text:style-name="T16"> {</text:span></text:p>
      <text:p text:style-name="P2"><text:span text:style-name="T15">            </text:span><text:span text:style-name="T9">position</text:span><text:span text:style-name="T16">: </text:span><text:span text:style-name="T12">absolute</text:span><text:span text:style-name="T16">;</text:span></text:p>
      <text:p text:style-name="P2"><text:span text:style-name="T15">            </text:span><text:span text:style-name="T9">inset</text:span><text:span text:style-name="T16">: </text:span><text:span text:style-name="T23">0</text:span><text:span text:style-name="T16">;</text:span></text:p>
      <text:p text:style-name="P2"><text:span text:style-name="T15">            </text:span><text:span text:style-name="T9">background</text:span><text:span text:style-name="T16">: </text:span><text:span text:style-name="T22">radial-gradient</text:span><text:span text:style-name="T16">(</text:span><text:span text:style-name="T12">circle</text:span><text:span text:style-name="T16"> at </text:span><text:span text:style-name="T23">50%</text:span><text:span text:style-name="T16"> </text:span><text:span text:style-name="T23">50%</text:span><text:span text:style-name="T16">, </text:span><text:span text:style-name="T22">rgba</text:span><text:span text:style-name="T16">(</text:span><text:span text:style-name="T23">0</text:span><text:span text:style-name="T16">, </text:span><text:span text:style-name="T23">0</text:span><text:span text:style-name="T16">, </text:span><text:span text:style-name="T23">0</text:span><text:span text:style-name="T16">, </text:span><text:span text:style-name="T23">0.15</text:span><text:span text:style-name="T16">) </text:span><text:span text:style-name="T23">0%</text:span><text:span text:style-name="T16">, </text:span><text:span text:style-name="T22">rgba</text:span><text:span text:style-name="T16">(</text:span><text:span text:style-name="T23">0</text:span><text:span text:style-name="T16">, </text:span><text:span text:style-name="T23">0</text:span><text:span text:style-name="T16">, </text:span><text:span text:style-name="T23">0</text:span><text:span text:style-name="T16">, </text:span><text:span text:style-name="T23">0.6</text:span><text:span text:style-name="T16">) </text:span><text:span text:style-name="T23">70%</text:span><text:span text:style-name="T16">, </text:span><text:span text:style-name="T22">rgba</text:span><text:span text:style-name="T16">(</text:span><text:span text:style-name="T23">0</text:span><text:span text:style-name="T16">, </text:span><text:span text:style-name="T23">0</text:span><text:span text:style-name="T16">, </text:span><text:span text:style-name="T23">0</text:span><text:span text:style-name="T16">, </text:span><text:span text:style-name="T23">0.9</text:span><text:span text:style-name="T16">) </text:span><text:span text:style-name="T23">100%</text:span><text:span text:style-name="T16">);</text:span></text:p>
      <text:p text:style-name="P2"><text:span text:style-name="T15">            </text:span><text:span text:style-name="T9">pointer-events</text:span><text:span text:style-name="T16">: </text:span><text:span text:style-name="T12">none</text:span><text:span text:style-name="T16">;</text:span></text:p>
      <text:p text:style-name="P5">        <text:span text:style-name="T14">}</text:span></text:p>
      <text:p text:style-name="P3"/>
      <text:p text:style-name="P2"><text:soft-page-break/><text:span text:style-name="T15">        </text:span><text:span text:style-name="T19">.hero-inner</text:span><text:span text:style-name="T16"> {</text:span></text:p>
      <text:p text:style-name="P2"><text:span text:style-name="T15">            </text:span><text:span text:style-name="T9">position</text:span><text:span text:style-name="T16">: </text:span><text:span text:style-name="T12">absolute</text:span><text:span text:style-name="T16">;</text:span></text:p>
      <text:p text:style-name="P2"><text:span text:style-name="T15">            </text:span><text:span text:style-name="T9">top</text:span><text:span text:style-name="T16">: </text:span><text:span text:style-name="T23">50%</text:span><text:span text:style-name="T16">;</text:span></text:p>
      <text:p text:style-name="P2"><text:span text:style-name="T15">            </text:span><text:span text:style-name="T9">left</text:span><text:span text:style-name="T16">: </text:span><text:span text:style-name="T23">49%</text:span><text:span text:style-name="T16">;</text:span></text:p>
      <text:p text:style-name="P2"><text:span text:style-name="T15">            </text:span><text:span text:style-name="T9">transform</text:span><text:span text:style-name="T16">: </text:span><text:span text:style-name="T22">translate</text:span><text:span text:style-name="T16">(</text:span><text:span text:style-name="T23">-50%</text:span><text:span text:style-name="T16">, </text:span><text:span text:style-name="T23">-50%</text:span><text:span text:style-name="T16">);</text:span></text:p>
      <text:p text:style-name="P2"><text:span text:style-name="T15">            </text:span><text:span text:style-name="T9">z-index</text:span><text:span text:style-name="T16">: </text:span><text:span text:style-name="T23">3</text:span><text:span text:style-name="T16">;</text:span></text:p>
      <text:p text:style-name="P2"><text:span text:style-name="T15">            </text:span><text:span text:style-name="T9">text-align</text:span><text:span text:style-name="T16">: </text:span><text:span text:style-name="T12">center</text:span><text:span text:style-name="T16">;</text:span></text:p>
      <text:p text:style-name="P2"><text:span text:style-name="T15">            </text:span><text:span text:style-name="T9">padding</text:span><text:span text:style-name="T16">: </text:span><text:span text:style-name="T23">1.2rem</text:span><text:span text:style-name="T16"> </text:span><text:span text:style-name="T23">2rem</text:span><text:span text:style-name="T16">;</text:span></text:p>
      <text:p text:style-name="P2"><text:span text:style-name="T15">            </text:span><text:span text:style-name="T9">max-width</text:span><text:span text:style-name="T16">: </text:span><text:span text:style-name="T23">320px</text:span><text:span text:style-name="T16">;</text:span></text:p>
      <text:p text:style-name="P2"><text:span text:style-name="T15">            </text:span><text:span text:style-name="T9">width</text:span><text:span text:style-name="T16">: </text:span><text:span text:style-name="T23">90%</text:span><text:span text:style-name="T16">;</text:span></text:p>
      <text:p text:style-name="P2"><text:span text:style-name="T15">            </text:span><text:span text:style-name="T9">border-radius</text:span><text:span text:style-name="T16">: </text:span><text:span text:style-name="T22">var</text:span><text:span text:style-name="T16">(</text:span><text:span text:style-name="T9">--radius-lg</text:span><text:span text:style-name="T16">);</text:span></text:p>
      <text:p text:style-name="P2"><text:span text:style-name="T15">            </text:span><text:span text:style-name="T9">background</text:span><text:span text:style-name="T16">: </text:span><text:span text:style-name="T22">radial-gradient</text:span><text:span text:style-name="T16">(</text:span><text:span text:style-name="T12">circle</text:span><text:span text:style-name="T16"> at </text:span><text:span text:style-name="T23">50%</text:span><text:span text:style-name="T16"> </text:span><text:span text:style-name="T23">40%</text:span><text:span text:style-name="T16">, </text:span><text:span text:style-name="T22">rgba</text:span><text:span text:style-name="T16">(</text:span><text:span text:style-name="T23">255</text:span><text:span text:style-name="T16">, </text:span><text:span text:style-name="T23">255</text:span><text:span text:style-name="T16">, </text:span><text:span text:style-name="T23">255</text:span><text:span text:style-name="T16">, </text:span><text:span text:style-name="T23">0.06</text:span><text:span text:style-name="T16">) </text:span><text:span text:style-name="T23">0%</text:span><text:span text:style-name="T16">, </text:span><text:span text:style-name="T22">rgba</text:span><text:span text:style-name="T16">(</text:span><text:span text:style-name="T23">10</text:span><text:span text:style-name="T16">, </text:span><text:span text:style-name="T23">10</text:span><text:span text:style-name="T16">, </text:span><text:span text:style-name="T23">10</text:span><text:span text:style-name="T16">, </text:span><text:span text:style-name="T23">0.22</text:span><text:span text:style-name="T16">) </text:span><text:span text:style-name="T23">70%</text:span><text:span text:style-name="T16">);</text:span></text:p>
      <text:p text:style-name="P2"><text:span text:style-name="T15">            </text:span><text:span text:style-name="T9">backdrop-filter</text:span><text:span text:style-name="T16">: </text:span><text:span text:style-name="T22">blur</text:span><text:span text:style-name="T16">(</text:span><text:span text:style-name="T23">10px</text:span><text:span text:style-name="T16">);</text:span></text:p>
      <text:p text:style-name="P2"><text:span text:style-name="T15">            </text:span><text:span text:style-name="T9">box-shadow</text:span><text:span text:style-name="T16">: </text:span><text:span text:style-name="T23">0</text:span><text:span text:style-name="T16"> </text:span><text:span text:style-name="T23">0</text:span><text:span text:style-name="T16"> </text:span><text:span text:style-name="T23">28px</text:span><text:span text:style-name="T16"> </text:span><text:span text:style-name="T22">rgba</text:span><text:span text:style-name="T16">(</text:span><text:span text:style-name="T23">0</text:span><text:span text:style-name="T16">, </text:span><text:span text:style-name="T23">0</text:span><text:span text:style-name="T16">, </text:span><text:span text:style-name="T23">0</text:span><text:span text:style-name="T16">, </text:span><text:span text:style-name="T23">0.5</text:span><text:span text:style-name="T16">), </text:span><text:span text:style-name="T23">0</text:span><text:span text:style-name="T16"> </text:span><text:span text:style-name="T23">0</text:span><text:span text:style-name="T16"> </text:span><text:span text:style-name="T23">48px</text:span><text:span text:style-name="T16"> </text:span><text:span text:style-name="T22">rgba</text:span><text:span text:style-name="T16">(</text:span><text:span text:style-name="T23">194</text:span><text:span text:style-name="T16">, </text:span><text:span text:style-name="T23">160</text:span><text:span text:style-name="T16">, </text:span><text:span text:style-name="T23">90</text:span><text:span text:style-name="T16">, </text:span><text:span text:style-name="T23">0.25</text:span><text:span text:style-name="T16">);</text:span></text:p>
      <text:p text:style-name="P2"><text:span text:style-name="T15">            </text:span><text:span text:style-name="T9">border</text:span><text:span text:style-name="T16">: </text:span><text:span text:style-name="T23">1px</text:span><text:span text:style-name="T16"> </text:span><text:span text:style-name="T12">solid</text:span><text:span text:style-name="T16"> </text:span><text:span text:style-name="T22">rgba</text:span><text:span text:style-name="T16">(</text:span><text:span text:style-name="T23">194</text:span><text:span text:style-name="T16">, </text:span><text:span text:style-name="T23">160</text:span><text:span text:style-name="T16">, </text:span><text:span text:style-name="T23">90</text:span><text:span text:style-name="T16">, </text:span><text:span text:style-name="T23">0.35</text:span><text:span text:style-name="T16">);</text:span></text:p>
      <text:p text:style-name="P2"><text:span text:style-name="T15">            </text:span><text:span text:style-name="T9">opacity</text:span><text:span text:style-name="T16">: </text:span><text:span text:style-name="T23">0.9</text:span><text:span text:style-name="T16">;</text:span></text:p>
      <text:p text:style-name="P2"><text:span text:style-name="T15">            </text:span><text:span text:style-name="T9">animation</text:span><text:span text:style-name="T16">: fadeInSoft </text:span><text:span text:style-name="T23">1.2s</text:span><text:span text:style-name="T16"> </text:span><text:span text:style-name="T12">ease-out</text:span><text:span text:style-name="T16"> </text:span><text:span text:style-name="T12">forwards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26">@keyframes</text:span><text:span text:style-name="T16"> </text:span><text:span text:style-name="T9">fadeInSoft</text:span><text:span text:style-name="T16"> {</text:span></text:p>
      <text:p text:style-name="P5">            <text:span text:style-name="T14">from {</text:span></text:p>
      <text:p text:style-name="P2"><text:span text:style-name="T15">                </text:span><text:span text:style-name="T9">opacity</text:span><text:span text:style-name="T16">: </text:span><text:span text:style-name="T23">0</text:span><text:span text:style-name="T16">;</text:span></text:p>
      <text:p text:style-name="P2"><text:span text:style-name="T15">                </text:span><text:span text:style-name="T9">transform</text:span><text:span text:style-name="T16">: </text:span><text:span text:style-name="T22">translate</text:span><text:span text:style-name="T16">(</text:span><text:span text:style-name="T23">-50%</text:span><text:span text:style-name="T16">, </text:span><text:span text:style-name="T23">-48%</text:span><text:span text:style-name="T16">) </text:span><text:span text:style-name="T22">scale</text:span><text:span text:style-name="T16">(</text:span><text:span text:style-name="T23">0.96</text:span><text:span text:style-name="T16">);</text:span></text:p>
      <text:p text:style-name="P5">            <text:span text:style-name="T14">}</text:span></text:p>
      <text:p text:style-name="P3"/>
      <text:p text:style-name="P5">            <text:span text:style-name="T14">to {</text:span></text:p>
      <text:p text:style-name="P2"><text:span text:style-name="T15">                </text:span><text:span text:style-name="T9">opacity</text:span><text:span text:style-name="T16">: </text:span><text:span text:style-name="T23">0.9</text:span><text:span text:style-name="T16">;</text:span></text:p>
      <text:p text:style-name="P2"><text:span text:style-name="T15">                </text:span><text:span text:style-name="T9">transform</text:span><text:span text:style-name="T16">: </text:span><text:span text:style-name="T22">translate</text:span><text:span text:style-name="T16">(</text:span><text:span text:style-name="T23">-50%</text:span><text:span text:style-name="T16">, </text:span><text:span text:style-name="T23">-50%</text:span><text:span text:style-name="T16">) </text:span><text:span text:style-name="T22">scale</text:span><text:span text:style-name="T16">(</text:span><text:span text:style-name="T23">1</text:span><text:span text:style-name="T16">);</text:span></text:p>
      <text:p text:style-name="P5">            <text:span text:style-name="T14">}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hero-topline</text:span><text:span text:style-name="T16"> {</text:span></text:p>
      <text:p text:style-name="P2"><text:span text:style-name="T15">            </text:span><text:span text:style-name="T9">font-family</text:span><text:span text:style-name="T16">: </text:span><text:span text:style-name="T22">var</text:span><text:span text:style-name="T16">(</text:span><text:span text:style-name="T9">--font-head</text:span><text:span text:style-name="T16">);</text:span></text:p>
      <text:p text:style-name="P2"><text:span text:style-name="T15">            </text:span><text:span text:style-name="T9">color</text:span><text:span text:style-name="T16">: </text:span><text:span text:style-name="T22">var</text:span><text:span text:style-name="T16">(</text:span><text:span text:style-name="T9">--gold</text:span><text:span text:style-name="T16">);</text:span></text:p>
      <text:p text:style-name="P2"><text:span text:style-name="T15">            </text:span><text:span text:style-name="T9">letter-spacing</text:span><text:span text:style-name="T16">: </text:span><text:span text:style-name="T23">0.18em</text:span><text:span text:style-name="T16">;</text:span></text:p>
      <text:p text:style-name="P2"><text:span text:style-name="T15">            </text:span><text:span text:style-name="T9">text-transform</text:span><text:span text:style-name="T16">: </text:span><text:span text:style-name="T12">uppercase</text:span><text:span text:style-name="T16">;</text:span></text:p>
      <text:p text:style-name="P2"><text:span text:style-name="T15">            </text:span><text:span text:style-name="T9">font-size</text:span><text:span text:style-name="T16">: </text:span><text:span text:style-name="T23">0.85rem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hero-title</text:span><text:span text:style-name="T16"> {</text:span></text:p>
      <text:p text:style-name="P2"><text:span text:style-name="T15">            </text:span><text:span text:style-name="T9">position</text:span><text:span text:style-name="T16">: </text:span><text:span text:style-name="T12">relative</text:span><text:span text:style-name="T16">;</text:span></text:p>
      <text:p text:style-name="P2"><text:span text:style-name="T15">            </text:span><text:span text:style-name="T9">font-family</text:span><text:span text:style-name="T16">: </text:span><text:span text:style-name="T22">var</text:span><text:span text:style-name="T16">(</text:span><text:span text:style-name="T9">--font-head</text:span><text:span text:style-name="T16">);</text:span></text:p>
      <text:p text:style-name="P2"><text:span text:style-name="T15">            </text:span><text:span text:style-name="T9">font-size</text:span><text:span text:style-name="T16">: </text:span><text:span text:style-name="T22">clamp</text:span><text:span text:style-name="T16">(</text:span><text:span text:style-name="T23">2.6rem</text:span><text:span text:style-name="T16">, </text:span><text:span text:style-name="T23">4vw</text:span><text:span text:style-name="T16">, </text:span><text:span text:style-name="T23">3.4rem</text:span><text:span text:style-name="T16">);</text:span></text:p>
      <text:p text:style-name="P2"><text:span text:style-name="T15">            </text:span><text:span text:style-name="T9">color</text:span><text:span text:style-name="T16">: </text:span><text:span text:style-name="T12">#fff</text:span><text:span text:style-name="T16">;</text:span></text:p>
      <text:p text:style-name="P2"><text:span text:style-name="T15">            </text:span><text:span text:style-name="T9">text-shadow</text:span><text:span text:style-name="T16">: </text:span><text:span text:style-name="T23">0</text:span><text:span text:style-name="T16"> </text:span><text:span text:style-name="T23">0</text:span><text:span text:style-name="T16"> </text:span><text:span text:style-name="T23">14px</text:span><text:span text:style-name="T16"> </text:span><text:span text:style-name="T22">rgba</text:span><text:span text:style-name="T16">(</text:span><text:span text:style-name="T23">194</text:span><text:span text:style-name="T16">, </text:span><text:span text:style-name="T23">160</text:span><text:span text:style-name="T16">, </text:span><text:span text:style-name="T23">90</text:span><text:span text:style-name="T16">, </text:span><text:span text:style-name="T23">0.45</text:span><text:span text:style-name="T16">);</text:span></text:p>
      <text:p text:style-name="P2"><text:span text:style-name="T15">            </text:span><text:span text:style-name="T9">overflow</text:span><text:span text:style-name="T16">: </text:span><text:span text:style-name="T12">hidden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hero-title::after</text:span><text:span text:style-name="T16"> {</text:span></text:p>
      <text:p text:style-name="P2"><text:span text:style-name="T15">            </text:span><text:span text:style-name="T9">content</text:span><text:span text:style-name="T16">: </text:span><text:span text:style-name="T12">""</text:span><text:span text:style-name="T16">;</text:span></text:p>
      <text:p text:style-name="P2"><text:soft-page-break/><text:span text:style-name="T15">            </text:span><text:span text:style-name="T9">position</text:span><text:span text:style-name="T16">: </text:span><text:span text:style-name="T12">absolute</text:span><text:span text:style-name="T16">;</text:span></text:p>
      <text:p text:style-name="P2"><text:span text:style-name="T15">            </text:span><text:span text:style-name="T9">top</text:span><text:span text:style-name="T16">: </text:span><text:span text:style-name="T23">0</text:span><text:span text:style-name="T16">;</text:span></text:p>
      <text:p text:style-name="P2"><text:span text:style-name="T15">            </text:span><text:span text:style-name="T9">left</text:span><text:span text:style-name="T16">: </text:span><text:span text:style-name="T23">-100%</text:span><text:span text:style-name="T16">;</text:span></text:p>
      <text:p text:style-name="P2"><text:span text:style-name="T15">            </text:span><text:span text:style-name="T9">width</text:span><text:span text:style-name="T16">: </text:span><text:span text:style-name="T23">100%</text:span><text:span text:style-name="T16">;</text:span></text:p>
      <text:p text:style-name="P2"><text:span text:style-name="T15">            </text:span><text:span text:style-name="T9">height</text:span><text:span text:style-name="T16">: </text:span><text:span text:style-name="T23">100%</text:span><text:span text:style-name="T16">;</text:span></text:p>
      <text:p text:style-name="P2"><text:span text:style-name="T15">            </text:span><text:span text:style-name="T9">background</text:span><text:span text:style-name="T16">: </text:span><text:span text:style-name="T22">linear-gradient</text:span><text:span text:style-name="T16">(</text:span><text:span text:style-name="T23">120deg</text:span><text:span text:style-name="T16">, </text:span><text:span text:style-name="T12">transparent</text:span><text:span text:style-name="T16"> </text:span><text:span text:style-name="T23">0%</text:span><text:span text:style-name="T16">, </text:span><text:span text:style-name="T22">rgba</text:span><text:span text:style-name="T16">(</text:span><text:span text:style-name="T23">255</text:span><text:span text:style-name="T16">, </text:span><text:span text:style-name="T23">255</text:span><text:span text:style-name="T16">, </text:span><text:span text:style-name="T23">255</text:span><text:span text:style-name="T16">, </text:span><text:span text:style-name="T23">0.5</text:span><text:span text:style-name="T16">) </text:span><text:span text:style-name="T23">50%</text:span><text:span text:style-name="T16">, </text:span><text:span text:style-name="T12">transparent</text:span><text:span text:style-name="T16"> </text:span><text:span text:style-name="T23">100%</text:span><text:span text:style-name="T16">);</text:span></text:p>
      <text:p text:style-name="P2"><text:span text:style-name="T15">            </text:span><text:span text:style-name="T9">transform</text:span><text:span text:style-name="T16">: </text:span><text:span text:style-name="T22">skewX</text:span><text:span text:style-name="T16">(</text:span><text:span text:style-name="T23">-20deg</text:span><text:span text:style-name="T16">);</text:span></text:p>
      <text:p text:style-name="P2"><text:span text:style-name="T15">            </text:span><text:span text:style-name="T9">animation</text:span><text:span text:style-name="T16">: shineOnce </text:span><text:span text:style-name="T23">2.4s</text:span><text:span text:style-name="T16"> </text:span><text:span text:style-name="T12">ease-out</text:span><text:span text:style-name="T16"> </text:span><text:span text:style-name="T12">forwards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26">@keyframes</text:span><text:span text:style-name="T16"> </text:span><text:span text:style-name="T9">shineOnce</text:span><text:span text:style-name="T16"> {</text:span></text:p>
      <text:p text:style-name="P5">            <text:span text:style-name="T14">0% {</text:span></text:p>
      <text:p text:style-name="P2"><text:span text:style-name="T15">                </text:span><text:span text:style-name="T9">left</text:span><text:span text:style-name="T16">: </text:span><text:span text:style-name="T23">-100%</text:span><text:span text:style-name="T16">;</text:span></text:p>
      <text:p text:style-name="P2"><text:span text:style-name="T15">                </text:span><text:span text:style-name="T9">opacity</text:span><text:span text:style-name="T16">: </text:span><text:span text:style-name="T23">0</text:span><text:span text:style-name="T16">;</text:span></text:p>
      <text:p text:style-name="P5">            <text:span text:style-name="T14">}</text:span></text:p>
      <text:p text:style-name="P3"/>
      <text:p text:style-name="P5">            <text:span text:style-name="T14">40% {</text:span></text:p>
      <text:p text:style-name="P2"><text:span text:style-name="T15">                </text:span><text:span text:style-name="T9">opacity</text:span><text:span text:style-name="T16">: </text:span><text:span text:style-name="T23">1</text:span><text:span text:style-name="T16">;</text:span></text:p>
      <text:p text:style-name="P5">            <text:span text:style-name="T14">}</text:span></text:p>
      <text:p text:style-name="P3"/>
      <text:p text:style-name="P5">            <text:span text:style-name="T14">60% {</text:span></text:p>
      <text:p text:style-name="P2"><text:span text:style-name="T15">                </text:span><text:span text:style-name="T9">left</text:span><text:span text:style-name="T16">: </text:span><text:span text:style-name="T23">100%</text:span><text:span text:style-name="T16">;</text:span></text:p>
      <text:p text:style-name="P2"><text:span text:style-name="T15">                </text:span><text:span text:style-name="T9">opacity</text:span><text:span text:style-name="T16">: </text:span><text:span text:style-name="T23">1</text:span><text:span text:style-name="T16">;</text:span></text:p>
      <text:p text:style-name="P5">            <text:span text:style-name="T14">}</text:span></text:p>
      <text:p text:style-name="P3"/>
      <text:p text:style-name="P5">            <text:span text:style-name="T14">100% {</text:span></text:p>
      <text:p text:style-name="P2"><text:span text:style-name="T15">                </text:span><text:span text:style-name="T9">left</text:span><text:span text:style-name="T16">: </text:span><text:span text:style-name="T23">100%</text:span><text:span text:style-name="T16">;</text:span></text:p>
      <text:p text:style-name="P2"><text:span text:style-name="T15">                </text:span><text:span text:style-name="T9">opacity</text:span><text:span text:style-name="T16">: </text:span><text:span text:style-name="T23">0</text:span><text:span text:style-name="T16">;</text:span></text:p>
      <text:p text:style-name="P5">            <text:span text:style-name="T14">}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hero-sub</text:span><text:span text:style-name="T16"> {</text:span></text:p>
      <text:p text:style-name="P2"><text:span text:style-name="T15">            </text:span><text:span text:style-name="T9">font-family</text:span><text:span text:style-name="T16">: </text:span><text:span text:style-name="T22">var</text:span><text:span text:style-name="T16">(</text:span><text:span text:style-name="T9">--font-head</text:span><text:span text:style-name="T16">);</text:span></text:p>
      <text:p text:style-name="P2"><text:span text:style-name="T15">            </text:span><text:span text:style-name="T9">color</text:span><text:span text:style-name="T16">: </text:span><text:span text:style-name="T22">var</text:span><text:span text:style-name="T16">(</text:span><text:span text:style-name="T9">--gold</text:span><text:span text:style-name="T16">);</text:span></text:p>
      <text:p text:style-name="P2"><text:span text:style-name="T15">            </text:span><text:span text:style-name="T9">font-size</text:span><text:span text:style-name="T16">: </text:span><text:span text:style-name="T23">1.05rem</text:span><text:span text:style-name="T16">;</text:span></text:p>
      <text:p text:style-name="P2"><text:span text:style-name="T15">            </text:span><text:span text:style-name="T9">margin-top</text:span><text:span text:style-name="T16">: </text:span><text:span text:style-name="T23">0.4rem</text:span><text:span text:style-name="T16">;</text:span></text:p>
      <text:p text:style-name="P2"><text:span text:style-name="T15">            </text:span><text:span text:style-name="T9">letter-spacing</text:span><text:span text:style-name="T16">: </text:span><text:span text:style-name="T23">0.03em</text:span><text:span text:style-name="T16">;</text:span></text:p>
      <text:p text:style-name="P5">        <text:span text:style-name="T14">}</text:span></text:p>
      <text:p text:style-name="P2"><text:span text:style-name="T15">    </text:span><text:span text:style-name="T2">&lt;/</text:span><text:span text:style-name="T5">style</text:span><text:span text:style-name="T2">&gt;</text:span></text:p>
      <text:p text:style-name="P3"/>
      <text:p text:style-name="P2">    <text:span text:style-name="T2">&lt;</text:span><text:span text:style-name="T5">div</text:span><text:span text:style-name="T14"> </text:span><text:span text:style-name="T9">class</text:span><text:span text:style-name="T14">=</text:span><text:span text:style-name="T12">"hero-bg"</text:span><text:span text:style-name="T2">&gt;</text:span></text:p>
      <text:p text:style-name="P2">        <text:span text:style-name="T2">&lt;</text:span><text:span text:style-name="T5">img</text:span><text:span text:style-name="T14"> </text:span><text:span text:style-name="T9">class</text:span><text:span text:style-name="T14">=</text:span><text:span text:style-name="T12">"hero-img"</text:span><text:span text:style-name="T14"> </text:span><text:span text:style-name="T9">src</text:span><text:span text:style-name="T14">=</text:span><text:span text:style-name="T12">"images/Iris-Banner.png"</text:span><text:span text:style-name="T14"> </text:span><text:span text:style-name="T9">alt</text:span><text:span text:style-name="T14">=</text:span><text:span text:style-name="T12">"Iris Tarot Banner"</text:span><text:span text:style-name="T14"> </text:span><text:span text:style-name="T2">/&gt;</text:span></text:p>
      <text:p text:style-name="P2">    <text:span text:style-name="T2">&lt;/</text:span><text:span text:style-name="T5">div</text:span><text:span text:style-name="T2">&gt;</text:span></text:p>
      <text:p text:style-name="P2">    <text:span text:style-name="T2">&lt;</text:span><text:span text:style-name="T5">div</text:span><text:span text:style-name="T14"> </text:span><text:span text:style-name="T9">class</text:span><text:span text:style-name="T14">=</text:span><text:span text:style-name="T12">"hero-overlay"</text:span><text:span text:style-name="T2">&gt;&lt;/</text:span><text:span text:style-name="T5">div</text:span><text:span text:style-name="T2">&gt;</text:span></text:p>
      <text:p text:style-name="P2">    <text:span text:style-name="T2">&lt;</text:span><text:span text:style-name="T5">div</text:span><text:span text:style-name="T14"> </text:span><text:span text:style-name="T9">class</text:span><text:span text:style-name="T14">=</text:span><text:span text:style-name="T12">"hero-inner"</text:span><text:span text:style-name="T2">&gt;</text:span></text:p>
      <text:p text:style-name="P2">        <text:span text:style-name="T2">&lt;</text:span><text:span text:style-name="T5">div</text:span><text:span text:style-name="T14"> </text:span><text:span text:style-name="T9">class</text:span><text:span text:style-name="T14">=</text:span><text:span text:style-name="T12">"hero-topline"</text:span><text:span text:style-name="T2">&gt;</text:span><text:span text:style-name="T14">ΓΝΩΘΙ ΣΕΑΥΤΟΝ</text:span><text:span text:style-name="T2">&lt;/</text:span><text:span text:style-name="T5">div</text:span><text:span text:style-name="T2">&gt;</text:span></text:p>
      <text:p text:style-name="P2">        <text:span text:style-name="T2">&lt;</text:span><text:span text:style-name="T5">h1</text:span><text:span text:style-name="T14"> </text:span><text:span text:style-name="T9">class</text:span><text:span text:style-name="T14">=</text:span><text:span text:style-name="T12">"hero-title"</text:span><text:span text:style-name="T2">&gt;</text:span><text:span text:style-name="T14">Iris</text:span><text:span text:style-name="T5">&amp;nbsp;</text:span><text:span text:style-name="T14">Tarot</text:span><text:span text:style-name="T2">&lt;/</text:span><text:span text:style-name="T5">h1</text:span><text:span text:style-name="T2">&gt;</text:span></text:p>
      <text:p text:style-name="P2">        <text:span text:style-name="T2">&lt;</text:span><text:span text:style-name="T5">div</text:span><text:span text:style-name="T14"> </text:span><text:span text:style-name="T9">class</text:span><text:span text:style-name="T14">=</text:span><text:span text:style-name="T12">"hero-sub"</text:span><text:span text:style-name="T2">&gt;</text:span><text:span text:style-name="T14">Das Auge der Heilung</text:span><text:span text:style-name="T2">&lt;/</text:span><text:span text:style-name="T5">div</text:span><text:span text:style-name="T2">&gt;</text:span></text:p>
      <text:p text:style-name="P2">    <text:span text:style-name="T2">&lt;/</text:span><text:span text:style-name="T5">div</text:span><text:span text:style-name="T2">&gt;</text:span></text:p>
      <text:p text:style-name="P1"><text:span text:style-name="T1">&lt;/</text:span><text:span text:style-name="T4">header</text:span><text:span text:style-name="T1">&gt;</text:span></text:p>
      <text:p text:style-name="Standard"><text:soft-page-break/><text:line-break/><text:line-break/>D:\Matize\Hobby Projekte\Iris-Tarot\Iris-Tarot-Website\modules\cards.html<text:line-break/><text:line-break/><text:span text:style-name="T3">&lt;</text:span><text:span text:style-name="T6">section</text:span><text:span text:style-name="T7"> </text:span><text:span text:style-name="T10">class</text:span><text:span text:style-name="T7">=</text:span><text:span text:style-name="T13">"cards-section"</text:span><text:span text:style-name="T3">&gt;</text:span></text:p>
      <text:p text:style-name="P2">    <text:span text:style-name="T2">&lt;</text:span><text:span text:style-name="T5">style</text:span><text:span text:style-name="T2">&gt;</text:span></text:p>
      <text:p text:style-name="P2"><text:span text:style-name="T15">        </text:span><text:span text:style-name="T19">:root</text:span><text:span text:style-name="T16"> {</text:span></text:p>
      <text:p text:style-name="P2"><text:span text:style-name="T15">            </text:span><text:span text:style-name="T9">--bg-main</text:span><text:span text:style-name="T16">: </text:span><text:span text:style-name="T12">#14110f</text:span><text:span text:style-name="T16">;</text:span></text:p>
      <text:p text:style-name="P2"><text:span text:style-name="T15">            </text:span><text:span text:style-name="T9">--gold</text:span><text:span text:style-name="T16">: </text:span><text:span text:style-name="T12">#c2a05a</text:span><text:span text:style-name="T16">;</text:span></text:p>
      <text:p text:style-name="P2"><text:span text:style-name="T15">            </text:span><text:span text:style-name="T9">--border-gold</text:span><text:span text:style-name="T16">: </text:span><text:span text:style-name="T22">rgba</text:span><text:span text:style-name="T16">(</text:span><text:span text:style-name="T23">194</text:span><text:span text:style-name="T16">, </text:span><text:span text:style-name="T23">160</text:span><text:span text:style-name="T16">, </text:span><text:span text:style-name="T23">90</text:span><text:span text:style-name="T16">, </text:span><text:span text:style-name="T23">0.5</text:span><text:span text:style-name="T16">);</text:span></text:p>
      <text:p text:style-name="P2"><text:span text:style-name="T15">            </text:span><text:span text:style-name="T9">--radius-md</text:span><text:span text:style-name="T16">: </text:span><text:span text:style-name="T23">0.75rem</text:span><text:span text:style-name="T16">;</text:span></text:p>
      <text:p text:style-name="P2"><text:span text:style-name="T15">            </text:span><text:span text:style-name="T9">--font-head</text:span><text:span text:style-name="T16">: </text:span><text:span text:style-name="T12">"Playfair Display"</text:span><text:span text:style-name="T16">, </text:span><text:span text:style-name="T12">Georgia</text:span><text:span text:style-name="T16">, </text:span><text:span text:style-name="T12">serif</text:span><text:span text:style-name="T16">;</text:span></text:p>
      <text:p text:style-name="P2"><text:span text:style-name="T15">            </text:span><text:span text:style-name="T9">--font-body</text:span><text:span text:style-name="T16">: </text:span><text:span text:style-name="T12">"Inter"</text:span><text:span text:style-name="T16">, </text:span><text:span text:style-name="T12">system-ui</text:span><text:span text:style-name="T16">, </text:span><text:span text:style-name="T12">sans-serif</text:span><text:span text:style-name="T16">;</text:span></text:p>
      <text:p text:style-name="P2"><text:span text:style-name="T15">            </text:span><text:span text:style-name="T9">--text</text:span><text:span text:style-name="T16">: </text:span><text:span text:style-name="T12">#f0e9d8</text:span><text:span text:style-name="T16">;</text:span></text:p>
      <text:p text:style-name="P2"><text:span text:style-name="T15">            </text:span><text:span text:style-name="T9">--card-w</text:span><text:span text:style-name="T16">: </text:span><text:span text:style-name="T23">200px</text:span><text:span text:style-name="T16">;</text:span></text:p>
      <text:p text:style-name="P2"><text:span text:style-name="T15">            </text:span><text:span text:style-name="T9">--card-h</text:span><text:span text:style-name="T16">: </text:span><text:span text:style-name="T23">300px</text:span><text:span text:style-name="T16">;</text:span></text:p>
      <text:p text:style-name="P2"><text:span text:style-name="T15">            </text:span><text:span text:style-name="T9">--gap</text:span><text:span text:style-name="T16">: </text:span><text:span text:style-name="T23">20px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html</text:span><text:span text:style-name="T16">,</text:span></text:p>
      <text:p text:style-name="P2"><text:span text:style-name="T15">        </text:span><text:span text:style-name="T19">body</text:span><text:span text:style-name="T16"> {</text:span></text:p>
      <text:p text:style-name="P2"><text:span text:style-name="T15">            </text:span><text:span text:style-name="T9">background</text:span><text:span text:style-name="T16">: </text:span><text:span text:style-name="T22">var</text:span><text:span text:style-name="T16">(</text:span><text:span text:style-name="T9">--bg-main</text:span><text:span text:style-name="T16">);</text:span></text:p>
      <text:p text:style-name="P2"><text:span text:style-name="T15">            </text:span><text:span text:style-name="T9">color</text:span><text:span text:style-name="T16">: </text:span><text:span text:style-name="T22">var</text:span><text:span text:style-name="T16">(</text:span><text:span text:style-name="T9">--text</text:span><text:span text:style-name="T16">);</text:span></text:p>
      <text:p text:style-name="P2"><text:span text:style-name="T15">            </text:span><text:span text:style-name="T9">font-family</text:span><text:span text:style-name="T16">: </text:span><text:span text:style-name="T22">var</text:span><text:span text:style-name="T16">(</text:span><text:span text:style-name="T9">--font-body</text:span><text:span text:style-name="T16">);</text:span></text:p>
      <text:p text:style-name="P2"><text:span text:style-name="T15">            </text:span><text:span text:style-name="T9">margin</text:span><text:span text:style-name="T16">: </text:span><text:span text:style-name="T23">0</text:span><text:span text:style-name="T16">;</text:span></text:p>
      <text:p text:style-name="P2"><text:span text:style-name="T15">            </text:span><text:span text:style-name="T9">padding</text:span><text:span text:style-name="T16">: </text:span><text:span text:style-name="T23">0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cards-section</text:span><text:span text:style-name="T16"> {</text:span></text:p>
      <text:p text:style-name="P2"><text:span text:style-name="T15">            </text:span><text:span text:style-name="T9">background</text:span><text:span text:style-name="T16">: </text:span><text:span text:style-name="T22">var</text:span><text:span text:style-name="T16">(</text:span><text:span text:style-name="T9">--bg-main</text:span><text:span text:style-name="T16">);</text:span></text:p>
      <text:p text:style-name="P2"><text:span text:style-name="T15">            </text:span><text:span text:style-name="T9">padding</text:span><text:span text:style-name="T16">: </text:span><text:span text:style-name="T23">4rem</text:span><text:span text:style-name="T16"> </text:span><text:span text:style-name="T23">1rem</text:span><text:span text:style-name="T16">;</text:span></text:p>
      <text:p text:style-name="P2"><text:span text:style-name="T15">            </text:span><text:span text:style-name="T9">text-align</text:span><text:span text:style-name="T16">: </text:span><text:span text:style-name="T12">center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cards-title</text:span><text:span text:style-name="T16"> {</text:span></text:p>
      <text:p text:style-name="P2"><text:span text:style-name="T15">            </text:span><text:span text:style-name="T9">font-family</text:span><text:span text:style-name="T16">: </text:span><text:span text:style-name="T22">var</text:span><text:span text:style-name="T16">(</text:span><text:span text:style-name="T9">--font-head</text:span><text:span text:style-name="T16">);</text:span></text:p>
      <text:p text:style-name="P2"><text:span text:style-name="T15">            </text:span><text:span text:style-name="T9">font-size</text:span><text:span text:style-name="T16">: </text:span><text:span text:style-name="T23">2rem</text:span><text:span text:style-name="T16">;</text:span></text:p>
      <text:p text:style-name="P2"><text:span text:style-name="T15">            </text:span><text:span text:style-name="T9">color</text:span><text:span text:style-name="T16">: </text:span><text:span text:style-name="T22">var</text:span><text:span text:style-name="T16">(</text:span><text:span text:style-name="T9">--gold</text:span><text:span text:style-name="T16">);</text:span></text:p>
      <text:p text:style-name="P2"><text:span text:style-name="T15">            </text:span><text:span text:style-name="T9">margin-bottom</text:span><text:span text:style-name="T16">: </text:span><text:span text:style-name="T23">2rem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cards-viewport</text:span><text:span text:style-name="T16"> {</text:span></text:p>
      <text:p text:style-name="P2"><text:span text:style-name="T15">            </text:span><text:span text:style-name="T9">width</text:span><text:span text:style-name="T16">: </text:span><text:span text:style-name="T22">calc</text:span><text:span text:style-name="T16">(</text:span><text:span text:style-name="T23">4</text:span><text:span text:style-name="T16"> * </text:span><text:span text:style-name="T22">var</text:span><text:span text:style-name="T16">(</text:span><text:span text:style-name="T9">--card-w</text:span><text:span text:style-name="T16">) + </text:span><text:span text:style-name="T23">3</text:span><text:span text:style-name="T16"> * </text:span><text:span text:style-name="T22">var</text:span><text:span text:style-name="T16">(</text:span><text:span text:style-name="T9">--gap</text:span><text:span text:style-name="T16">));</text:span></text:p>
      <text:p text:style-name="P2"><text:span text:style-name="T15">            </text:span><text:span text:style-name="T9">margin</text:span><text:span text:style-name="T16">: </text:span><text:span text:style-name="T23">0</text:span><text:span text:style-name="T16"> </text:span><text:span text:style-name="T12">auto</text:span><text:span text:style-name="T16">;</text:span></text:p>
      <text:p text:style-name="P2"><text:span text:style-name="T15">            </text:span><text:span text:style-name="T9">overflow</text:span><text:span text:style-name="T16">: </text:span><text:span text:style-name="T12">hidden</text:span><text:span text:style-name="T16">;</text:span></text:p>
      <text:p text:style-name="P2"><text:span text:style-name="T15">            </text:span><text:span text:style-name="T9">position</text:span><text:span text:style-name="T16">: </text:span><text:span text:style-name="T12">relative</text:span><text:span text:style-name="T16">;</text:span></text:p>
      <text:p text:style-name="P2"><text:span text:style-name="T15">            </text:span><text:span text:style-name="T9">-webkit-mask-image</text:span><text:span text:style-name="T16">: </text:span><text:span text:style-name="T22">linear-gradient</text:span><text:span text:style-name="T16">(to </text:span><text:span text:style-name="T12">right</text:span><text:span text:style-name="T16">, </text:span><text:span text:style-name="T12">transparent</text:span><text:span text:style-name="T16"> </text:span><text:span text:style-name="T23">0</text:span><text:span text:style-name="T16">, </text:span><text:span text:style-name="T12">black</text:span><text:span text:style-name="T16"> </text:span><text:span text:style-name="T23">8%</text:span><text:span text:style-name="T16">, </text:span><text:span text:style-name="T12">black</text:span><text:span text:style-name="T16"> </text:span><text:span text:style-name="T23">92%</text:span><text:span text:style-name="T16">, </text:span><text:span text:style-name="T12">transparent</text:span><text:span text:style-name="T16"> </text:span><text:span text:style-name="T23">100%</text:span><text:span text:style-name="T16">);</text:span></text:p>
      <text:p text:style-name="P2"><text:span text:style-name="T15">            </text:span><text:span text:style-name="T9">mask-image</text:span><text:span text:style-name="T16">: </text:span><text:span text:style-name="T22">linear-gradient</text:span><text:span text:style-name="T16">(to </text:span><text:span text:style-name="T12">right</text:span><text:span text:style-name="T16">, </text:span><text:span text:style-name="T12">transparent</text:span><text:span text:style-name="T16"> </text:span><text:span text:style-name="T23">0</text:span><text:span text:style-name="T16">, </text:span><text:span text:style-name="T12">black</text:span><text:span text:style-name="T16"> </text:span><text:span text:style-name="T23">8%</text:span><text:span text:style-name="T16">, </text:span><text:span text:style-name="T12">black</text:span><text:span text:style-name="T16"> </text:span><text:span text:style-name="T23">92%</text:span><text:span text:style-name="T16">, </text:span><text:span text:style-name="T12">transparent</text:span><text:span text:style-name="T16"> </text:span><text:span text:style-name="T23">100%</text:span><text:span text:style-name="T16">);</text:span></text:p>
      <text:p text:style-name="P5">        <text:span text:style-name="T14">}</text:span></text:p>
      <text:p text:style-name="P3"><text:soft-page-break/></text:p>
      <text:p text:style-name="P2"><text:span text:style-name="T15">        </text:span><text:span text:style-name="T19">.cards-track</text:span><text:span text:style-name="T16"> {</text:span></text:p>
      <text:p text:style-name="P2"><text:span text:style-name="T15">            </text:span><text:span text:style-name="T9">display</text:span><text:span text:style-name="T16">: </text:span><text:span text:style-name="T12">flex</text:span><text:span text:style-name="T16">;</text:span></text:p>
      <text:p text:style-name="P2"><text:span text:style-name="T15">            </text:span><text:span text:style-name="T9">gap</text:span><text:span text:style-name="T16">: </text:span><text:span text:style-name="T22">var</text:span><text:span text:style-name="T16">(</text:span><text:span text:style-name="T9">--gap</text:span><text:span text:style-name="T16">);</text:span></text:p>
      <text:p text:style-name="P2"><text:span text:style-name="T15">            </text:span><text:span text:style-name="T9">overflow-x</text:span><text:span text:style-name="T16">: </text:span><text:span text:style-name="T12">auto</text:span><text:span text:style-name="T16">;</text:span></text:p>
      <text:p text:style-name="P2"><text:span text:style-name="T15">            </text:span><text:span text:style-name="T9">scroll-behavior</text:span><text:span text:style-name="T16">: </text:span><text:span text:style-name="T12">smooth</text:span><text:span text:style-name="T16">;</text:span></text:p>
      <text:p text:style-name="P2"><text:span text:style-name="T15">            </text:span><text:span text:style-name="T9">padding</text:span><text:span text:style-name="T16">: </text:span><text:span text:style-name="T23">0.5rem</text:span><text:span text:style-name="T16">;</text:span></text:p>
      <text:p text:style-name="P2"><text:span text:style-name="T15">            </text:span><text:span text:style-name="T9">-webkit-overflow-scrolling</text:span><text:span text:style-name="T16">: </text:span><text:span text:style-name="T12">touch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cards-track::-webkit-scrollbar</text:span><text:span text:style-name="T16"> {</text:span></text:p>
      <text:p text:style-name="P2"><text:span text:style-name="T15">            </text:span><text:span text:style-name="T9">height</text:span><text:span text:style-name="T16">: </text:span><text:span text:style-name="T23">6px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cards-track::-webkit-scrollbar-thumb</text:span><text:span text:style-name="T16"> {</text:span></text:p>
      <text:p text:style-name="P2"><text:span text:style-name="T15">            </text:span><text:span text:style-name="T9">background</text:span><text:span text:style-name="T16">: </text:span><text:span text:style-name="T22">rgba</text:span><text:span text:style-name="T16">(</text:span><text:span text:style-name="T23">194</text:span><text:span text:style-name="T16">, </text:span><text:span text:style-name="T23">160</text:span><text:span text:style-name="T16">, </text:span><text:span text:style-name="T23">90</text:span><text:span text:style-name="T16">, </text:span><text:span text:style-name="T23">0.4</text:span><text:span text:style-name="T16">);</text:span></text:p>
      <text:p text:style-name="P2"><text:span text:style-name="T15">            </text:span><text:span text:style-name="T9">border-radius</text:span><text:span text:style-name="T16">: </text:span><text:span text:style-name="T23">4px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card-img</text:span><text:span text:style-name="T16"> {</text:span></text:p>
      <text:p text:style-name="P2"><text:span text:style-name="T15">            </text:span><text:span text:style-name="T9">flex</text:span><text:span text:style-name="T16">: </text:span><text:span text:style-name="T23">0</text:span><text:span text:style-name="T16"> </text:span><text:span text:style-name="T23">0</text:span><text:span text:style-name="T16"> </text:span><text:span text:style-name="T22">var</text:span><text:span text:style-name="T16">(</text:span><text:span text:style-name="T9">--card-w</text:span><text:span text:style-name="T16">);</text:span></text:p>
      <text:p text:style-name="P2"><text:span text:style-name="T15">            </text:span><text:span text:style-name="T9">width</text:span><text:span text:style-name="T16">: </text:span><text:span text:style-name="T22">var</text:span><text:span text:style-name="T16">(</text:span><text:span text:style-name="T9">--card-w</text:span><text:span text:style-name="T16">);</text:span></text:p>
      <text:p text:style-name="P2"><text:span text:style-name="T15">            </text:span><text:span text:style-name="T9">height</text:span><text:span text:style-name="T16">: </text:span><text:span text:style-name="T22">var</text:span><text:span text:style-name="T16">(</text:span><text:span text:style-name="T9">--card-h</text:span><text:span text:style-name="T16">);</text:span></text:p>
      <text:p text:style-name="P2"><text:span text:style-name="T15">            </text:span><text:span text:style-name="T9">object-fit</text:span><text:span text:style-name="T16">: </text:span><text:span text:style-name="T12">cover</text:span><text:span text:style-name="T16">;</text:span></text:p>
      <text:p text:style-name="P2"><text:span text:style-name="T15">            </text:span><text:span text:style-name="T9">border-radius</text:span><text:span text:style-name="T16">: </text:span><text:span text:style-name="T22">var</text:span><text:span text:style-name="T16">(</text:span><text:span text:style-name="T9">--radius-md</text:span><text:span text:style-name="T16">);</text:span></text:p>
      <text:p text:style-name="P2"><text:span text:style-name="T15">            </text:span><text:span text:style-name="T9">border</text:span><text:span text:style-name="T16">: </text:span><text:span text:style-name="T23">1px</text:span><text:span text:style-name="T16"> </text:span><text:span text:style-name="T12">solid</text:span><text:span text:style-name="T16"> </text:span><text:span text:style-name="T22">var</text:span><text:span text:style-name="T16">(</text:span><text:span text:style-name="T9">--border-gold</text:span><text:span text:style-name="T16">);</text:span></text:p>
      <text:p text:style-name="P2"><text:span text:style-name="T15">            </text:span><text:span text:style-name="T9">box-shadow</text:span><text:span text:style-name="T16">: </text:span><text:span text:style-name="T23">0</text:span><text:span text:style-name="T16"> </text:span><text:span text:style-name="T23">0</text:span><text:span text:style-name="T16"> </text:span><text:span text:style-name="T23">10px</text:span><text:span text:style-name="T16"> </text:span><text:span text:style-name="T22">rgba</text:span><text:span text:style-name="T16">(</text:span><text:span text:style-name="T23">0</text:span><text:span text:style-name="T16">, </text:span><text:span text:style-name="T23">0</text:span><text:span text:style-name="T16">, </text:span><text:span text:style-name="T23">0</text:span><text:span text:style-name="T16">, </text:span><text:span text:style-name="T23">0.4</text:span><text:span text:style-name="T16">);</text:span></text:p>
      <text:p text:style-name="P2"><text:span text:style-name="T15">            </text:span><text:span text:style-name="T9">transition</text:span><text:span text:style-name="T16">: transform </text:span><text:span text:style-name="T23">0.3s</text:span><text:span text:style-name="T16"> </text:span><text:span text:style-name="T12">ease</text:span><text:span text:style-name="T16">, box-shadow </text:span><text:span text:style-name="T23">0.3s</text:span><text:span text:style-name="T16"> </text:span><text:span text:style-name="T12">ease</text:span><text:span text:style-name="T16">, opacity </text:span><text:span text:style-name="T23">0.3s</text:span><text:span text:style-name="T16"> </text:span><text:span text:style-name="T12">ease</text:span><text:span text:style-name="T16">, filter </text:span><text:span text:style-name="T23">0.3s</text:span><text:span text:style-name="T16"> </text:span><text:span text:style-name="T12">ease</text:span><text:span text:style-name="T16">;</text:span></text:p>
      <text:p text:style-name="P2"><text:span text:style-name="T15">            </text:span><text:span text:style-name="T9">opacity</text:span><text:span text:style-name="T16">: </text:span><text:span text:style-name="T23">0.85</text:span><text:span text:style-name="T16">;</text:span></text:p>
      <text:p text:style-name="P2"><text:span text:style-name="T15">            </text:span><text:span text:style-name="T9">cursor</text:span><text:span text:style-name="T16">: </text:span><text:span text:style-name="T12">pointer</text:span><text:span text:style-name="T16">;</text:span></text:p>
      <text:p text:style-name="P2"><text:span text:style-name="T15">            </text:span><text:span text:style-name="T9">will-change</text:span><text:span text:style-name="T16">: transform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card-img.focused</text:span><text:span text:style-name="T16"> {</text:span></text:p>
      <text:p text:style-name="P2"><text:span text:style-name="T15">            </text:span><text:span text:style-name="T9">transform</text:span><text:span text:style-name="T16">: </text:span><text:span text:style-name="T22">scale</text:span><text:span text:style-name="T16">(</text:span><text:span text:style-name="T23">1.08</text:span><text:span text:style-name="T16">);</text:span></text:p>
      <text:p text:style-name="P2"><text:span text:style-name="T15">            </text:span><text:span text:style-name="T9">box-shadow</text:span><text:span text:style-name="T16">: </text:span><text:span text:style-name="T23">0</text:span><text:span text:style-name="T16"> </text:span><text:span text:style-name="T23">0</text:span><text:span text:style-name="T16"> </text:span><text:span text:style-name="T23">24px</text:span><text:span text:style-name="T16"> </text:span><text:span text:style-name="T22">rgba</text:span><text:span text:style-name="T16">(</text:span><text:span text:style-name="T23">194</text:span><text:span text:style-name="T16">, </text:span><text:span text:style-name="T23">160</text:span><text:span text:style-name="T16">, </text:span><text:span text:style-name="T23">90</text:span><text:span text:style-name="T16">, </text:span><text:span text:style-name="T23">0.5</text:span><text:span text:style-name="T16">);</text:span></text:p>
      <text:p text:style-name="P2"><text:span text:style-name="T15">            </text:span><text:span text:style-name="T9">opacity</text:span><text:span text:style-name="T16">: </text:span><text:span text:style-name="T23">1</text:span><text:span text:style-name="T16">;</text:span></text:p>
      <text:p text:style-name="P2"><text:span text:style-name="T15">            </text:span><text:span text:style-name="T9">z-index</text:span><text:span text:style-name="T16">: </text:span><text:span text:style-name="T23">2</text:span><text:span text:style-name="T16">;</text:span></text:p>
      <text:p text:style-name="P2"><text:span text:style-name="T15">            </text:span><text:span text:style-name="T9">filter</text:span><text:span text:style-name="T16">: </text:span><text:span text:style-name="T22">saturate</text:span><text:span text:style-name="T16">(</text:span><text:span text:style-name="T23">1.05</text:span><text:span text:style-name="T16">)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26">@media</text:span><text:span text:style-name="T16"> (</text:span><text:span text:style-name="T9">max-width</text:span><text:span text:style-name="T16">: </text:span><text:span text:style-name="T23">900px</text:span><text:span text:style-name="T16">) {</text:span></text:p>
      <text:p text:style-name="P2"><text:span text:style-name="T15">            </text:span><text:span text:style-name="T19">:root</text:span><text:span text:style-name="T16"> {</text:span></text:p>
      <text:p text:style-name="P2"><text:span text:style-name="T15">                </text:span><text:span text:style-name="T9">--card-w</text:span><text:span text:style-name="T16">: </text:span><text:span text:style-name="T23">160px</text:span><text:span text:style-name="T16">;</text:span></text:p>
      <text:p text:style-name="P2"><text:span text:style-name="T15">                </text:span><text:span text:style-name="T9">--card-h</text:span><text:span text:style-name="T16">: </text:span><text:span text:style-name="T23">240px</text:span><text:span text:style-name="T16">;</text:span></text:p>
      <text:p text:style-name="P2"><text:span text:style-name="T15">                </text:span><text:span text:style-name="T9">--gap</text:span><text:span text:style-name="T16">: </text:span><text:span text:style-name="T23">16px</text:span><text:span text:style-name="T16">;</text:span></text:p>
      <text:p text:style-name="P5">            <text:span text:style-name="T14">}</text:span></text:p>
      <text:p text:style-name="P3"/>
      <text:p text:style-name="P2"><text:span text:style-name="T15">            </text:span><text:span text:style-name="T19">.cards-viewport</text:span><text:span text:style-name="T16"> {</text:span></text:p>
      <text:p text:style-name="P2"><text:span text:style-name="T15">                </text:span><text:span text:style-name="T9">width</text:span><text:span text:style-name="T16">: </text:span><text:span text:style-name="T22">calc</text:span><text:span text:style-name="T16">(</text:span><text:span text:style-name="T23">2</text:span><text:span text:style-name="T16"> * </text:span><text:span text:style-name="T22">var</text:span><text:span text:style-name="T16">(</text:span><text:span text:style-name="T9">--card-w</text:span><text:span text:style-name="T16">) + </text:span><text:span text:style-name="T23">1</text:span><text:span text:style-name="T16"> * </text:span><text:span text:style-name="T22">var</text:span><text:span text:style-name="T16">(</text:span><text:span text:style-name="T9">--gap</text:span><text:span text:style-name="T16">));</text:span></text:p>
      <text:p text:style-name="P2"><text:soft-page-break/><text:span text:style-name="T15">                </text:span><text:span text:style-name="T9">padding</text:span><text:span text:style-name="T16">: </text:span><text:span text:style-name="T23">0</text:span><text:span text:style-name="T16"> </text:span><text:span text:style-name="T23">0.5rem</text:span><text:span text:style-name="T16">;</text:span></text:p>
      <text:p text:style-name="P5">            <text:span text:style-name="T14">}</text:span></text:p>
      <text:p text:style-name="P5">        <text:span text:style-name="T14">}</text:span></text:p>
      <text:p text:style-name="P2"><text:span text:style-name="T15">    </text:span><text:span text:style-name="T2">&lt;/</text:span><text:span text:style-name="T5">style</text:span><text:span text:style-name="T2">&gt;</text:span></text:p>
      <text:p text:style-name="P3"/>
      <text:p text:style-name="P2">    <text:span text:style-name="T2">&lt;</text:span><text:span text:style-name="T5">h2</text:span><text:span text:style-name="T14"> </text:span><text:span text:style-name="T9">class</text:span><text:span text:style-name="T14">=</text:span><text:span text:style-name="T12">"cards-title"</text:span><text:span text:style-name="T2">&gt;</text:span><text:span text:style-name="T14">Karten</text:span><text:span text:style-name="T2">&lt;/</text:span><text:span text:style-name="T5">h2</text:span><text:span text:style-name="T2">&gt;</text:span></text:p>
      <text:p text:style-name="P3"/>
      <text:p text:style-name="P2">    <text:span text:style-name="T2">&lt;</text:span><text:span text:style-name="T5">div</text:span><text:span text:style-name="T14"> </text:span><text:span text:style-name="T9">class</text:span><text:span text:style-name="T14">=</text:span><text:span text:style-name="T12">"cards-viewport"</text:span><text:span text:style-name="T2">&gt;</text:span></text:p>
      <text:p text:style-name="P2">        <text:span text:style-name="T2">&lt;</text:span><text:span text:style-name="T5">div</text:span><text:span text:style-name="T14"> </text:span><text:span text:style-name="T9">class</text:span><text:span text:style-name="T14">=</text:span><text:span text:style-name="T12">"cards-track"</text:span><text:span text:style-name="T14"> </text:span><text:span text:style-name="T9">id</text:span><text:span text:style-name="T14">=</text:span><text:span text:style-name="T12">"cardsTrack"</text:span><text:span text:style-name="T14"> </text:span><text:span text:style-name="T9">aria-label</text:span><text:span text:style-name="T14">=</text:span><text:span text:style-name="T12">"Iris Tarot Kartenkarussell"</text:span><text:span text:style-name="T14"> </text:span><text:span text:style-name="T9">role</text:span><text:span text:style-name="T14">=</text:span><text:span text:style-name="T12">"region"</text:span><text:span text:style-name="T2">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Karten/Karte1.png"</text:span><text:span text:style-name="T14"> </text:span><text:span text:style-name="T9">alt</text:span><text:span text:style-name="T14">=</text:span><text:span text:style-name="T12">"Karte 1"</text:span><text:span text:style-name="T14"> </text:span><text:span text:style-name="T9">class</text:span><text:span text:style-name="T14">=</text:span><text:span text:style-name="T12">"card-img"</text:span><text:span text:style-name="T14"> </text:span><text:span text:style-name="T2">/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Karten/Karte2.png"</text:span><text:span text:style-name="T14"> </text:span><text:span text:style-name="T9">alt</text:span><text:span text:style-name="T14">=</text:span><text:span text:style-name="T12">"Karte 2"</text:span><text:span text:style-name="T14"> </text:span><text:span text:style-name="T9">class</text:span><text:span text:style-name="T14">=</text:span><text:span text:style-name="T12">"card-img"</text:span><text:span text:style-name="T14"> </text:span><text:span text:style-name="T2">/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Karten/Karte3.png"</text:span><text:span text:style-name="T14"> </text:span><text:span text:style-name="T9">alt</text:span><text:span text:style-name="T14">=</text:span><text:span text:style-name="T12">"Karte 3"</text:span><text:span text:style-name="T14"> </text:span><text:span text:style-name="T9">class</text:span><text:span text:style-name="T14">=</text:span><text:span text:style-name="T12">"card-img"</text:span><text:span text:style-name="T14"> </text:span><text:span text:style-name="T2">/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Karten/Karte4.png"</text:span><text:span text:style-name="T14"> </text:span><text:span text:style-name="T9">alt</text:span><text:span text:style-name="T14">=</text:span><text:span text:style-name="T12">"Karte 4"</text:span><text:span text:style-name="T14"> </text:span><text:span text:style-name="T9">class</text:span><text:span text:style-name="T14">=</text:span><text:span text:style-name="T12">"card-img"</text:span><text:span text:style-name="T14"> </text:span><text:span text:style-name="T2">/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Karten/Karte5.png"</text:span><text:span text:style-name="T14"> </text:span><text:span text:style-name="T9">alt</text:span><text:span text:style-name="T14">=</text:span><text:span text:style-name="T12">"Karte 5"</text:span><text:span text:style-name="T14"> </text:span><text:span text:style-name="T9">class</text:span><text:span text:style-name="T14">=</text:span><text:span text:style-name="T12">"card-img"</text:span><text:span text:style-name="T14"> </text:span><text:span text:style-name="T2">/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Karten/Karte6.png"</text:span><text:span text:style-name="T14"> </text:span><text:span text:style-name="T9">alt</text:span><text:span text:style-name="T14">=</text:span><text:span text:style-name="T12">"Karte 6"</text:span><text:span text:style-name="T14"> </text:span><text:span text:style-name="T9">class</text:span><text:span text:style-name="T14">=</text:span><text:span text:style-name="T12">"card-img"</text:span><text:span text:style-name="T14"> </text:span><text:span text:style-name="T2">/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Karten/Karte7.png"</text:span><text:span text:style-name="T14"> </text:span><text:span text:style-name="T9">alt</text:span><text:span text:style-name="T14">=</text:span><text:span text:style-name="T12">"Karte 7"</text:span><text:span text:style-name="T14"> </text:span><text:span text:style-name="T9">class</text:span><text:span text:style-name="T14">=</text:span><text:span text:style-name="T12">"card-img"</text:span><text:span text:style-name="T14"> </text:span><text:span text:style-name="T2">/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Karten/Karte8.png"</text:span><text:span text:style-name="T14"> </text:span><text:span text:style-name="T9">alt</text:span><text:span text:style-name="T14">=</text:span><text:span text:style-name="T12">"Karte 8"</text:span><text:span text:style-name="T14"> </text:span><text:span text:style-name="T9">class</text:span><text:span text:style-name="T14">=</text:span><text:span text:style-name="T12">"card-img"</text:span><text:span text:style-name="T14"> </text:span><text:span text:style-name="T2">/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Karten/Karte9.png"</text:span><text:span text:style-name="T14"> </text:span><text:span text:style-name="T9">alt</text:span><text:span text:style-name="T14">=</text:span><text:span text:style-name="T12">"Karte 9"</text:span><text:span text:style-name="T14"> </text:span><text:span text:style-name="T9">class</text:span><text:span text:style-name="T14">=</text:span><text:span text:style-name="T12">"card-img"</text:span><text:span text:style-name="T14"> </text:span><text:span text:style-name="T2">/&gt;</text:span></text:p>
      <text:p text:style-name="P2">    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Karten/Karte10.png"</text:span><text:span text:style-name="T14"> </text:span><text:span text:style-name="T9">alt</text:span><text:span text:style-name="T14">=</text:span><text:span text:style-name="T12">"Karte 10"</text:span><text:span text:style-name="T14"> </text:span><text:span text:style-name="T9">class</text:span><text:span text:style-name="T14">=</text:span><text:span text:style-name="T12">"card-img"</text:span><text:span text:style-name="T14"> </text:span><text:span text:style-name="T2">/&gt;</text:span></text:p>
      <text:p text:style-name="P2">        <text:span text:style-name="T2">&lt;/</text:span><text:span text:style-name="T5">div</text:span><text:span text:style-name="T2">&gt;</text:span></text:p>
      <text:p text:style-name="P2">    <text:span text:style-name="T2">&lt;/</text:span><text:span text:style-name="T5">div</text:span><text:span text:style-name="T2">&gt;</text:span></text:p>
      <text:p text:style-name="P3"/>
      <text:p text:style-name="P2">    <text:span text:style-name="T2">&lt;</text:span><text:span text:style-name="T5">script</text:span><text:span text:style-name="T2">&gt;</text:span></text:p>
      <text:p text:style-name="P2"><text:span text:style-name="T15">        </text:span><text:span text:style-name="T16">(</text:span><text:span text:style-name="T5">function</text:span><text:span text:style-name="T16"> () {</text:span></text:p>
      <text:p text:style-name="P2"><text:span text:style-name="T15">            </text:span><text:span text:style-name="T5">const</text:span><text:span text:style-name="T16"> </text:span><text:span text:style-name="T27">VISIBLE</text:span><text:span text:style-name="T16"> = </text:span><text:span text:style-name="T23">4</text:span><text:span text:style-name="T16">;</text:span></text:p>
      <text:p text:style-name="P2"><text:span text:style-name="T15">            </text:span><text:span text:style-name="T5">const</text:span><text:span text:style-name="T16"> </text:span><text:span text:style-name="T27">track</text:span><text:span text:style-name="T16"> = </text:span><text:span text:style-name="T9">document</text:span><text:span text:style-name="T16">.</text:span><text:span text:style-name="T22">getElementById</text:span><text:span text:style-name="T16">(</text:span><text:span text:style-name="T12">'cardsTrack'</text:span><text:span text:style-name="T16">);</text:span></text:p>
      <text:p text:style-name="P2"><text:span text:style-name="T15">            </text:span><text:span text:style-name="T5">const</text:span><text:span text:style-name="T16"> </text:span><text:span text:style-name="T27">originals</text:span><text:span text:style-name="T16"> = </text:span><text:span text:style-name="T29">Array</text:span><text:span text:style-name="T16">.</text:span><text:span text:style-name="T22">from</text:span><text:span text:style-name="T16">(</text:span><text:span text:style-name="T27">track</text:span><text:span text:style-name="T16">.</text:span><text:span text:style-name="T22">querySelectorAll</text:span><text:span text:style-name="T16">(</text:span><text:span text:style-name="T12">'.card-img'</text:span><text:span text:style-name="T16">));</text:span></text:p>
      <text:p text:style-name="P2"><text:span text:style-name="T15">            </text:span><text:span text:style-name="T26">if</text:span><text:span text:style-name="T16"> (</text:span><text:span text:style-name="T27">originals</text:span><text:span text:style-name="T16">.</text:span><text:span text:style-name="T9">length</text:span><text:span text:style-name="T16"> === </text:span><text:span text:style-name="T23">0</text:span><text:span text:style-name="T16">) </text:span><text:span text:style-name="T26">return</text:span><text:span text:style-name="T16">;</text:span></text:p>
      <text:p text:style-name="P3"/>
      <text:p text:style-name="P2"><text:span text:style-name="T15">            </text:span><text:span text:style-name="T5">const</text:span><text:span text:style-name="T16"> </text:span><text:span text:style-name="T22">getPx</text:span><text:span text:style-name="T16"> = (</text:span><text:span text:style-name="T9">v</text:span><text:span text:style-name="T16">) </text:span><text:span text:style-name="T5">=&gt;</text:span><text:span text:style-name="T16"> {</text:span></text:p>
      <text:p text:style-name="P2"><text:span text:style-name="T15">                </text:span><text:span text:style-name="T5">const</text:span><text:span text:style-name="T16"> </text:span><text:span text:style-name="T27">el</text:span><text:span text:style-name="T16"> = </text:span><text:span text:style-name="T9">document</text:span><text:span text:style-name="T16">.</text:span><text:span text:style-name="T9">documentElement</text:span><text:span text:style-name="T16">;</text:span></text:p>
      <text:p text:style-name="P2"><text:span text:style-name="T15">                </text:span><text:span text:style-name="T5">const</text:span><text:span text:style-name="T16"> </text:span><text:span text:style-name="T27">raw</text:span><text:span text:style-name="T16"> = </text:span><text:span text:style-name="T22">getComputedStyle</text:span><text:span text:style-name="T16">(</text:span><text:span text:style-name="T27">el</text:span><text:span text:style-name="T16">).</text:span><text:span text:style-name="T22">getPropertyValue</text:span><text:span text:style-name="T16">(</text:span><text:span text:style-name="T9">v</text:span><text:span text:style-name="T16">).</text:span><text:span text:style-name="T22">trim</text:span><text:span text:style-name="T16">();</text:span></text:p>
      <text:p text:style-name="P2"><text:span text:style-name="T15">                </text:span><text:span text:style-name="T26">return</text:span><text:span text:style-name="T16"> </text:span><text:span text:style-name="T22">parseFloat</text:span><text:span text:style-name="T16">(</text:span><text:span text:style-name="T27">raw</text:span><text:span text:style-name="T16">);</text:span></text:p>
      <text:p text:style-name="P5">            <text:span text:style-name="T14">};</text:span></text:p>
      <text:p text:style-name="P3"/>
      <text:p text:style-name="P2"><text:span text:style-name="T15">            </text:span><text:span text:style-name="T5">function</text:span><text:span text:style-name="T16"> </text:span><text:span text:style-name="T22">measurement</text:span><text:span text:style-name="T16">() {</text:span></text:p>
      <text:p text:style-name="P2"><text:span text:style-name="T15">                </text:span><text:span text:style-name="T5">const</text:span><text:span text:style-name="T16"> </text:span><text:span text:style-name="T27">cardW</text:span><text:span text:style-name="T16"> = </text:span><text:span text:style-name="T22">getPx</text:span><text:span text:style-name="T16">(</text:span><text:span text:style-name="T12">'--card-w'</text:span><text:span text:style-name="T16">);</text:span></text:p>
      <text:p text:style-name="P2"><text:span text:style-name="T15">                </text:span><text:span text:style-name="T5">const</text:span><text:span text:style-name="T16"> </text:span><text:span text:style-name="T27">gap</text:span><text:span text:style-name="T16"> = </text:span><text:span text:style-name="T22">getPx</text:span><text:span text:style-name="T16">(</text:span><text:span text:style-name="T12">'--gap'</text:span><text:span text:style-name="T16">);</text:span></text:p>
      <text:p text:style-name="P2"><text:span text:style-name="T15">                </text:span><text:span text:style-name="T5">const</text:span><text:span text:style-name="T16"> </text:span><text:span text:style-name="T27">unit</text:span><text:span text:style-name="T16"> = </text:span><text:span text:style-name="T27">cardW</text:span><text:span text:style-name="T16"> + </text:span><text:span text:style-name="T27">gap</text:span><text:span text:style-name="T16">;</text:span></text:p>
      <text:p text:style-name="P2"><text:span text:style-name="T15">                </text:span><text:span text:style-name="T26">return</text:span><text:span text:style-name="T16"> { </text:span><text:span text:style-name="T9">cardW</text:span><text:span text:style-name="T16">, </text:span><text:span text:style-name="T9">gap</text:span><text:span text:style-name="T16">, </text:span><text:span text:style-name="T9">unit</text:span><text:span text:style-name="T16"> };</text:span></text:p>
      <text:p text:style-name="P5">            <text:span text:style-name="T14">}</text:span></text:p>
      <text:p text:style-name="P3"/>
      <text:p text:style-name="P2"><text:span text:style-name="T15">            </text:span><text:span text:style-name="T5">function</text:span><text:span text:style-name="T16"> </text:span><text:span text:style-name="T22">setupClones</text:span><text:span text:style-name="T16">() {</text:span></text:p>
      <text:p text:style-name="P2"><text:span text:style-name="T15">                </text:span><text:span text:style-name="T5">const</text:span><text:span text:style-name="T16"> </text:span><text:span text:style-name="T27">firstN</text:span><text:span text:style-name="T16"> = </text:span><text:span text:style-name="T27">originals</text:span><text:span text:style-name="T16">.</text:span><text:span text:style-name="T22">slice</text:span><text:span text:style-name="T16">(</text:span><text:span text:style-name="T23">0</text:span><text:span text:style-name="T16">, </text:span><text:span text:style-name="T27">VISIBLE</text:span><text:span text:style-name="T16">).</text:span><text:span text:style-name="T22">map</text:span><text:span text:style-name="T16">(</text:span><text:span text:style-name="T9">n</text:span><text:span text:style-name="T16"> </text:span><text:span text:style-name="T5">=&gt;</text:span><text:span text:style-name="T16"> </text:span><text:span text:style-name="T9">n</text:span><text:span text:style-name="T16">.</text:span><text:span text:style-name="T22">cloneNode</text:span><text:span text:style-name="T16">(</text:span><text:span text:style-name="T5">true</text:span><text:span text:style-name="T16">));</text:span></text:p>
      <text:p text:style-name="P2"><text:span text:style-name="T15">                </text:span><text:span text:style-name="T5">const</text:span><text:span text:style-name="T16"> </text:span><text:span text:style-name="T27">lastN</text:span><text:span text:style-name="T16"> = </text:span><text:span text:style-name="T27">originals</text:span><text:span text:style-name="T16">.</text:span><text:span text:style-name="T22">slice</text:span><text:span text:style-name="T16">(-</text:span><text:span text:style-name="T27">VISIBLE</text:span><text:span text:style-name="T16">).</text:span><text:span text:style-name="T22">map</text:span><text:span text:style-name="T16">(</text:span><text:span text:style-name="T9">n</text:span><text:span text:style-name="T16"> </text:span><text:span text:style-name="T5">=&gt;</text:span><text:span text:style-name="T16"> </text:span><text:span text:style-name="T9">n</text:span><text:span text:style-name="T16">.</text:span><text:span text:style-name="T22">cloneNode</text:span><text:span text:style-name="T16">(</text:span><text:span text:style-name="T5">true</text:span><text:span text:style-name="T16">));</text:span></text:p>
      <text:p text:style-name="P2"><text:span text:style-name="T15">                </text:span><text:span text:style-name="T27">firstN</text:span><text:span text:style-name="T16">.</text:span><text:span text:style-name="T22">forEach</text:span><text:span text:style-name="T16">(</text:span><text:span text:style-name="T9">n</text:span><text:span text:style-name="T16"> </text:span><text:span text:style-name="T5">=&gt;</text:span><text:span text:style-name="T16"> </text:span><text:span text:style-name="T27">track</text:span><text:span text:style-name="T16">.</text:span><text:span text:style-name="T22">appendChild</text:span><text:span text:style-name="T16">(</text:span><text:span text:style-name="T9">n</text:span><text:span text:style-name="T16">));</text:span></text:p>
      <text:p text:style-name="P2"><text:span text:style-name="T15">                </text:span><text:span text:style-name="T27">lastN</text:span><text:span text:style-name="T16">.</text:span><text:span text:style-name="T22">reverse</text:span><text:span text:style-name="T16">().</text:span><text:span text:style-name="T22">forEach</text:span><text:span text:style-name="T16">(</text:span><text:span text:style-name="T9">n</text:span><text:span text:style-name="T16"> </text:span><text:span text:style-name="T5">=&gt;</text:span><text:span text:style-name="T16"> </text:span><text:span text:style-name="T27">track</text:span><text:span text:style-name="T16">.</text:span><text:span text:style-name="T22">insertBefore</text:span><text:span text:style-name="T16">(</text:span><text:span text:style-name="T9">n</text:span><text:span text:style-name="T16">, </text:span><text:span text:style-name="T27">track</text:span><text:span text:style-name="T16">.</text:span><text:span text:style-name="T9">firstChild</text:span><text:span text:style-name="T16">));</text:span></text:p>
      <text:p text:style-name="P5">            <text:span text:style-name="T14">}</text:span></text:p>
      <text:p text:style-name="P3"/>
      <text:p text:style-name="P2"><text:span text:style-name="T15">            </text:span><text:span text:style-name="T22">setupClones</text:span><text:span text:style-name="T16">();</text:span></text:p>
      <text:p text:style-name="P3"><text:soft-page-break/></text:p>
      <text:p text:style-name="P2"><text:span text:style-name="T15">            </text:span><text:span text:style-name="T5">function</text:span><text:span text:style-name="T16"> </text:span><text:span text:style-name="T22">setStartPosition</text:span><text:span text:style-name="T16">() {</text:span></text:p>
      <text:p text:style-name="P2"><text:span text:style-name="T15">                </text:span><text:span text:style-name="T5">const</text:span><text:span text:style-name="T16"> { </text:span><text:span text:style-name="T27">unit</text:span><text:span text:style-name="T16"> } = </text:span><text:span text:style-name="T22">measurement</text:span><text:span text:style-name="T16">();</text:span></text:p>
      <text:p text:style-name="P2"><text:span text:style-name="T15">                </text:span><text:span text:style-name="T27">track</text:span><text:span text:style-name="T16">.</text:span><text:span text:style-name="T9">scrollLeft</text:span><text:span text:style-name="T16"> = </text:span><text:span text:style-name="T27">unit</text:span><text:span text:style-name="T16"> * </text:span><text:span text:style-name="T27">VISIBLE</text:span><text:span text:style-name="T16">;</text:span></text:p>
      <text:p text:style-name="P5">            <text:span text:style-name="T14">}</text:span></text:p>
      <text:p text:style-name="P3"/>
      <text:p text:style-name="P2"><text:span text:style-name="T15">            </text:span><text:span text:style-name="T27">track</text:span><text:span text:style-name="T16">.</text:span><text:span text:style-name="T22">addEventListener</text:span><text:span text:style-name="T16">(</text:span><text:span text:style-name="T12">'wheel'</text:span><text:span text:style-name="T16">, </text:span><text:span text:style-name="T5">function</text:span><text:span text:style-name="T16"> (</text:span><text:span text:style-name="T9">e</text:span><text:span text:style-name="T16">) {</text:span></text:p>
      <text:p text:style-name="P2"><text:span text:style-name="T15">                </text:span><text:span text:style-name="T26">if</text:span><text:span text:style-name="T16"> (</text:span><text:span text:style-name="T9">e</text:span><text:span text:style-name="T16">.</text:span><text:span text:style-name="T9">deltaY</text:span><text:span text:style-name="T16"> === </text:span><text:span text:style-name="T23">0</text:span><text:span text:style-name="T16">) </text:span><text:span text:style-name="T26">return</text:span><text:span text:style-name="T16">;</text:span></text:p>
      <text:p text:style-name="P2"><text:span text:style-name="T15">                </text:span><text:span text:style-name="T9">e</text:span><text:span text:style-name="T16">.</text:span><text:span text:style-name="T22">preventDefault</text:span><text:span text:style-name="T16">();</text:span></text:p>
      <text:p text:style-name="P2"><text:span text:style-name="T15">                </text:span><text:span text:style-name="T27">track</text:span><text:span text:style-name="T16">.</text:span><text:span text:style-name="T22">scrollBy</text:span><text:span text:style-name="T16">({</text:span></text:p>
      <text:p text:style-name="P2"><text:span text:style-name="T15">                    </text:span><text:span text:style-name="T9">left:</text:span><text:span text:style-name="T16"> </text:span><text:span text:style-name="T9">e</text:span><text:span text:style-name="T16">.</text:span><text:span text:style-name="T9">deltaY</text:span><text:span text:style-name="T16">,</text:span></text:p>
      <text:p text:style-name="P2"><text:span text:style-name="T15">                    </text:span><text:span text:style-name="T9">behavior:</text:span><text:span text:style-name="T16"> </text:span><text:span text:style-name="T12">'smooth'</text:span></text:p>
      <text:p text:style-name="P5">                <text:span text:style-name="T14">});</text:span></text:p>
      <text:p text:style-name="P2"><text:span text:style-name="T15">            </text:span><text:span text:style-name="T16">}, { </text:span><text:span text:style-name="T9">passive:</text:span><text:span text:style-name="T16"> </text:span><text:span text:style-name="T5">false</text:span><text:span text:style-name="T16"> });</text:span></text:p>
      <text:p text:style-name="P3"/>
      <text:p text:style-name="P2"><text:span text:style-name="T15">            </text:span><text:span text:style-name="T5">function</text:span><text:span text:style-name="T16"> </text:span><text:span text:style-name="T22">updateFocus</text:span><text:span text:style-name="T16">() {</text:span></text:p>
      <text:p text:style-name="P2"><text:span text:style-name="T15">                </text:span><text:span text:style-name="T5">const</text:span><text:span text:style-name="T16"> </text:span><text:span text:style-name="T27">rectTrack</text:span><text:span text:style-name="T16"> = </text:span><text:span text:style-name="T27">track</text:span><text:span text:style-name="T16">.</text:span><text:span text:style-name="T22">getBoundingClientRect</text:span><text:span text:style-name="T16">();</text:span></text:p>
      <text:p text:style-name="P2"><text:span text:style-name="T15">                </text:span><text:span text:style-name="T5">const</text:span><text:span text:style-name="T16"> </text:span><text:span text:style-name="T27">center</text:span><text:span text:style-name="T16"> = </text:span><text:span text:style-name="T27">rectTrack</text:span><text:span text:style-name="T16">.</text:span><text:span text:style-name="T9">left</text:span><text:span text:style-name="T16"> + </text:span><text:span text:style-name="T27">rectTrack</text:span><text:span text:style-name="T16">.</text:span><text:span text:style-name="T9">width</text:span><text:span text:style-name="T16"> / </text:span><text:span text:style-name="T23">2</text:span><text:span text:style-name="T16">;</text:span></text:p>
      <text:p text:style-name="P2"><text:span text:style-name="T15">                </text:span><text:span text:style-name="T5">const</text:span><text:span text:style-name="T16"> </text:span><text:span text:style-name="T27">cards</text:span><text:span text:style-name="T16"> = </text:span><text:span text:style-name="T27">track</text:span><text:span text:style-name="T16">.</text:span><text:span text:style-name="T22">querySelectorAll</text:span><text:span text:style-name="T16">(</text:span><text:span text:style-name="T12">'.card-img'</text:span><text:span text:style-name="T16">);</text:span></text:p>
      <text:p text:style-name="P3"/>
      <text:p text:style-name="P2"><text:span text:style-name="T15">                </text:span><text:span text:style-name="T5">let</text:span><text:span text:style-name="T16"> </text:span><text:span text:style-name="T9">closest</text:span><text:span text:style-name="T16"> = </text:span><text:span text:style-name="T5">null</text:span><text:span text:style-name="T16">;</text:span></text:p>
      <text:p text:style-name="P2"><text:span text:style-name="T15">                </text:span><text:span text:style-name="T5">let</text:span><text:span text:style-name="T16"> </text:span><text:span text:style-name="T9">minDist</text:span><text:span text:style-name="T16"> = </text:span><text:span text:style-name="T5">Infinity</text:span><text:span text:style-name="T16">;</text:span></text:p>
      <text:p text:style-name="P3"/>
      <text:p text:style-name="P2"><text:span text:style-name="T15">                </text:span><text:span text:style-name="T27">cards</text:span><text:span text:style-name="T16">.</text:span><text:span text:style-name="T22">forEach</text:span><text:span text:style-name="T16">(</text:span><text:span text:style-name="T9">card</text:span><text:span text:style-name="T16"> </text:span><text:span text:style-name="T5">=&gt;</text:span><text:span text:style-name="T16"> {</text:span></text:p>
      <text:p text:style-name="P2"><text:span text:style-name="T15">                    </text:span><text:span text:style-name="T5">const</text:span><text:span text:style-name="T16"> </text:span><text:span text:style-name="T27">r</text:span><text:span text:style-name="T16"> = </text:span><text:span text:style-name="T9">card</text:span><text:span text:style-name="T16">.</text:span><text:span text:style-name="T22">getBoundingClientRect</text:span><text:span text:style-name="T16">();</text:span></text:p>
      <text:p text:style-name="P2"><text:span text:style-name="T15">                    </text:span><text:span text:style-name="T5">const</text:span><text:span text:style-name="T16"> </text:span><text:span text:style-name="T27">c</text:span><text:span text:style-name="T16"> = </text:span><text:span text:style-name="T27">r</text:span><text:span text:style-name="T16">.</text:span><text:span text:style-name="T9">left</text:span><text:span text:style-name="T16"> + </text:span><text:span text:style-name="T27">r</text:span><text:span text:style-name="T16">.</text:span><text:span text:style-name="T9">width</text:span><text:span text:style-name="T16"> / </text:span><text:span text:style-name="T23">2</text:span><text:span text:style-name="T16">;</text:span></text:p>
      <text:p text:style-name="P2"><text:span text:style-name="T15">                    </text:span><text:span text:style-name="T5">const</text:span><text:span text:style-name="T16"> </text:span><text:span text:style-name="T27">d</text:span><text:span text:style-name="T16"> = </text:span><text:span text:style-name="T9">Math</text:span><text:span text:style-name="T16">.</text:span><text:span text:style-name="T22">abs</text:span><text:span text:style-name="T16">(</text:span><text:span text:style-name="T27">center</text:span><text:span text:style-name="T16"> - </text:span><text:span text:style-name="T27">c</text:span><text:span text:style-name="T16">);</text:span></text:p>
      <text:p text:style-name="P2"><text:span text:style-name="T15">                    </text:span><text:span text:style-name="T26">if</text:span><text:span text:style-name="T16"> (</text:span><text:span text:style-name="T27">d</text:span><text:span text:style-name="T16"> &lt; </text:span><text:span text:style-name="T9">minDist</text:span><text:span text:style-name="T16">) {</text:span></text:p>
      <text:p text:style-name="P2"><text:span text:style-name="T15">                        </text:span><text:span text:style-name="T9">minDist</text:span><text:span text:style-name="T16"> = </text:span><text:span text:style-name="T27">d</text:span><text:span text:style-name="T16">;</text:span></text:p>
      <text:p text:style-name="P2"><text:span text:style-name="T15">                        </text:span><text:span text:style-name="T9">closest</text:span><text:span text:style-name="T16"> = </text:span><text:span text:style-name="T9">card</text:span><text:span text:style-name="T16">;</text:span></text:p>
      <text:p text:style-name="P5">                    <text:span text:style-name="T14">}</text:span></text:p>
      <text:p text:style-name="P5">                <text:span text:style-name="T14">});</text:span></text:p>
      <text:p text:style-name="P3"/>
      <text:p text:style-name="P2"><text:span text:style-name="T15">                </text:span><text:span text:style-name="T27">cards</text:span><text:span text:style-name="T16">.</text:span><text:span text:style-name="T22">forEach</text:span><text:span text:style-name="T16">(</text:span><text:span text:style-name="T9">c</text:span><text:span text:style-name="T16"> </text:span><text:span text:style-name="T5">=&gt;</text:span><text:span text:style-name="T16"> </text:span><text:span text:style-name="T9">c</text:span><text:span text:style-name="T16">.</text:span><text:span text:style-name="T9">classList</text:span><text:span text:style-name="T16">.</text:span><text:span text:style-name="T22">remove</text:span><text:span text:style-name="T16">(</text:span><text:span text:style-name="T12">'focused'</text:span><text:span text:style-name="T16">));</text:span></text:p>
      <text:p text:style-name="P2"><text:span text:style-name="T15">                </text:span><text:span text:style-name="T26">if</text:span><text:span text:style-name="T16"> (</text:span><text:span text:style-name="T9">closest</text:span><text:span text:style-name="T16">) </text:span><text:span text:style-name="T9">closest</text:span><text:span text:style-name="T16">.</text:span><text:span text:style-name="T9">classList</text:span><text:span text:style-name="T16">.</text:span><text:span text:style-name="T22">add</text:span><text:span text:style-name="T16">(</text:span><text:span text:style-name="T12">'focused'</text:span><text:span text:style-name="T16">);</text:span></text:p>
      <text:p text:style-name="P5">            <text:span text:style-name="T14">}</text:span></text:p>
      <text:p text:style-name="P3"/>
      <text:p text:style-name="P2"><text:span text:style-name="T15">            </text:span><text:span text:style-name="T5">function</text:span><text:span text:style-name="T16"> </text:span><text:span text:style-name="T22">handleInfinite</text:span><text:span text:style-name="T16">() {</text:span></text:p>
      <text:p text:style-name="P2"><text:span text:style-name="T15">                </text:span><text:span text:style-name="T5">const</text:span><text:span text:style-name="T16"> { </text:span><text:span text:style-name="T27">unit</text:span><text:span text:style-name="T16"> } = </text:span><text:span text:style-name="T22">measurement</text:span><text:span text:style-name="T16">();</text:span></text:p>
      <text:p text:style-name="P2"><text:span text:style-name="T15">                </text:span><text:span text:style-name="T5">const</text:span><text:span text:style-name="T16"> </text:span><text:span text:style-name="T27">totalOriginalWidth</text:span><text:span text:style-name="T16"> = </text:span><text:span text:style-name="T27">unit</text:span><text:span text:style-name="T16"> * </text:span><text:span text:style-name="T27">originals</text:span><text:span text:style-name="T16">.</text:span><text:span text:style-name="T9">length</text:span><text:span text:style-name="T16">;</text:span></text:p>
      <text:p text:style-name="P3"/>
      <text:p text:style-name="P2"><text:span text:style-name="T15">                </text:span><text:span text:style-name="T26">if</text:span><text:span text:style-name="T16"> (</text:span><text:span text:style-name="T27">track</text:span><text:span text:style-name="T16">.</text:span><text:span text:style-name="T9">scrollLeft</text:span><text:span text:style-name="T16"> &lt; </text:span><text:span text:style-name="T27">unit</text:span><text:span text:style-name="T16"> * </text:span><text:span text:style-name="T23">0.5</text:span><text:span text:style-name="T16">) {</text:span></text:p>
      <text:p text:style-name="P2"><text:span text:style-name="T15">                    </text:span><text:span text:style-name="T27">track</text:span><text:span text:style-name="T16">.</text:span><text:span text:style-name="T9">scrollLeft</text:span><text:span text:style-name="T16"> += </text:span><text:span text:style-name="T27">totalOriginalWidth</text:span><text:span text:style-name="T16">;</text:span></text:p>
      <text:p text:style-name="P2"><text:span text:style-name="T15">                </text:span><text:span text:style-name="T16">} </text:span><text:span text:style-name="T26">else</text:span><text:span text:style-name="T16"> </text:span><text:span text:style-name="T26">if</text:span><text:span text:style-name="T16"> (</text:span><text:span text:style-name="T27">track</text:span><text:span text:style-name="T16">.</text:span><text:span text:style-name="T9">scrollLeft</text:span><text:span text:style-name="T16"> &gt; (</text:span><text:span text:style-name="T27">unit</text:span><text:span text:style-name="T16"> * (</text:span><text:span text:style-name="T27">originals</text:span><text:span text:style-name="T16">.</text:span><text:span text:style-name="T9">length</text:span><text:span text:style-name="T16"> + </text:span><text:span text:style-name="T27">VISIBLE</text:span><text:span text:style-name="T16"> - </text:span><text:span text:style-name="T23">0.5</text:span><text:span text:style-name="T16">))) {</text:span></text:p>
      <text:p text:style-name="P2"><text:span text:style-name="T15">                    </text:span><text:span text:style-name="T27">track</text:span><text:span text:style-name="T16">.</text:span><text:span text:style-name="T9">scrollLeft</text:span><text:span text:style-name="T16"> -= </text:span><text:span text:style-name="T27">totalOriginalWidth</text:span><text:span text:style-name="T16">;</text:span></text:p>
      <text:p text:style-name="P5">                <text:span text:style-name="T14">}</text:span></text:p>
      <text:p text:style-name="P5">            <text:span text:style-name="T14">}</text:span></text:p>
      <text:p text:style-name="P3"/>
      <text:p text:style-name="P2"><text:span text:style-name="T15">            </text:span><text:span text:style-name="T5">let</text:span><text:span text:style-name="T16"> </text:span><text:span text:style-name="T9">resizeTimer</text:span><text:span text:style-name="T16">;</text:span></text:p>
      <text:p text:style-name="P2"><text:span text:style-name="T15">            </text:span><text:span text:style-name="T9">window</text:span><text:span text:style-name="T16">.</text:span><text:span text:style-name="T22">addEventListener</text:span><text:span text:style-name="T16">(</text:span><text:span text:style-name="T12">'resize'</text:span><text:span text:style-name="T16">, () </text:span><text:span text:style-name="T5">=&gt;</text:span><text:span text:style-name="T16"> {</text:span></text:p>
      <text:p text:style-name="P2"><text:soft-page-break/><text:span text:style-name="T15">                </text:span><text:span text:style-name="T22">clearTimeout</text:span><text:span text:style-name="T16">(</text:span><text:span text:style-name="T9">resizeTimer</text:span><text:span text:style-name="T16">);</text:span></text:p>
      <text:p text:style-name="P2"><text:span text:style-name="T15">                </text:span><text:span text:style-name="T9">resizeTimer</text:span><text:span text:style-name="T16"> = </text:span><text:span text:style-name="T22">setTimeout</text:span><text:span text:style-name="T16">(() </text:span><text:span text:style-name="T5">=&gt;</text:span><text:span text:style-name="T16"> {</text:span></text:p>
      <text:p text:style-name="P2"><text:span text:style-name="T15">                    </text:span><text:span text:style-name="T22">setStartPosition</text:span><text:span text:style-name="T16">();</text:span></text:p>
      <text:p text:style-name="P2"><text:span text:style-name="T15">                    </text:span><text:span text:style-name="T22">updateFocus</text:span><text:span text:style-name="T16">();</text:span></text:p>
      <text:p text:style-name="P2"><text:span text:style-name="T15">                </text:span><text:span text:style-name="T16">}, </text:span><text:span text:style-name="T23">150</text:span><text:span text:style-name="T16">);</text:span></text:p>
      <text:p text:style-name="P5">            <text:span text:style-name="T14">});</text:span></text:p>
      <text:p text:style-name="P3"/>
      <text:p text:style-name="P2"><text:span text:style-name="T15">            </text:span><text:span text:style-name="T5">let</text:span><text:span text:style-name="T16"> </text:span><text:span text:style-name="T9">ticking</text:span><text:span text:style-name="T16"> = </text:span><text:span text:style-name="T5">false</text:span><text:span text:style-name="T16">;</text:span></text:p>
      <text:p text:style-name="P2"><text:span text:style-name="T15">            </text:span><text:span text:style-name="T27">track</text:span><text:span text:style-name="T16">.</text:span><text:span text:style-name="T22">addEventListener</text:span><text:span text:style-name="T16">(</text:span><text:span text:style-name="T12">'scroll'</text:span><text:span text:style-name="T16">, () </text:span><text:span text:style-name="T5">=&gt;</text:span><text:span text:style-name="T16"> {</text:span></text:p>
      <text:p text:style-name="P2"><text:span text:style-name="T15">                </text:span><text:span text:style-name="T26">if</text:span><text:span text:style-name="T16"> (</text:span><text:span text:style-name="T9">ticking</text:span><text:span text:style-name="T16">) </text:span><text:span text:style-name="T26">return</text:span><text:span text:style-name="T16">;</text:span></text:p>
      <text:p text:style-name="P2"><text:span text:style-name="T15">                </text:span><text:span text:style-name="T9">ticking</text:span><text:span text:style-name="T16"> = </text:span><text:span text:style-name="T5">true</text:span><text:span text:style-name="T16">;</text:span></text:p>
      <text:p text:style-name="P2"><text:span text:style-name="T15">                </text:span><text:span text:style-name="T22">requestAnimationFrame</text:span><text:span text:style-name="T16">(() </text:span><text:span text:style-name="T5">=&gt;</text:span><text:span text:style-name="T16"> {</text:span></text:p>
      <text:p text:style-name="P2"><text:span text:style-name="T15">                    </text:span><text:span text:style-name="T22">handleInfinite</text:span><text:span text:style-name="T16">();</text:span></text:p>
      <text:p text:style-name="P2"><text:span text:style-name="T15">                    </text:span><text:span text:style-name="T22">updateFocus</text:span><text:span text:style-name="T16">();</text:span></text:p>
      <text:p text:style-name="P2"><text:span text:style-name="T15">                    </text:span><text:span text:style-name="T9">ticking</text:span><text:span text:style-name="T16"> = </text:span><text:span text:style-name="T5">false</text:span><text:span text:style-name="T16">;</text:span></text:p>
      <text:p text:style-name="P5">                <text:span text:style-name="T14">});</text:span></text:p>
      <text:p text:style-name="P5">            <text:span text:style-name="T14">});</text:span></text:p>
      <text:p text:style-name="P3"/>
      <text:p text:style-name="P2"><text:span text:style-name="T15">            </text:span><text:span text:style-name="T22">setStartPosition</text:span><text:span text:style-name="T16">();</text:span></text:p>
      <text:p text:style-name="P2"><text:span text:style-name="T15">            </text:span><text:span text:style-name="T22">updateFocus</text:span><text:span text:style-name="T16">();</text:span></text:p>
      <text:p text:style-name="P5">        <text:span text:style-name="T14">})();</text:span></text:p>
      <text:p text:style-name="P2"><text:span text:style-name="T15">    </text:span><text:span text:style-name="T2">&lt;/</text:span><text:span text:style-name="T5">script</text:span><text:span text:style-name="T2">&gt;</text:span></text:p>
      <text:p text:style-name="P1"><text:span text:style-name="T1">&lt;/</text:span><text:span text:style-name="T4">section</text:span><text:span text:style-name="T1">&gt;</text:span></text:p>
      <text:p text:style-name="Standard"><text:line-break/><text:line-break/>D:\Matize\Hobby Projekte\Iris-Tarot\Iris-Tarot-Website\modules\artist.html<text:line-break/><text:line-break/><text:span text:style-name="T3">&lt;</text:span><text:span text:style-name="T6">section</text:span><text:span text:style-name="T7"> </text:span><text:span text:style-name="T10">class</text:span><text:span text:style-name="T7">=</text:span><text:span text:style-name="T13">"artist-section"</text:span><text:span text:style-name="T3">&gt;</text:span></text:p>
      <text:p text:style-name="P2">    <text:span text:style-name="T2">&lt;</text:span><text:span text:style-name="T5">style</text:span><text:span text:style-name="T2">&gt;</text:span></text:p>
      <text:p text:style-name="P2"><text:span text:style-name="T15">        </text:span><text:span text:style-name="T26">@import</text:span><text:span text:style-name="T16"> </text:span><text:span text:style-name="T22">url</text:span><text:span text:style-name="T16">(</text:span><text:span text:style-name="T12">'https://fonts.googleapis.com/css2?family=Great+Vibes&amp;display=swap'</text:span><text:span text:style-name="T16">);</text:span></text:p>
      <text:p text:style-name="P3"/>
      <text:p text:style-name="P2"><text:span text:style-name="T15">        </text:span><text:span text:style-name="T19">:root</text:span><text:span text:style-name="T16"> {</text:span></text:p>
      <text:p text:style-name="P2"><text:span text:style-name="T15">            </text:span><text:span text:style-name="T9">--bg-main</text:span><text:span text:style-name="T16">: </text:span><text:span text:style-name="T12">#14110f</text:span><text:span text:style-name="T16">;</text:span></text:p>
      <text:p text:style-name="P2"><text:span text:style-name="T15">            </text:span><text:span text:style-name="T9">--gold</text:span><text:span text:style-name="T16">: </text:span><text:span text:style-name="T12">#c2a05a</text:span><text:span text:style-name="T16">;</text:span></text:p>
      <text:p text:style-name="P2"><text:span text:style-name="T15">            </text:span><text:span text:style-name="T9">--border-gold</text:span><text:span text:style-name="T16">: </text:span><text:span text:style-name="T22">rgba</text:span><text:span text:style-name="T16">(</text:span><text:span text:style-name="T23">194</text:span><text:span text:style-name="T16">, </text:span><text:span text:style-name="T23">160</text:span><text:span text:style-name="T16">, </text:span><text:span text:style-name="T23">90</text:span><text:span text:style-name="T16">, </text:span><text:span text:style-name="T23">0.5</text:span><text:span text:style-name="T16">);</text:span></text:p>
      <text:p text:style-name="P2"><text:span text:style-name="T15">            </text:span><text:span text:style-name="T9">--radius-md</text:span><text:span text:style-name="T16">: </text:span><text:span text:style-name="T23">0.75rem</text:span><text:span text:style-name="T16">;</text:span></text:p>
      <text:p text:style-name="P2"><text:span text:style-name="T15">            </text:span><text:span text:style-name="T9">--radius-lg</text:span><text:span text:style-name="T16">: </text:span><text:span text:style-name="T23">1.25rem</text:span><text:span text:style-name="T16">;</text:span></text:p>
      <text:p text:style-name="P2"><text:span text:style-name="T15">            </text:span><text:span text:style-name="T9">--font-head</text:span><text:span text:style-name="T16">: </text:span><text:span text:style-name="T12">"Playfair Display"</text:span><text:span text:style-name="T16">, </text:span><text:span text:style-name="T12">Georgia</text:span><text:span text:style-name="T16">, </text:span><text:span text:style-name="T12">serif</text:span><text:span text:style-name="T16">;</text:span></text:p>
      <text:p text:style-name="P2"><text:span text:style-name="T15">            </text:span><text:span text:style-name="T9">--font-body</text:span><text:span text:style-name="T16">: </text:span><text:span text:style-name="T12">"Inter"</text:span><text:span text:style-name="T16">, </text:span><text:span text:style-name="T12">system-ui</text:span><text:span text:style-name="T16">, </text:span><text:span text:style-name="T12">sans-serif</text:span><text:span text:style-name="T16">;</text:span></text:p>
      <text:p text:style-name="P2"><text:span text:style-name="T15">            </text:span><text:span text:style-name="T9">--text</text:span><text:span text:style-name="T16">: </text:span><text:span text:style-name="T12">#f0e9d8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html</text:span><text:span text:style-name="T16">,</text:span></text:p>
      <text:p text:style-name="P2"><text:span text:style-name="T15">        </text:span><text:span text:style-name="T19">body</text:span><text:span text:style-name="T16"> {</text:span></text:p>
      <text:p text:style-name="P2"><text:span text:style-name="T15">            </text:span><text:span text:style-name="T9">background</text:span><text:span text:style-name="T16">: </text:span><text:span text:style-name="T22">var</text:span><text:span text:style-name="T16">(</text:span><text:span text:style-name="T9">--bg-main</text:span><text:span text:style-name="T16">);</text:span></text:p>
      <text:p text:style-name="P2"><text:span text:style-name="T15">            </text:span><text:span text:style-name="T9">color</text:span><text:span text:style-name="T16">: </text:span><text:span text:style-name="T22">var</text:span><text:span text:style-name="T16">(</text:span><text:span text:style-name="T9">--text</text:span><text:span text:style-name="T16">);</text:span></text:p>
      <text:p text:style-name="P2"><text:span text:style-name="T15">            </text:span><text:span text:style-name="T9">font-family</text:span><text:span text:style-name="T16">: </text:span><text:span text:style-name="T22">var</text:span><text:span text:style-name="T16">(</text:span><text:span text:style-name="T9">--font-body</text:span><text:span text:style-name="T16">);</text:span></text:p>
      <text:p text:style-name="P2"><text:span text:style-name="T15">            </text:span><text:span text:style-name="T9">margin</text:span><text:span text:style-name="T16">: </text:span><text:span text:style-name="T23">0</text:span><text:span text:style-name="T16">;</text:span></text:p>
      <text:p text:style-name="P2"><text:span text:style-name="T15">            </text:span><text:span text:style-name="T9">padding</text:span><text:span text:style-name="T16">: </text:span><text:span text:style-name="T23">0</text:span><text:span text:style-name="T16">;</text:span></text:p>
      <text:p text:style-name="P5">        <text:span text:style-name="T14">}</text:span></text:p>
      <text:p text:style-name="P3"><text:soft-page-break/></text:p>
      <text:p text:style-name="P2"><text:span text:style-name="T15">        </text:span><text:span text:style-name="T19">.artist-section</text:span><text:span text:style-name="T16"> {</text:span></text:p>
      <text:p text:style-name="P2"><text:span text:style-name="T15">            </text:span><text:span text:style-name="T9">background</text:span><text:span text:style-name="T16">: </text:span><text:span text:style-name="T22">var</text:span><text:span text:style-name="T16">(</text:span><text:span text:style-name="T9">--bg-main</text:span><text:span text:style-name="T16">);</text:span></text:p>
      <text:p text:style-name="P2"><text:span text:style-name="T15">            </text:span><text:span text:style-name="T9">padding</text:span><text:span text:style-name="T16">: </text:span><text:span text:style-name="T23">4rem</text:span><text:span text:style-name="T16"> </text:span><text:span text:style-name="T23">1rem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artist-frame</text:span><text:span text:style-name="T16"> {</text:span></text:p>
      <text:p text:style-name="P2"><text:span text:style-name="T15">            </text:span><text:span text:style-name="T9">max-width</text:span><text:span text:style-name="T16">: </text:span><text:span text:style-name="T23">1000px</text:span><text:span text:style-name="T16">;</text:span></text:p>
      <text:p text:style-name="P2"><text:span text:style-name="T15">            </text:span><text:span text:style-name="T9">margin</text:span><text:span text:style-name="T16">: </text:span><text:span text:style-name="T23">0</text:span><text:span text:style-name="T16"> </text:span><text:span text:style-name="T12">auto</text:span><text:span text:style-name="T16">;</text:span></text:p>
      <text:p text:style-name="P2"><text:span text:style-name="T15">            </text:span><text:span text:style-name="T9">display</text:span><text:span text:style-name="T16">: </text:span><text:span text:style-name="T12">flex</text:span><text:span text:style-name="T16">;</text:span></text:p>
      <text:p text:style-name="P2"><text:span text:style-name="T15">            </text:span><text:span text:style-name="T9">align-items</text:span><text:span text:style-name="T16">: </text:span><text:span text:style-name="T12">center</text:span><text:span text:style-name="T16">;</text:span></text:p>
      <text:p text:style-name="P2"><text:span text:style-name="T15">            </text:span><text:span text:style-name="T9">justify-content</text:span><text:span text:style-name="T16">: </text:span><text:span text:style-name="T12">space-between</text:span><text:span text:style-name="T16">;</text:span></text:p>
      <text:p text:style-name="P2"><text:span text:style-name="T15">            </text:span><text:span text:style-name="T9">gap</text:span><text:span text:style-name="T16">: </text:span><text:span text:style-name="T23">2rem</text:span><text:span text:style-name="T16">;</text:span></text:p>
      <text:p text:style-name="P2"><text:span text:style-name="T15">            </text:span><text:span text:style-name="T9">background</text:span><text:span text:style-name="T16">: </text:span><text:span text:style-name="T22">rgba</text:span><text:span text:style-name="T16">(</text:span><text:span text:style-name="T23">20</text:span><text:span text:style-name="T16">, </text:span><text:span text:style-name="T23">20</text:span><text:span text:style-name="T16">, </text:span><text:span text:style-name="T23">20</text:span><text:span text:style-name="T16">, </text:span><text:span text:style-name="T23">0.4</text:span><text:span text:style-name="T16">);</text:span></text:p>
      <text:p text:style-name="P2"><text:span text:style-name="T15">            </text:span><text:span text:style-name="T9">border</text:span><text:span text:style-name="T16">: </text:span><text:span text:style-name="T23">1px</text:span><text:span text:style-name="T16"> </text:span><text:span text:style-name="T12">solid</text:span><text:span text:style-name="T16"> </text:span><text:span text:style-name="T22">var</text:span><text:span text:style-name="T16">(</text:span><text:span text:style-name="T9">--border-gold</text:span><text:span text:style-name="T16">);</text:span></text:p>
      <text:p text:style-name="P2"><text:span text:style-name="T15">            </text:span><text:span text:style-name="T9">border-radius</text:span><text:span text:style-name="T16">: </text:span><text:span text:style-name="T22">var</text:span><text:span text:style-name="T16">(</text:span><text:span text:style-name="T9">--radius-lg</text:span><text:span text:style-name="T16">);</text:span></text:p>
      <text:p text:style-name="P2"><text:span text:style-name="T15">            </text:span><text:span text:style-name="T9">padding</text:span><text:span text:style-name="T16">: </text:span><text:span text:style-name="T23">2rem</text:span><text:span text:style-name="T16">;</text:span></text:p>
      <text:p text:style-name="P2"><text:span text:style-name="T15">            </text:span><text:span text:style-name="T9">box-shadow</text:span><text:span text:style-name="T16">: </text:span><text:span text:style-name="T23">0</text:span><text:span text:style-name="T16"> </text:span><text:span text:style-name="T23">0</text:span><text:span text:style-name="T16"> </text:span><text:span text:style-name="T23">24px</text:span><text:span text:style-name="T16"> </text:span><text:span text:style-name="T22">rgba</text:span><text:span text:style-name="T16">(</text:span><text:span text:style-name="T23">0</text:span><text:span text:style-name="T16">, </text:span><text:span text:style-name="T23">0</text:span><text:span text:style-name="T16">, </text:span><text:span text:style-name="T23">0</text:span><text:span text:style-name="T16">, </text:span><text:span text:style-name="T23">0.4</text:span><text:span text:style-name="T16">);</text:span></text:p>
      <text:p text:style-name="P2"><text:span text:style-name="T15">            </text:span><text:span text:style-name="T9">flex-wrap</text:span><text:span text:style-name="T16">: </text:span><text:span text:style-name="T12">wrap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artist-text</text:span><text:span text:style-name="T16"> {</text:span></text:p>
      <text:p text:style-name="P2"><text:span text:style-name="T15">            </text:span><text:span text:style-name="T9">flex</text:span><text:span text:style-name="T16">: </text:span><text:span text:style-name="T23">1</text:span><text:span text:style-name="T16"> </text:span><text:span text:style-name="T23">1</text:span><text:span text:style-name="T16"> </text:span><text:span text:style-name="T23">55%</text:span><text:span text:style-name="T16">;</text:span></text:p>
      <text:p text:style-name="P2"><text:span text:style-name="T15">            </text:span><text:span text:style-name="T9">font-family</text:span><text:span text:style-name="T16">: </text:span><text:span text:style-name="T22">var</text:span><text:span text:style-name="T16">(</text:span><text:span text:style-name="T9">--font-body</text:span><text:span text:style-name="T16">);</text:span></text:p>
      <text:p text:style-name="P2"><text:span text:style-name="T15">            </text:span><text:span text:style-name="T9">font-size</text:span><text:span text:style-name="T16">: </text:span><text:span text:style-name="T23">1rem</text:span><text:span text:style-name="T16">;</text:span></text:p>
      <text:p text:style-name="P2"><text:span text:style-name="T15">            </text:span><text:span text:style-name="T9">color</text:span><text:span text:style-name="T16">: </text:span><text:span text:style-name="T22">var</text:span><text:span text:style-name="T16">(</text:span><text:span text:style-name="T9">--text</text:span><text:span text:style-name="T16">);</text:span></text:p>
      <text:p text:style-name="P2"><text:span text:style-name="T15">            </text:span><text:span text:style-name="T9">line-height</text:span><text:span text:style-name="T16">: </text:span><text:span text:style-name="T23">1.7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artist-title</text:span><text:span text:style-name="T16"> {</text:span></text:p>
      <text:p text:style-name="P2"><text:span text:style-name="T15">            </text:span><text:span text:style-name="T9">font-family</text:span><text:span text:style-name="T16">: </text:span><text:span text:style-name="T12">'Great Vibes'</text:span><text:span text:style-name="T16">, cursive;</text:span></text:p>
      <text:p text:style-name="P2"><text:span text:style-name="T15">            </text:span><text:span text:style-name="T9">font-size</text:span><text:span text:style-name="T16">: </text:span><text:span text:style-name="T23">2.2rem</text:span><text:span text:style-name="T16">;</text:span></text:p>
      <text:p text:style-name="P2"><text:span text:style-name="T15">            </text:span><text:span text:style-name="T9">color</text:span><text:span text:style-name="T16">: </text:span><text:span text:style-name="T22">var</text:span><text:span text:style-name="T16">(</text:span><text:span text:style-name="T9">--gold</text:span><text:span text:style-name="T16">);</text:span></text:p>
      <text:p text:style-name="P2"><text:span text:style-name="T15">            </text:span><text:span text:style-name="T9">margin-bottom</text:span><text:span text:style-name="T16">: </text:span><text:span text:style-name="T23">1rem</text:span><text:span text:style-name="T16">;</text:span></text:p>
      <text:p text:style-name="P2"><text:span text:style-name="T15">            </text:span><text:span text:style-name="T9">letter-spacing</text:span><text:span text:style-name="T16">: </text:span><text:span text:style-name="T23">0.04em</text:span><text:span text:style-name="T16">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19">.artist-img</text:span><text:span text:style-name="T16"> {</text:span></text:p>
      <text:p text:style-name="P2"><text:span text:style-name="T15">            </text:span><text:span text:style-name="T9">flex</text:span><text:span text:style-name="T16">: </text:span><text:span text:style-name="T23">1</text:span><text:span text:style-name="T16"> </text:span><text:span text:style-name="T23">1</text:span><text:span text:style-name="T16"> </text:span><text:span text:style-name="T23">35%</text:span><text:span text:style-name="T16">;</text:span></text:p>
      <text:p text:style-name="P2"><text:span text:style-name="T15">            </text:span><text:span text:style-name="T9">max-width</text:span><text:span text:style-name="T16">: </text:span><text:span text:style-name="T23">320px</text:span><text:span text:style-name="T16">;</text:span></text:p>
      <text:p text:style-name="P2"><text:span text:style-name="T15">            </text:span><text:span text:style-name="T9">height</text:span><text:span text:style-name="T16">: </text:span><text:span text:style-name="T12">auto</text:span><text:span text:style-name="T16">;</text:span></text:p>
      <text:p text:style-name="P2"><text:span text:style-name="T15">            </text:span><text:span text:style-name="T9">border-radius</text:span><text:span text:style-name="T16">: </text:span><text:span text:style-name="T22">var</text:span><text:span text:style-name="T16">(</text:span><text:span text:style-name="T9">--radius-md</text:span><text:span text:style-name="T16">);</text:span></text:p>
      <text:p text:style-name="P2"><text:span text:style-name="T15">            </text:span><text:span text:style-name="T9">border</text:span><text:span text:style-name="T16">: </text:span><text:span text:style-name="T23">1px</text:span><text:span text:style-name="T16"> </text:span><text:span text:style-name="T12">solid</text:span><text:span text:style-name="T16"> </text:span><text:span text:style-name="T22">var</text:span><text:span text:style-name="T16">(</text:span><text:span text:style-name="T9">--border-gold</text:span><text:span text:style-name="T16">);</text:span></text:p>
      <text:p text:style-name="P2"><text:span text:style-name="T15">            </text:span><text:span text:style-name="T9">box-shadow</text:span><text:span text:style-name="T16">: </text:span><text:span text:style-name="T23">0</text:span><text:span text:style-name="T16"> </text:span><text:span text:style-name="T23">0</text:span><text:span text:style-name="T16"> </text:span><text:span text:style-name="T23">16px</text:span><text:span text:style-name="T16"> </text:span><text:span text:style-name="T22">rgba</text:span><text:span text:style-name="T16">(</text:span><text:span text:style-name="T23">0</text:span><text:span text:style-name="T16">, </text:span><text:span text:style-name="T23">0</text:span><text:span text:style-name="T16">, </text:span><text:span text:style-name="T23">0</text:span><text:span text:style-name="T16">, </text:span><text:span text:style-name="T23">0.5</text:span><text:span text:style-name="T16">);</text:span></text:p>
      <text:p text:style-name="P5">        <text:span text:style-name="T14">}</text:span></text:p>
      <text:p text:style-name="P3"/>
      <text:p text:style-name="P2"><text:span text:style-name="T15">        </text:span><text:span text:style-name="T26">@media</text:span><text:span text:style-name="T16"> (</text:span><text:span text:style-name="T9">max-width</text:span><text:span text:style-name="T16">: </text:span><text:span text:style-name="T23">768px</text:span><text:span text:style-name="T16">) {</text:span></text:p>
      <text:p text:style-name="P2"><text:span text:style-name="T15">            </text:span><text:span text:style-name="T19">.artist-frame</text:span><text:span text:style-name="T16"> {</text:span></text:p>
      <text:p text:style-name="P2"><text:span text:style-name="T15">                </text:span><text:span text:style-name="T9">flex-direction</text:span><text:span text:style-name="T16">: </text:span><text:span text:style-name="T12">column</text:span><text:span text:style-name="T16">;</text:span></text:p>
      <text:p text:style-name="P2"><text:span text:style-name="T15">                </text:span><text:span text:style-name="T9">text-align</text:span><text:span text:style-name="T16">: </text:span><text:span text:style-name="T12">center</text:span><text:span text:style-name="T16">;</text:span></text:p>
      <text:p text:style-name="P5">            <text:span text:style-name="T14">}</text:span></text:p>
      <text:p text:style-name="P3"><text:soft-page-break/></text:p>
      <text:p text:style-name="P2"><text:span text:style-name="T15">            </text:span><text:span text:style-name="T19">.artist-img</text:span><text:span text:style-name="T16"> {</text:span></text:p>
      <text:p text:style-name="P2"><text:span text:style-name="T15">                </text:span><text:span text:style-name="T9">max-width</text:span><text:span text:style-name="T16">: </text:span><text:span text:style-name="T23">240px</text:span><text:span text:style-name="T16">;</text:span></text:p>
      <text:p text:style-name="P5">            <text:span text:style-name="T14">}</text:span></text:p>
      <text:p text:style-name="P3"/>
      <text:p text:style-name="P2"><text:span text:style-name="T15">            </text:span><text:span text:style-name="T19">.artist-title</text:span><text:span text:style-name="T16"> {</text:span></text:p>
      <text:p text:style-name="P2"><text:span text:style-name="T15">                </text:span><text:span text:style-name="T9">font-size</text:span><text:span text:style-name="T16">: </text:span><text:span text:style-name="T23">1.8rem</text:span><text:span text:style-name="T16">;</text:span></text:p>
      <text:p text:style-name="P5">            <text:span text:style-name="T14">}</text:span></text:p>
      <text:p text:style-name="P5">        <text:span text:style-name="T14">}</text:span></text:p>
      <text:p text:style-name="P2"><text:span text:style-name="T15">    </text:span><text:span text:style-name="T2">&lt;/</text:span><text:span text:style-name="T5">style</text:span><text:span text:style-name="T2">&gt;</text:span></text:p>
      <text:p text:style-name="P3"/>
      <text:p text:style-name="P2">    <text:span text:style-name="T2">&lt;</text:span><text:span text:style-name="T5">div</text:span><text:span text:style-name="T14"> </text:span><text:span text:style-name="T9">class</text:span><text:span text:style-name="T14">=</text:span><text:span text:style-name="T12">"artist-frame"</text:span><text:span text:style-name="T2">&gt;</text:span></text:p>
      <text:p text:style-name="P2">        <text:span text:style-name="T2">&lt;</text:span><text:span text:style-name="T5">div</text:span><text:span text:style-name="T14"> </text:span><text:span text:style-name="T9">class</text:span><text:span text:style-name="T14">=</text:span><text:span text:style-name="T12">"artist-text"</text:span><text:span text:style-name="T2">&gt;</text:span></text:p>
      <text:p text:style-name="P2">            <text:span text:style-name="T2">&lt;</text:span><text:span text:style-name="T5">h2</text:span><text:span text:style-name="T14"> </text:span><text:span text:style-name="T9">class</text:span><text:span text:style-name="T14">=</text:span><text:span text:style-name="T12">"artist-title"</text:span><text:span text:style-name="T2">&gt;</text:span><text:span text:style-name="T14">Künstler</text:span><text:span text:style-name="T2">&lt;/</text:span><text:span text:style-name="T5">h2</text:span><text:span text:style-name="T2">&gt;</text:span></text:p>
      <text:p text:style-name="P2">            <text:span text:style-name="T2">&lt;</text:span><text:span text:style-name="T5">p</text:span><text:span text:style-name="T2">&gt;</text:span></text:p>
      <text:p text:style-name="P2">                <text:span text:style-name="T14">Matize ist ein interdisziplinärer Künstler, der an der Schwelle zwischen Geist, Form und Frequenz</text:span></text:p>
      <text:p text:style-name="P2">                <text:span text:style-name="T14">arbeitet.</text:span><text:span text:style-name="T2">&lt;</text:span><text:span text:style-name="T5">br</text:span><text:span text:style-name="T2">&gt;&lt;</text:span><text:span text:style-name="T5">br</text:span><text:span text:style-name="T2">&gt;</text:span></text:p>
      <text:p text:style-name="P2">                <text:span text:style-name="T14">Sein Werk verbindet visuelle Harmonie mit intuitiver Symbolik und lädt dazu ein, die Grenzen zwischen</text:span></text:p>
      <text:p text:style-name="P2">                <text:span text:style-name="T14">Wahrnehmung und Bedeutung zu erkunden.</text:span></text:p>
      <text:p text:style-name="P2">                <text:span text:style-name="T14">Das Iris Tarot ist Ausdruck dieser Philosophie – ein meditativer Raum, in dem Kunst, Ritual und</text:span></text:p>
      <text:p text:style-name="P2">                <text:span text:style-name="T14">Selbstreflexion miteinander verschmelzen.</text:span></text:p>
      <text:p text:style-name="P2">            <text:span text:style-name="T2">&lt;/</text:span><text:span text:style-name="T5">p</text:span><text:span text:style-name="T2">&gt;</text:span></text:p>
      <text:p text:style-name="P2">        <text:span text:style-name="T2">&lt;/</text:span><text:span text:style-name="T5">div</text:span><text:span text:style-name="T2">&gt;</text:span></text:p>
      <text:p text:style-name="P2">        <text:span text:style-name="T2">&lt;</text:span><text:span text:style-name="T5">img</text:span><text:span text:style-name="T14"> </text:span><text:span text:style-name="T9">src</text:span><text:span text:style-name="T14">=</text:span><text:span text:style-name="T12">"images/Künstler/Lyrik - Branding.png"</text:span><text:span text:style-name="T14"> </text:span><text:span text:style-name="T9">alt</text:span><text:span text:style-name="T14">=</text:span><text:span text:style-name="T12">"Matize – Künstlerportrait"</text:span><text:span text:style-name="T14"> </text:span><text:span text:style-name="T9">class</text:span><text:span text:style-name="T14">=</text:span><text:span text:style-name="T12">"artist-img"</text:span><text:span text:style-name="T14"> </text:span><text:span text:style-name="T2">/&gt;</text:span></text:p>
      <text:p text:style-name="P2">    <text:span text:style-name="T2">&lt;/</text:span><text:span text:style-name="T5">div</text:span><text:span text:style-name="T2">&gt;</text:span></text:p>
      <text:p text:style-name="P1"><text:span text:style-name="T1">&lt;/</text:span><text:span text:style-name="T4">section</text:span><text:span text:style-name="T1">&gt;</text:span></text:p>
      <text:p text:style-name="Standard"><text:line-break/><text:line-break/>D:\Matize\Hobby Projekte\Iris-Tarot\Iris-Tarot-Website\modules\footer.html<text:line-break/><text:line-break/><text:span text:style-name="T3">&lt;</text:span><text:span text:style-name="T6">footer</text:span><text:span text:style-name="T7"> </text:span><text:span text:style-name="T10">class</text:span><text:span text:style-name="T7">=</text:span><text:span text:style-name="T13">"section center"</text:span><text:span text:style-name="T3">&gt;</text:span></text:p>
      <text:p text:style-name="P2">    <text:span text:style-name="T2">&lt;</text:span><text:span text:style-name="T5">p</text:span><text:span text:style-name="T14"> </text:span><text:span text:style-name="T9">class</text:span><text:span text:style-name="T14">=</text:span><text:span text:style-name="T12">"body-text"</text:span><text:span text:style-name="T14"> </text:span><text:span text:style-name="T9">style</text:span><text:span text:style-name="T14">=</text:span><text:span text:style-name="T12">"color:var(--dim);font-size:.9rem;"</text:span><text:span text:style-name="T2">&gt;</text:span></text:p>
      <text:p text:style-name="P2">        <text:span text:style-name="T14">© 2025 Iris Tarot – Ein Projekt von Matthias Schlechtriem</text:span></text:p>
      <text:p text:style-name="P2">    <text:span text:style-name="T2">&lt;/</text:span><text:span text:style-name="T5">p</text:span><text:span text:style-name="T2">&gt;</text:span></text:p>
      <text:p text:style-name="P1"><text:span text:style-name="T1">&lt;/</text:span><text:span text:style-name="T4">footer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31T03:49:58.42</meta:creation-date>
    <dc:date>2025-10-31T03:56:14.73</dc:date>
    <meta:editing-duration>PT6M16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3" meta:paragraph-count="943" meta:word-count="2656" meta:character-count="30249"/>
  </office:meta>
</office:document-meta>
</file>